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7950000079519D8F7307511945B.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IBM Plex Sans" svg:font-family="'IBM Plex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IBM Plex Sans1" svg:font-family="'IBM Plex Sans'"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150%"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paragraph-properties fo:margin-top="0in" fo:margin-bottom="0in" loext:contextual-spacing="false" fo:line-height="100%" fo:text-align="center" style:justify-single-word="false"/>
    </style:style>
    <style:style style:name="P4" style:family="paragraph" style:parent-style-name="Standard">
      <style:paragraph-properties fo:margin-top="0in" fo:margin-bottom="0in" loext:contextual-spacing="false" fo:line-height="100%" fo:text-align="end" style:justify-single-word="false"/>
    </style:style>
    <style:style style:name="P5" style:family="paragraph" style:parent-style-name="Standard">
      <style:paragraph-properties fo:margin-top="0in" fo:margin-bottom="0in" loext:contextual-spacing="false" fo:line-height="100%" fo:text-align="start" style:justify-single-word="false"/>
    </style:style>
    <style:style style:name="P6" style:family="paragraph" style:parent-style-name="Standard">
      <style:paragraph-properties fo:margin-top="0in" fo:margin-bottom="0in" loext:contextual-spacing="false" fo:line-height="100%" fo:text-align="center" style:justify-single-word="false"/>
      <style:text-properties style:font-name="Times New Roman" fo:font-size="16pt" fo:font-weight="bold" style:font-name-asian="Times New Roman1" style:font-size-asian="16pt" style:font-weight-asian="bold" style:font-name-complex="Times New Roman1" style:font-size-complex="16pt"/>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break-before="auto" fo:break-after="auto" fo:padding="0in" fo:border="none" fo:keep-with-next="auto"/>
    </style:style>
    <style:style style:name="P8" style:family="paragraph" style:parent-style-name="Standard">
      <style:paragraph-properties fo:margin-left="0in" fo:margin-right="0in" fo:margin-top="0in" fo:margin-bottom="0.139in" loext:contextual-spacing="false" fo:line-height="150%" fo:text-align="justify" style:justify-single-word="false" fo:keep-together="auto" fo:orphans="2" fo:widows="2" fo:text-indent="0in" style:auto-text-indent="false" fo:break-before="auto" fo:break-after="auto" fo:padding="0in" fo:border="none" fo:keep-with-next="auto"/>
    </style:style>
    <style:style style:name="P9" style:family="paragraph" style:parent-style-name="Standard">
      <style:paragraph-properties fo:margin-left="0in" fo:margin-right="0in" fo:margin-top="0in" fo:margin-bottom="0.139in" loext:contextual-spacing="false" fo:line-height="150%" fo:text-align="justify" style:justify-single-word="false" fo:keep-together="auto" fo:orphans="2" fo:widows="2" fo:text-indent="0in" style:auto-text-indent="false" fo:break-before="auto" fo:break-after="auto" fo:padding="0in" fo:border="none" fo:keep-with-next="auto"/>
      <style:text-properties style:font-name="Times New Roman" fo:font-size="14pt" style:font-name-asian="Times New Roman1" style:font-size-asian="14pt" style:font-name-complex="Times New Roman1" style:font-size-complex="14pt"/>
    </style:style>
    <style:style style:name="P10" style:family="paragraph" style:parent-style-name="Standard">
      <style:paragraph-properties fo:margin-left="0in" fo:margin-right="0in" fo:margin-top="0in" fo:margin-bottom="0.139in" loext:contextual-spacing="false" fo:line-height="150%" fo:text-align="justify" style:justify-single-word="false" fo:keep-together="auto" fo:orphans="2" fo:widows="2" fo:text-indent="0in" style:auto-text-indent="false" fo:break-before="auto" fo:break-after="auto" fo:padding="0in" fo:border="none" fo:keep-with-next="always"/>
    </style:style>
    <style:style style:name="P11" style:family="paragraph" style:parent-style-name="Standard">
      <style:paragraph-properties fo:margin-top="0.25in" fo:margin-bottom="0.0555in" loext:contextual-spacing="false" fo:line-height="100%" fo:text-align="start" style:justify-single-word="false" fo:keep-together="always" fo:keep-with-next="always"/>
    </style:style>
    <style:style style:name="P12" style:family="paragraph" style:parent-style-name="Standard">
      <style:paragraph-properties fo:margin-top="0.25in" fo:margin-bottom="0.0555in" loext:contextual-spacing="false" fo:line-height="100%" fo:text-align="start" style:justify-single-word="false" fo:keep-together="always" fo:keep-with-next="always"/>
    </style:style>
    <style:style style:name="P13" style:family="paragraph" style:parent-style-name="Standard">
      <style:paragraph-properties fo:margin-top="0.0417in" fo:margin-bottom="0in" loext:contextual-spacing="false" fo:line-height="100%" fo:text-align="start" style:justify-single-word="false" fo:orphans="0" fo:widows="0">
        <style:tab-stops>
          <style:tab-stop style:position="8.3335in" style:type="right" style:leader-style="dotted" style:leader-text="."/>
        </style:tab-stops>
      </style:paragraph-properties>
    </style:style>
    <style:style style:name="P14" style:family="paragraph" style:parent-style-name="Standard">
      <style:paragraph-properties fo:margin-top="0.0417in" fo:margin-bottom="0in" loext:contextual-spacing="false" fo:line-height="100%" fo:text-align="start" style:justify-single-word="false" fo:orphans="0" fo:widows="0">
        <style:tab-stops>
          <style:tab-stop style:position="8.3335in" style:type="right" style:leader-style="dotted" style:leader-text="."/>
        </style:tab-stops>
      </style:paragraph-properties>
    </style:style>
    <style:style style:name="P15" style:family="paragraph" style:parent-style-name="Standard">
      <style:paragraph-properties fo:margin-left="0.2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16" style:family="paragraph" style:parent-style-name="Standard">
      <style:paragraph-properties fo:margin-left="0.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17" style:family="paragraph" style:parent-style-name="Standard">
      <style:paragraph-properties fo:margin-left="0.5in" fo:margin-right="0in" fo:line-height="150%" fo:text-indent="0in" style:auto-text-indent="false"/>
      <style:text-properties style:font-name="Times New Roman" fo:font-size="14pt" style:font-name-asian="Times New Roman1" style:font-size-asian="14pt" style:font-name-complex="Times New Roman1" style:font-size-complex="14pt"/>
    </style:style>
    <style:style style:name="P18" style:family="paragraph" style:parent-style-name="Standard">
      <style:paragraph-properties fo:margin-left="0.75in" fo:margin-right="0in" fo:margin-top="0.0417in" fo:margin-bottom="0in" loext:contextual-spacing="false" fo:line-height="100%" fo:text-align="start" style:justify-single-word="false" fo:orphans="0" fo:widows="0" fo:text-indent="0in" style:auto-text-indent="false">
        <style:tab-stops>
          <style:tab-stop style:position="8.3335in" style:type="right" style:leader-style="dotted" style:leader-text="."/>
        </style:tab-stops>
      </style:paragraph-properties>
    </style:style>
    <style:style style:name="P19" style:family="paragraph" style:parent-style-name="Standard">
      <style:paragraph-properties fo:margin-left="0in" fo:margin-right="0in" fo:margin-top="0in" fo:margin-bottom="0.139in" loext:contextual-spacing="false" fo:line-height="150%" fo:text-align="justify" style:justify-single-word="false" fo:keep-together="auto" fo:orphans="2" fo:widows="2" fo:text-indent="0.5in" style:auto-text-indent="false" fo:break-before="auto" fo:break-after="auto" fo:padding="0in" fo:border="none" fo:keep-with-next="auto"/>
    </style:style>
    <style:style style:name="P20" style:family="paragraph" style:parent-style-name="Standard">
      <style:paragraph-properties fo:margin-left="0in" fo:margin-right="0in" fo:margin-top="0in" fo:margin-bottom="0.139in" loext:contextual-spacing="false" fo:line-height="150%" fo:text-align="justify" style:justify-single-word="false" fo:keep-together="always" fo:orphans="2" fo:widows="2" fo:text-indent="0.5in" style:auto-text-indent="false" fo:break-before="auto" fo:break-after="auto" fo:padding="0in" fo:border="none" fo:keep-with-next="auto"/>
    </style:style>
    <style:style style:name="P21" style:family="paragraph" style:parent-style-name="Standard">
      <style:paragraph-properties fo:margin-left="0in" fo:margin-right="0in" fo:margin-top="0in" fo:margin-bottom="0.139in" loext:contextual-spacing="false" fo:line-height="150%" fo:text-align="justify" style:justify-single-word="false" fo:keep-together="auto" fo:orphans="2" fo:widows="2" fo:text-indent="0.5in" style:auto-text-indent="false" fo:break-before="auto" fo:break-after="auto" fo:padding="0in" fo:border="none" fo:keep-with-next="auto"/>
      <style:text-properties style:font-name="Times New Roman" fo:font-size="14pt" style:font-name-asian="Times New Roman1" style:font-size-asian="14pt" style:font-name-complex="Times New Roman1" style:font-size-complex="14pt"/>
    </style:style>
    <style:style style:name="P22" style:family="paragraph" style:parent-style-name="Standard">
      <style:paragraph-properties fo:margin-left="0in" fo:margin-right="0in" fo:margin-top="0in" fo:margin-bottom="0.139in" loext:contextual-spacing="false" fo:line-height="200%" fo:text-align="justify" style:justify-single-word="false" fo:keep-together="auto" fo:orphans="2" fo:widows="2" fo:text-indent="0.5in" style:auto-text-indent="false" fo:break-before="auto" fo:break-after="auto" fo:padding="0in" fo:border="none" fo:keep-with-next="auto"/>
      <style:text-properties style:font-name="Times New Roman" fo:font-size="14pt" style:font-name-asian="Times New Roman1" style:font-size-asian="14pt" style:font-name-complex="Times New Roman1" style:font-size-complex="14pt"/>
    </style:style>
    <style:style style:name="P23" style:family="paragraph" style:parent-style-name="Standard">
      <style:paragraph-properties fo:margin-left="0in" fo:margin-right="0in" fo:margin-top="0in" fo:margin-bottom="0.139in" loext:contextual-spacing="false" fo:line-height="100%" fo:text-align="justify" style:justify-single-word="false" fo:keep-together="auto" fo:orphans="2" fo:widows="2" fo:text-indent="0.5in" style:auto-text-indent="false" fo:break-before="auto" fo:break-after="auto" fo:padding="0in" fo:border="none" fo:keep-with-next="auto"/>
      <style:text-properties style:font-name="Times New Roman" fo:font-size="14pt" style:font-name-asian="Times New Roman1" style:font-size-asian="14pt" style:font-name-complex="Times New Roman1" style:font-size-complex="14pt"/>
    </style:style>
    <style:style style:name="P24" style:family="paragraph" style:parent-style-name="Standard">
      <style:paragraph-properties fo:margin-left="0in" fo:margin-right="0in" fo:margin-top="0in" fo:margin-bottom="0.139in" loext:contextual-spacing="false" fo:line-height="150%" fo:text-align="justify" style:justify-single-word="false" fo:keep-together="always" fo:orphans="2" fo:widows="2" fo:text-indent="0.5in" style:auto-text-indent="false" fo:break-before="auto" fo:break-after="auto" fo:padding="0in" fo:border="none" fo:keep-with-next="always"/>
    </style:style>
    <style:style style:name="P25" style:family="paragraph" style:parent-style-name="Standard">
      <style:paragraph-properties fo:margin-left="0in" fo:margin-right="0in" fo:margin-top="0in" fo:margin-bottom="0.139in" loext:contextual-spacing="false" fo:line-height="150%" fo:text-align="justify" style:justify-single-word="false" fo:keep-together="auto" fo:orphans="2" fo:widows="2" fo:text-indent="0.5in" style:auto-text-indent="false" fo:break-before="auto" fo:break-after="auto" fo:padding="0in" fo:border="none" fo:keep-with-next="always"/>
    </style:style>
    <style:style style:name="P26" style:family="paragraph" style:parent-style-name="Standard">
      <style:paragraph-properties fo:margin-left="0in" fo:margin-right="0in" fo:margin-top="0in" fo:margin-bottom="0.139in" loext:contextual-spacing="false" fo:line-height="100%" fo:text-align="justify" style:justify-single-word="false" fo:keep-together="always" fo:orphans="2" fo:widows="2" fo:text-indent="0.5in" style:auto-text-indent="false" fo:break-before="auto" fo:break-after="auto" fo:padding="0in" fo:border="none" fo:keep-with-next="always"/>
    </style:style>
    <style:style style:name="P27" style:family="paragraph" style:parent-style-name="Standard">
      <style:paragraph-properties fo:margin-left="0in" fo:margin-right="0in" fo:margin-top="0in" fo:margin-bottom="0.139in" loext:contextual-spacing="false" fo:line-height="150%" fo:text-align="justify" style:justify-single-word="false" fo:keep-together="auto" fo:orphans="2" fo:widows="2" fo:text-indent="0.5in" style:auto-text-indent="false" fo:break-before="auto" fo:break-after="auto" fo:padding="0in" fo:border="none" fo:keep-with-next="always"/>
      <style:text-properties style:font-name="Times New Roman" fo:font-size="14pt" style:font-name-asian="Times New Roman1" style:font-size-asian="14pt" style:font-name-complex="Times New Roman1" style:font-size-complex="14pt"/>
    </style:style>
    <style:style style:name="P28" style:family="paragraph" style:parent-style-name="Standard">
      <style:paragraph-properties fo:margin-left="0in" fo:margin-right="0in" fo:margin-top="0in" fo:margin-bottom="0in" loext:contextual-spacing="false" fo:line-height="100%" fo:text-align="start" style:justify-single-word="false" fo:keep-together="always" fo:orphans="2" fo:widows="2" fo:text-indent="0.5in" style:auto-text-indent="false" fo:break-before="auto" fo:break-after="auto" fo:padding="0in" fo:border="none" fo:keep-with-next="always"/>
    </style:style>
    <style:style style:name="P29"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lways"/>
    </style:style>
    <style:style style:name="P30" style:family="paragraph" style:parent-style-name="Standard">
      <style:paragraph-properties fo:margin-left="0in" fo:margin-right="0in" fo:margin-top="0in" fo:margin-bottom="0in" loext:contextual-spacing="false" fo:line-height="100%" fo:text-align="justify" style:justify-single-word="false" fo:keep-together="always" fo:orphans="2" fo:widows="2" fo:text-indent="0.5in" style:auto-text-indent="false" fo:break-before="auto" fo:break-after="auto" fo:padding="0in" fo:border="none" fo:keep-with-next="always"/>
    </style:style>
    <style:style style:name="P3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5in" style:auto-text-indent="false" fo:break-before="auto" fo:break-after="auto" fo:padding="0in" fo:border="none" fo:keep-with-next="always"/>
    </style:style>
    <style:style style:name="P32" style:family="paragraph" style:parent-style-name="Standard">
      <style:paragraph-properties fo:margin-left="0in" fo:margin-right="0in" fo:margin-top="0in" fo:margin-bottom="0in" loext:contextual-spacing="false" fo:line-height="150%" fo:text-align="start" style:justify-single-word="false" fo:keep-together="always" fo:orphans="2" fo:widows="2" fo:text-indent="0.5in" style:auto-text-indent="false" fo:break-before="auto" fo:break-after="auto" fo:padding="0in" fo:border="none" fo:keep-with-next="always"/>
    </style:style>
    <style:style style:name="P33"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lways"/>
      <style:text-properties style:font-name="Times New Roman" fo:font-size="14pt" style:font-name-asian="Times New Roman1" style:font-size-asian="14pt" style:font-name-complex="Times New Roman1" style:font-size-complex="14pt"/>
    </style:style>
    <style:style style:name="P34"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5in" style:auto-text-indent="false" fo:break-before="auto" fo:break-after="auto" fo:padding="0in" fo:border="none" fo:keep-with-next="always"/>
      <style:text-properties style:font-name="Times New Roman" fo:font-size="14pt" style:font-name-asian="Times New Roman1" style:font-size-asian="14pt" style:font-name-complex="Times New Roman1" style:font-size-complex="14pt"/>
    </style:style>
    <style:style style:name="P35" style:family="paragraph" style:parent-style-name="Standard">
      <style:paragraph-properties fo:margin-left="0in" fo:margin-right="0in" fo:margin-top="0in" fo:margin-bottom="0in" loext:contextual-spacing="false" fo:line-height="100%" fo:text-align="start" style:justify-single-word="false" fo:keep-together="always" fo:orphans="2" fo:widows="2" fo:text-indent="0.5in" style:auto-text-indent="false" fo:break-before="auto" fo:break-after="auto" fo:padding="0in" fo:border="none" fo:keep-with-next="auto"/>
      <style:text-properties style:font-name="Times New Roman" fo:font-size="14pt" style:font-name-asian="Times New Roman1" style:font-size-asian="14pt" style:font-name-complex="Times New Roman1" style:font-size-complex="14pt"/>
    </style:style>
    <style:style style:name="P3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uto"/>
      <style:text-properties style:font-name="Times New Roman" fo:font-size="14pt" style:font-name-asian="Times New Roman1" style:font-size-asian="14pt" style:font-name-complex="Times New Roman1" style:font-size-complex="14pt"/>
    </style:style>
    <style:style style:name="P37" style:family="paragraph" style:parent-style-name="Standard">
      <style:paragraph-properties fo:margin-left="0in" fo:margin-right="0in" fo:margin-top="0in" fo:margin-bottom="0in" loext:contextual-spacing="false" fo:line-height="150%" fo:text-align="start" style:justify-single-word="false" fo:keep-together="auto" fo:orphans="2" fo:widows="2" fo:text-indent="0.5in" style:auto-text-indent="false" fo:break-before="auto" fo:break-after="auto" fo:padding="0in" fo:border="none" fo:keep-with-next="auto"/>
      <style:text-properties style:font-name="Times New Roman" fo:font-size="14pt" style:font-name-asian="Times New Roman1" style:font-size-asian="14pt" style:font-name-complex="Times New Roman1" style:font-size-complex="14pt"/>
    </style:style>
    <style:style style:name="P3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uto"/>
    </style:style>
    <style:style style:name="P39" style:family="paragraph" style:parent-style-name="Standard">
      <style:paragraph-properties fo:margin-left="0in" fo:margin-right="0in" fo:line-height="150%" fo:text-indent="0.5in" style:auto-text-indent="false"/>
    </style:style>
    <style:style style:name="P40" style:family="paragraph" style:parent-style-name="Standard">
      <style:paragraph-properties fo:margin-left="0in" fo:margin-right="0in" fo:line-height="150%" fo:text-indent="0.5in" style:auto-text-indent="false"/>
      <style:text-properties style:font-name="Times New Roman" fo:font-size="14pt" style:font-name-asian="Times New Roman1" style:font-size-asian="14pt" style:font-name-complex="Times New Roman1" style:font-size-complex="14pt"/>
    </style:style>
    <style:style style:name="P41" style:family="paragraph" style:parent-style-name="Standard">
      <style:paragraph-properties fo:margin-left="0in" fo:margin-right="0in" fo:line-height="150%" fo:text-indent="0.5in" style:auto-text-indent="false" fo:keep-with-next="always"/>
    </style:style>
    <style:style style:name="P42" style:family="paragraph" style:parent-style-name="Standard">
      <style:paragraph-properties fo:margin-left="0in" fo:margin-right="0in" fo:line-height="150%" fo:keep-together="always" fo:text-indent="0.5in" style:auto-text-indent="false" fo:keep-with-next="always"/>
    </style:style>
    <style:style style:name="P43" style:family="paragraph" style:parent-style-name="Standard">
      <style:paragraph-properties fo:margin-left="0in" fo:margin-right="0in" fo:margin-top="0in" fo:margin-bottom="0in" loext:contextual-spacing="false" fo:line-height="100%" fo:text-align="start" style:justify-single-word="false" fo:text-indent="0.5in" style:auto-text-indent="false" fo:keep-with-next="always"/>
    </style:style>
    <style:style style:name="P44" style:family="paragraph" style:parent-style-name="Standard" style:list-style-name="WWNum47">
      <style:paragraph-properties fo:margin-left="0.5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45" style:family="paragraph" style:parent-style-name="Standard" style:list-style-name="WWNum51">
      <style:paragraph-properties fo:margin-left="0.5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46" style:family="paragraph" style:parent-style-name="Standard" style:list-style-name="WWNum47">
      <loext:graphic-properties draw:fill="solid" draw:fill-color="#ffffff"/>
      <style:paragraph-properties fo:margin-left="0.5in" fo:margin-right="0in" fo:margin-top="0in" fo:margin-bottom="0in" loext:contextual-spacing="false" fo:line-height="150%" fo:keep-together="auto" fo:orphans="2" fo:widows="2" fo:text-indent="-0.25in" style:auto-text-indent="false" fo:break-before="auto" fo:break-after="auto" fo:background-color="#ffffff" fo:padding="0in" fo:border="none" fo:keep-with-next="auto"/>
    </style:style>
    <style:style style:name="P47" style:family="paragraph" style:parent-style-name="Standard" style:list-style-name="WWNum51">
      <style:paragraph-properties fo:margin-left="0.5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48" style:family="paragraph" style:parent-style-name="Standard" style:list-style-name="WWNum47">
      <style:paragraph-properties fo:margin-left="0.5in" fo:margin-right="0in" fo:margin-top="0in" fo:margin-bottom="0in" loext:contextual-spacing="false" fo:line-height="150%" fo:text-indent="-0.25in" style:auto-text-indent="false"/>
    </style:style>
    <style:style style:name="P49" style:family="paragraph" style:parent-style-name="Standard" style:list-style-name="WWNum47">
      <loext:graphic-properties draw:fill="solid" draw:fill-color="#ffffff"/>
      <style:paragraph-properties fo:margin-left="0.5in" fo:margin-right="0in" fo:margin-top="0in" fo:margin-bottom="0in" loext:contextual-spacing="false" fo:line-height="150%" fo:text-indent="-0.25in" style:auto-text-indent="false" fo:background-color="#ffffff"/>
    </style:style>
    <style:style style:name="P50" style:family="paragraph" style:parent-style-name="Standard" style:list-style-name="WWNum47">
      <style:paragraph-properties fo:margin-left="0.5in" fo:margin-right="0in" fo:line-height="150%" fo:text-indent="-0.25in" style:auto-text-indent="false"/>
    </style:style>
    <style:style style:name="P51" style:family="paragraph" style:parent-style-name="Standard" style:list-style-name="WWNum6">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52" style:family="paragraph" style:parent-style-name="Standard" style:list-style-name="WWNum54">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53" style:family="paragraph" style:parent-style-name="Standard" style:list-style-name="WWNum38">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54" style:family="paragraph" style:parent-style-name="Standard" style:list-style-name="WWNum32">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55" style:family="paragraph" style:parent-style-name="Standard" style:list-style-name="WWNum48">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56" style:family="paragraph" style:parent-style-name="Standard" style:list-style-name="WWNum59">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57" style:family="paragraph" style:parent-style-name="Standard" style:list-style-name="WWNum60">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58" style:family="paragraph" style:parent-style-name="Standard" style:list-style-name="WWNum64">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59" style:family="paragraph" style:parent-style-name="Standard" style:list-style-name="WWNum13">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60" style:family="paragraph" style:parent-style-name="Standard" style:list-style-name="WWNum29">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61" style:family="paragraph" style:parent-style-name="Standard" style:list-style-name="WWNum11">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62" style:family="paragraph" style:parent-style-name="Standard" style:list-style-name="WWNum21">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63" style:family="paragraph" style:parent-style-name="Standard" style:list-style-name="WWNum31">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64" style:family="paragraph" style:parent-style-name="Standard" style:list-style-name="WWNum22">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65" style:family="paragraph" style:parent-style-name="Standard" style:list-style-name="WWNum55">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66" style:family="paragraph" style:parent-style-name="Standard" style:list-style-name="WWNum71">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67" style:family="paragraph" style:parent-style-name="Standard" style:list-style-name="WWNum34">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68" style:family="paragraph" style:parent-style-name="Standard" style:list-style-name="WWNum42">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69" style:family="paragraph" style:parent-style-name="Standard" style:list-style-name="WWNum14">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70" style:family="paragraph" style:parent-style-name="Standard" style:list-style-name="WWNum20">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71" style:family="paragraph" style:parent-style-name="Standard" style:list-style-name="WWNum2">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72" style:family="paragraph" style:parent-style-name="Standard" style:list-style-name="WWNum36">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73" style:family="paragraph" style:parent-style-name="Standard" style:list-style-name="WWNum3">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74" style:family="paragraph" style:parent-style-name="Standard" style:list-style-name="WWNum43">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75" style:family="paragraph" style:parent-style-name="Standard" style:list-style-name="WWNum40">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76" style:family="paragraph" style:parent-style-name="Standard" style:list-style-name="WWNum16">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77" style:family="paragraph" style:parent-style-name="Standard" style:list-style-name="WWNum63">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78" style:family="paragraph" style:parent-style-name="Standard" style:list-style-name="WWNum28">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79" style:family="paragraph" style:parent-style-name="Standard" style:list-style-name="WWNum50">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80" style:family="paragraph" style:parent-style-name="Standard" style:list-style-name="WWNum7">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81" style:family="paragraph" style:parent-style-name="Standard" style:list-style-name="WWNum9">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82" style:family="paragraph" style:parent-style-name="Standard" style:list-style-name="WWNum39">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83" style:family="paragraph" style:parent-style-name="Standard" style:list-style-name="WWNum67">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84" style:family="paragraph" style:parent-style-name="Standard" style:list-style-name="WWNum53">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85" style:family="paragraph" style:parent-style-name="Standard" style:list-style-name="WWNum52">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86" style:family="paragraph" style:parent-style-name="Standard" style:list-style-name="WWNum18">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87" style:family="paragraph" style:parent-style-name="Standard" style:list-style-name="WWNum33">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88" style:family="paragraph" style:parent-style-name="Standard" style:list-style-name="WWNum4">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89" style:family="paragraph" style:parent-style-name="Standard" style:list-style-name="WWNum1">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90" style:family="paragraph" style:parent-style-name="Standard" style:list-style-name="WWNum8">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91" style:family="paragraph" style:parent-style-name="Standard" style:list-style-name="WWNum5">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92" style:family="paragraph" style:parent-style-name="Standard" style:list-style-name="WWNum23">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93" style:family="paragraph" style:parent-style-name="Standard" style:list-style-name="WWNum27">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94" style:family="paragraph" style:parent-style-name="Standard" style:list-style-name="WWNum49">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95" style:family="paragraph" style:parent-style-name="Standard" style:list-style-name="WWNum12">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96" style:family="paragraph" style:parent-style-name="Standard" style:list-style-name="WWNum15">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97" style:family="paragraph" style:parent-style-name="Standard" style:list-style-name="WWNum45">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98" style:family="paragraph" style:parent-style-name="Standard" style:list-style-name="WWNum24">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99" style:family="paragraph" style:parent-style-name="Standard" style:list-style-name="WWNum66">
      <style:paragraph-properties fo:margin-left="1in" fo:margin-right="0in" fo:margin-top="0in" fo:margin-bottom="0in" loext:contextual-spacing="false" fo:line-height="150%" fo:text-align="justify" style:justify-single-word="false" fo:keep-together="always" fo:orphans="2" fo:widows="2" fo:text-indent="-0.25in" style:auto-text-indent="false" fo:break-before="auto" fo:break-after="auto" fo:padding="0in" fo:border="none" fo:keep-with-next="auto"/>
    </style:style>
    <style:style style:name="P100" style:family="paragraph" style:parent-style-name="Standard" style:list-style-name="WWNum72">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lways"/>
    </style:style>
    <style:style style:name="P101" style:family="paragraph" style:parent-style-name="Standard" style:list-style-name="WWNum68">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lways"/>
    </style:style>
    <style:style style:name="P102" style:family="paragraph" style:parent-style-name="Standard" style:list-style-name="WWNum6">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03" style:family="paragraph" style:parent-style-name="Standard" style:list-style-name="WWNum54">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04" style:family="paragraph" style:parent-style-name="Standard" style:list-style-name="WWNum38">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05" style:family="paragraph" style:parent-style-name="Standard" style:list-style-name="WWNum32">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06" style:family="paragraph" style:parent-style-name="Standard" style:list-style-name="WWNum48">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07" style:family="paragraph" style:parent-style-name="Standard" style:list-style-name="WWNum59">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08" style:family="paragraph" style:parent-style-name="Standard" style:list-style-name="WWNum60">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09" style:family="paragraph" style:parent-style-name="Standard" style:list-style-name="WWNum64">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10" style:family="paragraph" style:parent-style-name="Standard" style:list-style-name="WWNum13">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11" style:family="paragraph" style:parent-style-name="Standard" style:list-style-name="WWNum29">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12" style:family="paragraph" style:parent-style-name="Standard" style:list-style-name="WWNum31">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13" style:family="paragraph" style:parent-style-name="Standard" style:list-style-name="WWNum22">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14" style:family="paragraph" style:parent-style-name="Standard" style:list-style-name="WWNum55">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15" style:family="paragraph" style:parent-style-name="Standard" style:list-style-name="WWNum71">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16" style:family="paragraph" style:parent-style-name="Standard" style:list-style-name="WWNum34">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17" style:family="paragraph" style:parent-style-name="Standard" style:list-style-name="WWNum42">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18" style:family="paragraph" style:parent-style-name="Standard" style:list-style-name="WWNum14">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19" style:family="paragraph" style:parent-style-name="Standard" style:list-style-name="WWNum20">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20" style:family="paragraph" style:parent-style-name="Standard" style:list-style-name="WWNum66">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21" style:family="paragraph" style:parent-style-name="Standard" style:list-style-name="WWNum2">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22" style:family="paragraph" style:parent-style-name="Standard" style:list-style-name="WWNum36">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23" style:family="paragraph" style:parent-style-name="Standard" style:list-style-name="WWNum43">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24" style:family="paragraph" style:parent-style-name="Standard" style:list-style-name="WWNum40">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25" style:family="paragraph" style:parent-style-name="Standard" style:list-style-name="WWNum16">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26" style:family="paragraph" style:parent-style-name="Standard" style:list-style-name="WWNum63">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27" style:family="paragraph" style:parent-style-name="Standard" style:list-style-name="WWNum28">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28" style:family="paragraph" style:parent-style-name="Standard" style:list-style-name="WWNum39">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29" style:family="paragraph" style:parent-style-name="Standard" style:list-style-name="WWNum67">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30" style:family="paragraph" style:parent-style-name="Standard" style:list-style-name="WWNum53">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31" style:family="paragraph" style:parent-style-name="Standard" style:list-style-name="WWNum52">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32" style:family="paragraph" style:parent-style-name="Standard" style:list-style-name="WWNum18">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33" style:family="paragraph" style:parent-style-name="Standard" style:list-style-name="WWNum33">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34" style:family="paragraph" style:parent-style-name="Standard" style:list-style-name="WWNum4">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35" style:family="paragraph" style:parent-style-name="Standard" style:list-style-name="WWNum8">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36" style:family="paragraph" style:parent-style-name="Standard" style:list-style-name="WWNum5">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37" style:family="paragraph" style:parent-style-name="Standard" style:list-style-name="WWNum23">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38" style:family="paragraph" style:parent-style-name="Standard" style:list-style-name="WWNum27">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39" style:family="paragraph" style:parent-style-name="Standard" style:list-style-name="WWNum49">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40" style:family="paragraph" style:parent-style-name="Standard" style:list-style-name="WWNum12">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41" style:family="paragraph" style:parent-style-name="Standard" style:list-style-name="WWNum15">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42" style:family="paragraph" style:parent-style-name="Standard" style:list-style-name="WWNum17">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43" style:family="paragraph" style:parent-style-name="Standard" style:list-style-name="WWNum45">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44" style:family="paragraph" style:parent-style-name="Standard" style:list-style-name="WWNum24">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45" style:family="paragraph" style:parent-style-name="Standard" style:list-style-name="WWNum72">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lways"/>
    </style:style>
    <style:style style:name="P146" style:family="paragraph" style:parent-style-name="Standard" style:list-style-name="WWNum68">
      <style:paragraph-properties fo:margin-left="1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lways"/>
    </style:style>
    <style:style style:name="P147" style:family="paragraph" style:parent-style-name="Standard" style:list-style-name="WWNum57">
      <style:paragraph-properties fo:margin-left="1in" fo:margin-right="0in" fo:margin-top="0in" fo:margin-bottom="0.139in" loext:contextual-spacing="false" fo:line-height="150%" fo:text-align="start" style:justify-single-word="false" fo:keep-together="auto" fo:orphans="2" fo:widows="2" fo:text-indent="-0.25in" style:auto-text-indent="false" fo:break-before="auto" fo:break-after="auto" fo:padding="0in" fo:border="none" fo:keep-with-next="always"/>
    </style:style>
    <style:style style:name="P148" style:family="paragraph" style:parent-style-name="Standard" style:list-style-name="WWNum35">
      <style:paragraph-properties fo:margin-left="1.5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49" style:family="paragraph" style:parent-style-name="Standard" style:list-style-name="WWNum61">
      <style:paragraph-properties fo:margin-left="1.5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50" style:family="paragraph" style:parent-style-name="Standard" style:list-style-name="WWNum10">
      <style:paragraph-properties fo:margin-left="1.5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51" style:family="paragraph" style:parent-style-name="Standard" style:list-style-name="WWNum26">
      <style:paragraph-properties fo:margin-left="1.5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52" style:family="paragraph" style:parent-style-name="Standard" style:list-style-name="WWNum37">
      <style:paragraph-properties fo:margin-left="1.5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53" style:family="paragraph" style:parent-style-name="Standard" style:list-style-name="WWNum44">
      <style:paragraph-properties fo:margin-left="1.5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54" style:family="paragraph" style:parent-style-name="Standard" style:list-style-name="WWNum56">
      <style:paragraph-properties fo:margin-left="1.5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55" style:family="paragraph" style:parent-style-name="Standard" style:list-style-name="WWNum58">
      <style:paragraph-properties fo:margin-left="1.5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56" style:family="paragraph" style:parent-style-name="Standard" style:list-style-name="WWNum31">
      <style:paragraph-properties fo:margin-left="1.5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57" style:family="paragraph" style:parent-style-name="Standard" style:list-style-name="WWNum34">
      <style:paragraph-properties fo:margin-left="1.5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58" style:family="paragraph" style:parent-style-name="Standard" style:list-style-name="WWNum30">
      <style:paragraph-properties fo:margin-left="1.5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59" style:family="paragraph" style:parent-style-name="Standard" style:list-style-name="WWNum25">
      <style:paragraph-properties fo:margin-left="1.5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60" style:family="paragraph" style:parent-style-name="Standard" style:list-style-name="WWNum62">
      <style:paragraph-properties fo:margin-left="1.5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61" style:family="paragraph" style:parent-style-name="Standard" style:list-style-name="WWNum46">
      <style:paragraph-properties fo:margin-left="1.5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62" style:family="paragraph" style:parent-style-name="Standard" style:list-style-name="WWNum69">
      <style:paragraph-properties fo:margin-left="1.5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63" style:family="paragraph" style:parent-style-name="Standard" style:list-style-name="WWNum37">
      <style:paragraph-properties fo:margin-left="1.5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64" style:family="paragraph" style:parent-style-name="Standard" style:list-style-name="WWNum41">
      <style:paragraph-properties fo:margin-left="1.5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65" style:family="paragraph" style:parent-style-name="Standard" style:list-style-name="WWNum34">
      <style:paragraph-properties fo:margin-left="1.5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66" style:family="paragraph" style:parent-style-name="Standard" style:list-style-name="WWNum25">
      <style:paragraph-properties fo:margin-left="1.5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67" style:family="paragraph" style:parent-style-name="Standard" style:list-style-name="WWNum70">
      <style:paragraph-properties fo:margin-left="1.5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68" style:family="paragraph" style:parent-style-name="Standard" style:list-style-name="WWNum19">
      <style:paragraph-properties fo:margin-left="1.5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69" style:family="paragraph" style:parent-style-name="Standard" style:list-style-name="WWNum69">
      <style:paragraph-properties fo:margin-left="1.5in" fo:margin-right="0in" fo:margin-top="0in" fo:margin-bottom="0.139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170" style:family="paragraph" style:parent-style-name="Standard">
      <style:paragraph-properties fo:margin-left="0.5in" fo:margin-right="0in" fo:margin-top="0in" fo:margin-bottom="0in" loext:contextual-spacing="false" fo:line-height="100%" fo:text-align="start" style:justify-single-word="false" fo:keep-together="always" fo:orphans="2" fo:widows="2" fo:text-indent="0.5in" style:auto-text-indent="false" fo:break-before="auto" fo:break-after="auto" fo:padding="0in" fo:border="none" fo:keep-with-next="always"/>
    </style:style>
    <style:style style:name="P171"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lways"/>
    </style:style>
    <style:style style:name="P172" style:family="paragraph" style:parent-style-name="Standard">
      <style:paragraph-properties fo:margin-left="0.5in" fo:margin-right="0in" fo:margin-top="0in" fo:margin-bottom="0in" loext:contextual-spacing="false" fo:line-height="100%" fo:text-align="justify" style:justify-single-word="false" fo:keep-together="always" fo:orphans="2" fo:widows="2" fo:text-indent="0.5in" style:auto-text-indent="false" fo:break-before="auto" fo:break-after="auto" fo:padding="0in" fo:border="none" fo:keep-with-next="always"/>
    </style:style>
    <style:style style:name="P173" style:family="paragraph" style:parent-style-name="Standard">
      <style:paragraph-properties fo:margin-left="0.5in" fo:margin-right="0in" fo:margin-top="0in" fo:margin-bottom="0in" loext:contextual-spacing="false" fo:line-height="100%" fo:text-align="justify" style:justify-single-word="false" fo:keep-together="auto" fo:orphans="2" fo:widows="2" fo:text-indent="0.5in" style:auto-text-indent="false" fo:break-before="auto" fo:break-after="auto" fo:padding="0in" fo:border="none" fo:keep-with-next="always"/>
    </style:style>
    <style:style style:name="P174" style:family="paragraph" style:parent-style-name="Standard">
      <style:paragraph-properties fo:margin-left="0.5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uto"/>
    </style:style>
    <style:style style:name="P175" style:family="paragraph" style:parent-style-name="Standard">
      <style:paragraph-properties fo:margin-left="1in" fo:margin-right="0in" fo:margin-top="0in" fo:margin-bottom="0in" loext:contextual-spacing="false" fo:line-height="100%" fo:text-align="start" style:justify-single-word="false" fo:keep-together="always" fo:orphans="2" fo:widows="2" fo:text-indent="0.5in" style:auto-text-indent="false" fo:break-before="auto" fo:break-after="auto" fo:padding="0in" fo:border="none" fo:keep-with-next="always"/>
    </style:style>
    <style:style style:name="P176" style:family="paragraph" style:parent-style-name="Standard">
      <style:paragraph-properties fo:margin-left="1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lways"/>
    </style:style>
    <style:style style:name="P177" style:family="paragraph" style:parent-style-name="Standard">
      <style:paragraph-properties fo:margin-left="1in" fo:margin-right="0in" fo:margin-top="0in" fo:margin-bottom="0in" loext:contextual-spacing="false" fo:line-height="100%" fo:text-align="justify" style:justify-single-word="false" fo:keep-together="always" fo:orphans="2" fo:widows="2" fo:text-indent="0.5in" style:auto-text-indent="false" fo:break-before="auto" fo:break-after="auto" fo:padding="0in" fo:border="none" fo:keep-with-next="always"/>
    </style:style>
    <style:style style:name="P178" style:family="paragraph" style:parent-style-name="Standard">
      <style:paragraph-properties fo:margin-left="1in" fo:margin-right="0in" fo:margin-top="0in" fo:margin-bottom="0in" loext:contextual-spacing="false" fo:line-height="100%" fo:text-align="justify" style:justify-single-word="false" fo:keep-together="auto" fo:orphans="2" fo:widows="2" fo:text-indent="0.5in" style:auto-text-indent="false" fo:break-before="auto" fo:break-after="auto" fo:padding="0in" fo:border="none" fo:keep-with-next="always"/>
    </style:style>
    <style:style style:name="P179" style:family="paragraph" style:parent-style-name="Standard">
      <style:paragraph-properties fo:margin-left="1in" fo:margin-right="0in" fo:margin-top="0in" fo:margin-bottom="0.139in" loext:contextual-spacing="false" fo:line-height="150%" fo:text-align="justify" style:justify-single-word="false" fo:keep-together="auto" fo:orphans="2" fo:widows="2" fo:text-indent="0in" style:auto-text-indent="false" fo:break-before="auto" fo:break-after="auto" fo:padding="0in" fo:border="none" fo:keep-with-next="auto"/>
    </style:style>
    <style:style style:name="P180" style:family="paragraph" style:parent-style-name="Standard">
      <style:paragraph-properties fo:margin-left="1in" fo:margin-right="0in" fo:margin-top="0in" fo:margin-bottom="0in" loext:contextual-spacing="false" fo:line-height="100%" fo:text-align="justify" style:justify-single-word="false" fo:keep-together="auto" fo:orphans="2" fo:widows="2" fo:text-indent="0in" style:auto-text-indent="false" fo:break-before="auto" fo:break-after="auto" fo:padding="0in" fo:border="none" fo:keep-with-next="always"/>
    </style:style>
    <style:style style:name="P181" style:family="paragraph" style:parent-style-name="Standard" style:list-style-name="WWNum3">
      <style:paragraph-properties fo:margin-left="1in" fo:margin-right="0in" fo:line-height="150%" fo:text-indent="-0.25in" style:auto-text-indent="false"/>
    </style:style>
    <style:style style:name="P182" style:family="paragraph" style:parent-style-name="Standard" style:list-style-name="WWNum65">
      <style:paragraph-properties fo:margin-left="1in" fo:margin-right="0in" fo:line-height="150%" fo:text-indent="-0.25in" style:auto-text-indent="false"/>
    </style:style>
    <style:style style:name="P183" style:family="paragraph" style:parent-style-name="Standard" style:list-style-name="WWNum65">
      <style:paragraph-properties fo:margin-left="1in" fo:margin-right="0in" fo:margin-top="0in" fo:margin-bottom="0in" loext:contextual-spacing="false" fo:line-height="150%" fo:text-indent="-0.25in" style:auto-text-indent="false"/>
    </style:style>
    <style:style style:name="P184" style:family="paragraph" style:parent-style-name="Standard" style:list-style-name="WWNum68">
      <style:paragraph-properties fo:margin-left="1in" fo:margin-right="0in" fo:margin-top="0in" fo:margin-bottom="0in" loext:contextual-spacing="false" fo:line-height="150%" fo:text-indent="-0.25in" style:auto-text-indent="false" fo:keep-with-next="always"/>
    </style:style>
    <style:style style:name="P185" style:family="paragraph" style:parent-style-name="Standard">
      <style:paragraph-properties fo:margin-left="1.5in" fo:margin-right="0in" fo:margin-top="0in" fo:margin-bottom="0in" loext:contextual-spacing="false" fo:line-height="100%" fo:text-align="justify" style:justify-single-word="false" fo:keep-together="auto" fo:orphans="2" fo:widows="2" fo:text-indent="0.5in" style:auto-text-indent="false" fo:break-before="auto" fo:break-after="auto" fo:padding="0in" fo:border="none" fo:keep-with-next="always"/>
    </style:style>
    <style:style style:name="P186" style:family="paragraph" style:parent-style-name="Standard">
      <style:paragraph-properties fo:margin-left="1.5in" fo:margin-right="0in" fo:margin-top="0in" fo:margin-bottom="0in" loext:contextual-spacing="false" fo:line-height="100%" fo:text-align="start" style:justify-single-word="false" fo:keep-together="auto" fo:orphans="2" fo:widows="2" fo:text-indent="0.5in" style:auto-text-indent="false" fo:break-before="auto" fo:break-after="auto" fo:padding="0in" fo:border="none" fo:keep-with-next="always"/>
    </style:style>
    <style:style style:name="P187" style:family="paragraph" style:parent-style-name="Standard">
      <style:paragraph-properties fo:margin-left="0in" fo:margin-right="0in" fo:margin-top="0in" fo:margin-bottom="0.139in" loext:contextual-spacing="false" fo:line-height="150%" fo:text-align="justify" style:justify-single-word="false" fo:keep-together="auto" fo:orphans="2" fo:widows="2" fo:text-indent="0in" style:auto-text-indent="false" fo:break-before="auto" fo:break-after="auto" fo:padding="0in" fo:border="none" fo:keep-with-next="always"/>
      <style:text-properties style:font-name="Times New Roman" fo:font-size="14pt" style:font-name-asian="Times New Roman1" style:font-size-asian="14pt" style:font-name-complex="Times New Roman1" style:font-size-complex="14pt"/>
    </style:style>
    <style:style style:name="P188" style:family="paragraph" style:parent-style-name="Standard">
      <loext:graphic-properties draw:fill="solid" draw:fill-color="#ffffff"/>
      <style:paragraph-properties fo:margin-left="0in" fo:margin-right="0in" fo:margin-top="0.139in" fo:margin-bottom="0.139in" loext:contextual-spacing="false" fo:line-height="100%" fo:text-indent="0in" style:auto-text-indent="false" fo:background-color="#ffffff"/>
    </style:style>
    <style:style style:name="P189" style:family="paragraph" style:parent-style-name="Standard" style:master-page-name="First_20_Page">
      <style:paragraph-properties fo:text-align="justify" style:justify-single-word="false" style:page-number="auto"/>
    </style:style>
    <style:style style:name="P190" style:family="paragraph" style:parent-style-name="Heading_20_2">
      <style:paragraph-properties fo:line-height="150%"/>
    </style:style>
    <style:style style:name="P191" style:family="paragraph" style:parent-style-name="Heading_20_2">
      <style:paragraph-properties fo:margin-top="0in" fo:margin-bottom="0in" loext:contextual-spacing="false" fo:line-height="150%" fo:text-align="start" style:justify-single-word="false" fo:keep-together="auto" fo:keep-with-next="auto"/>
    </style:style>
    <style:style style:name="P192" style:family="paragraph" style:parent-style-name="Heading_20_1">
      <style:paragraph-properties fo:margin-top="0.25in" fo:margin-bottom="0.0555in" loext:contextual-spacing="false" fo:line-height="150%" fo:text-align="start" style:justify-single-word="false" fo:keep-together="always" fo:break-before="page" fo:keep-with-next="always"/>
    </style:style>
    <style:style style:name="P193" style:family="paragraph" style:parent-style-name="Heading_20_1">
      <style:paragraph-properties fo:margin-top="0in" fo:margin-bottom="0in" loext:contextual-spacing="false" fo:line-height="150%" fo:text-align="start" style:justify-single-word="false" fo:keep-together="auto" fo:break-before="page" fo:keep-with-next="auto"/>
    </style:style>
    <style:style style:name="P194" style:family="paragraph" style:parent-style-name="Heading_20_1">
      <loext:graphic-properties draw:fill="solid" draw:fill-color="#ffffff"/>
      <style:paragraph-properties fo:margin-top="0in" fo:margin-bottom="0in" loext:contextual-spacing="false" fo:line-height="150%" fo:keep-together="auto" fo:background-color="#ffffff" fo:keep-with-next="always"/>
    </style:style>
    <style:style style:name="P195" style:family="paragraph" style:parent-style-name="Heading_20_1">
      <style:paragraph-properties fo:margin-left="0in" fo:margin-right="0in" fo:margin-top="0in" fo:margin-bottom="0in" loext:contextual-spacing="false" fo:line-height="150%" fo:text-align="start" style:justify-single-word="false" fo:keep-together="auto" fo:orphans="2" fo:widows="2" fo:text-indent="0in" style:auto-text-indent="false" fo:break-before="auto" fo:break-after="auto" fo:padding="0in" fo:border="none" fo:keep-with-next="auto"/>
    </style:style>
    <style:style style:name="P196" style:family="paragraph" style:parent-style-name="Heading_20_1">
      <loext:graphic-properties draw:fill="solid" draw:fill-color="#ffffff"/>
      <style:paragraph-properties fo:margin-left="0in" fo:margin-right="0in" fo:margin-top="0in" fo:margin-bottom="0in" loext:contextual-spacing="false" fo:line-height="150%" fo:text-align="justify" style:justify-single-word="false" fo:keep-together="auto" fo:orphans="2" fo:widows="2" fo:text-indent="0in" style:auto-text-indent="false" fo:break-before="auto" fo:break-after="auto" fo:background-color="#ffffff" fo:padding="0in" fo:border="none" fo:keep-with-next="always"/>
    </style:style>
    <style:style style:name="P197" style:family="paragraph" style:parent-style-name="Heading_20_4">
      <style:paragraph-properties fo:line-height="150%"/>
    </style:style>
    <style:style style:name="P198" style:family="paragraph" style:parent-style-name="Heading_20_4">
      <style:paragraph-properties fo:margin-left="0in" fo:margin-right="0in" fo:line-height="150%" fo:text-indent="0in" style:auto-text-indent="false"/>
    </style:style>
    <style:style style:name="P199" style:family="paragraph" style:parent-style-name="Heading_20_4">
      <style:paragraph-properties fo:margin-left="0in" fo:margin-right="0in" fo:line-height="150%" fo:text-indent="0in" style:auto-text-indent="false" fo:keep-with-next="auto"/>
    </style:style>
    <style:style style:name="P200" style:family="paragraph" style:parent-style-name="Heading_20_4">
      <style:paragraph-properties fo:margin-left="0in" fo:margin-right="0in" fo:margin-top="0.1665in" fo:margin-bottom="0.028in" loext:contextual-spacing="false" fo:line-height="150%" fo:text-align="justify" style:justify-single-word="false" fo:keep-together="always" fo:orphans="2" fo:widows="2" fo:text-indent="0in" style:auto-text-indent="false" fo:break-before="auto" fo:break-after="auto" fo:padding="0in" fo:border="none" fo:keep-with-next="always"/>
    </style:style>
    <style:style style:name="P201" style:family="paragraph" style:parent-style-name="Heading_20_4">
      <loext:graphic-properties draw:fill="solid" draw:fill-color="#ffffff"/>
      <style:paragraph-properties fo:margin-left="0in" fo:margin-right="0in" fo:margin-top="0in" fo:margin-bottom="0in" loext:contextual-spacing="false" fo:line-height="150%" fo:text-align="justify" style:justify-single-word="false" fo:keep-together="auto" fo:orphans="2" fo:widows="2" fo:text-indent="0in" style:auto-text-indent="false" fo:break-before="auto" fo:break-after="auto" fo:background-color="#ffffff" fo:padding="0in" fo:border="none" fo:keep-with-next="auto"/>
    </style:style>
    <style:style style:name="P202" style:family="paragraph" style:parent-style-name="Heading_20_4">
      <loext:graphic-properties draw:fill="solid" draw:fill-color="#ffffff"/>
      <style:paragraph-properties fo:margin-top="0in" fo:margin-bottom="0in" loext:contextual-spacing="false" fo:line-height="150%" fo:keep-together="auto" fo:background-color="#ffffff" fo:keep-with-next="auto"/>
    </style:style>
    <style:style style:name="P203" style:family="paragraph" style:parent-style-name="Heading_20_4">
      <style:paragraph-properties fo:line-height="150%" fo:keep-with-next="always"/>
    </style:style>
    <style:style style:name="P204" style:family="paragraph" style:parent-style-name="Heading_20_3">
      <style:paragraph-properties fo:line-height="150%"/>
    </style:style>
    <style:style style:name="P205" style:family="paragraph" style:parent-style-name="Heading_20_3">
      <style:paragraph-properties fo:margin-left="0in" fo:margin-right="0in" fo:line-height="150%" fo:text-indent="0in" style:auto-text-indent="false"/>
    </style:style>
    <style:style style:name="P206" style:family="paragraph" style:parent-style-name="Heading_20_3">
      <style:paragraph-properties fo:margin-left="0in" fo:margin-right="0in" fo:line-height="150%" fo:text-indent="0in" style:auto-text-indent="false" fo:keep-with-next="auto"/>
    </style:style>
    <style:style style:name="P207" style:family="paragraph" style:parent-style-name="Heading_20_3">
      <loext:graphic-properties draw:fill="solid" draw:fill-color="#ffffff"/>
      <style:paragraph-properties fo:margin-top="0in" fo:margin-bottom="0in" loext:contextual-spacing="false" fo:line-height="150%" fo:background-color="#ffffff"/>
    </style:style>
    <style:style style:name="P208" style:family="paragraph" style:parent-style-name="Heading_20_3">
      <style:paragraph-properties fo:margin-left="0in" fo:margin-right="0in" fo:margin-top="0.1945in" fo:margin-bottom="0.0555in" loext:contextual-spacing="false" fo:line-height="150%" fo:text-align="justify" style:justify-single-word="false" fo:keep-together="always" fo:orphans="2" fo:widows="2" fo:text-indent="0in" style:auto-text-indent="false" fo:break-before="auto" fo:break-after="auto" fo:padding="0in" fo:border="none" fo:keep-with-next="always"/>
    </style:style>
    <style:style style:name="P209" style:family="paragraph">
      <loext:graphic-properties draw:fill="none"/>
      <style:paragraph-properties fo:text-align="center"/>
    </style:style>
    <style:style style:name="T1" style:family="text">
      <style:text-properties style:font-name="Times New Roman" fo:font-size="14pt" style:font-name-asian="Times New Roman1" style:font-size-asian="14pt" style:font-name-complex="Times New Roman1" style:font-size-complex="14pt"/>
    </style:style>
    <style:style style:name="T2" style:family="text">
      <style:text-properties style:font-name="Times New Roman" fo:font-size="14pt" style:text-underline-style="none" style:font-name-asian="Times New Roman1" style:font-size-asian="14pt" style:font-name-complex="Times New Roman1" style:font-size-complex="14pt"/>
    </style:style>
    <style:style style:name="T3" style:family="text">
      <style:text-properties style:font-name="Times New Roman" fo:font-size="14pt" style:text-underline-style="none" fo:font-weight="normal" style:font-name-asian="Times New Roman1" style:font-size-asian="14pt" style:font-weight-asian="normal" style:font-name-complex="Times New Roman1" style:font-size-complex="14pt"/>
    </style:style>
    <style:style style:name="T4" style:family="text">
      <style:text-properties style:font-name="Times New Roman" fo:font-size="14pt" fo:font-weight="normal" style:font-name-asian="Times New Roman1" style:font-size-asian="14pt" style:font-weight-asian="normal" style:font-name-complex="Times New Roman1" style:font-size-complex="14pt"/>
    </style:style>
    <style:style style:name="T5" style:family="text">
      <style:text-properties style:font-name="Times New Roman" fo:font-size="14pt" fo:font-weight="bold" style:font-name-asian="Times New Roman1" style:font-size-asian="14pt" style:font-weight-asian="bold" style:font-name-complex="Times New Roman1" style:font-size-complex="14pt"/>
    </style:style>
    <style:style style:name="T6" style:family="text">
      <style:text-properties style:font-name="Times New Roman" fo:font-size="16pt" fo:font-weight="bold" style:font-name-asian="Times New Roman1" style:font-size-asian="16pt" style:font-weight-asian="bold" style:font-name-complex="Times New Roman1" style:font-size-complex="16pt"/>
    </style:style>
    <style:style style:name="T7" style:family="text">
      <style:text-properties style:font-name="Times New Roman" fo:font-size="12pt" style:font-name-asian="Times New Roman1" style:font-size-asian="12pt" style:font-name-complex="Times New Roman1" style:font-size-complex="12pt"/>
    </style:style>
    <style:style style:name="T8" style:family="text">
      <style:text-properties style:font-name="Times New Roman" style:font-name-asian="Times New Roman1" style:font-name-complex="Times New Roman1"/>
    </style:style>
    <style:style style:name="T9" style:family="text">
      <style:text-properties style:font-name="Times New Roman" fo:font-size="18pt" style:font-name-asian="Times New Roman1" style:font-size-asian="18pt" style:font-name-complex="Times New Roman1" style:font-size-complex="18pt"/>
    </style:style>
    <style:style style:name="T10" style:family="text">
      <style:text-properties fo:font-variant="normal" fo:text-transform="none" fo:color="#000000" style:text-line-through-style="none" style:text-line-through-type="none" style:text-position="0% 100%" style:font-name="Times New Roman" fo:font-size="14pt" fo:font-style="normal" style:text-underline-style="none" fo:font-weight="bold" style:font-name-asian="Times New Roman1" style:font-size-asian="14pt" style:font-style-asian="normal" style:font-weight-asian="bold" style:font-name-complex="Times New Roman1" style:font-size-complex="14pt"/>
    </style:style>
    <style:style style:name="T11" style:family="text">
      <style:text-properties fo:font-variant="normal" fo:text-transform="none" fo:color="#000000" style:text-line-through-style="none" style:text-line-through-type="none" style:text-position="0% 100%" style:font-name="Times New Roman" fo:font-size="14pt" fo:font-style="normal" style:text-underline-style="none" fo:font-weight="normal" style:font-name-asian="Times New Roman1" style:font-size-asian="14pt" style:font-style-asian="normal" style:font-weight-asian="normal" style:font-name-complex="Times New Roman1" style:font-size-complex="14pt"/>
    </style:style>
    <style:style style:name="T12"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14" style:family="text">
      <style:text-properties fo:color="#2e2f30" style:font-name="Times New Roman" fo:font-size="14pt" style:font-name-asian="Times New Roman1" style:font-size-asian="14pt" style:font-name-complex="Times New Roman1" style:font-size-complex="14pt" fo:background-color="#ffffff"/>
    </style:style>
    <style:style style:name="T15" style:family="text">
      <style:text-properties fo:color="#1155cc" style:font-name="Times New Roman" fo:font-size="14pt" style:text-underline-style="solid" style:text-underline-width="auto" style:text-underline-color="font-color" style:font-name-asian="Times New Roman1" style:font-size-asian="14pt" style:font-name-complex="Times New Roman1" style:font-size-complex="14pt"/>
    </style:style>
    <style:style style:name="Sect1" style:family="section">
      <style:section-properties style:editable="false">
        <style:columns fo:column-count="1" fo:column-gap="0in"/>
      </style:section-properties>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content"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9"><text:soft-page-break/></text:p>
      <text:p text:style-name="P3"><text:bookmark text:name="_heading=h.em78hreukrci"/><text:span text:style-name="T1">Geekbrains</text:span></text:p>
      <text:p text:style-name="P3"><text:s/></text:p>
      <text:p text:style-name="P3"><text:s/></text:p>
      <text:p text:style-name="P3"><text:s/></text:p>
      <text:p text:style-name="P3"><text:s/></text:p>
      <text:p text:style-name="P3"><text:s/></text:p>
      <text:p text:style-name="P3"><text:s/></text:p>
      <text:p text:style-name="P3"><text:s/></text:p>
      <text:p text:style-name="P3"><text:s/></text:p>
      <text:p text:style-name="P6"/>
      <text:p text:style-name="P7"><text:span text:style-name="T6">Разработка базового инструмента учета посещаемости тренировок для учеников с возможностью дальнейшего расширения функционала</text:span></text:p>
      <text:p text:style-name="P7"><text:span text:style-name="T6"><text:s/></text:span></text:p>
      <text:p text:style-name="P3"><text:s/></text:p>
      <text:p text:style-name="P3"><text:s/></text:p>
      <text:p text:style-name="P3"><text:s/></text:p>
      <text:p text:style-name="P3"><text:s/></text:p>
      <text:p text:style-name="P3"><text:s/></text:p>
      <text:p text:style-name="P4"><text:s/></text:p>
      <text:p text:style-name="P3"><text:s/></text:p>
      <text:p text:style-name="P3"><text:s/></text:p>
      <text:p text:style-name="P3"><text:s/></text:p>
      <text:p text:style-name="P4"><text:span text:style-name="T1">Программа:</text:span></text:p>
      <text:p text:style-name="P4"><text:soft-page-break/><text:span text:style-name="T1">Разработчик — Веб-разработка на Java</text:span></text:p>
      <text:p text:style-name="P4"><text:span text:style-name="T1">Пономарев Сергей Сергеевич</text:span></text:p>
      <text:p text:style-name="P4"><text:s/></text:p>
      <text:p text:style-name="P4"><text:s/></text:p>
      <text:p text:style-name="P4"><text:s/></text:p>
      <text:p text:style-name="P4"><text:s/></text:p>
      <text:p text:style-name="P4"><text:s/></text:p>
      <text:p text:style-name="P4"><text:s/></text:p>
      <text:p text:style-name="P4"><text:s/></text:p>
      <text:p text:style-name="P4"><text:s/></text:p>
      <text:p text:style-name="P4"><text:s/></text:p>
      <text:p text:style-name="P4"><text:s/></text:p>
      <text:p text:style-name="P4"><text:bookmark text:name="_heading=h.fxdok1pgueei"/></text:p>
      <text:p text:style-name="P4"><text:bookmark text:name="_heading=h.e4r7qu1d0vxy"/></text:p>
      <text:p text:style-name="P4"><text:bookmark text:name="_heading=h.i6uqnz3a5ync"/></text:p>
      <text:p text:style-name="P4"><text:bookmark text:name="_heading=h.ib30qubdw6vb"/></text:p>
      <text:p text:style-name="P5"><text:s/></text:p>
      <text:p text:style-name="P4"><text:s/></text:p>
      <text:p text:style-name="P4"><text:s/></text:p>
      <text:p text:style-name="P4"><text:s/></text:p>
      <text:p text:style-name="P3"><text:span text:style-name="T7">Уфа</text:span></text:p>
      <text:p text:style-name="P3"><text:span text:style-name="T7">2024</text:span></text:p>
      <text:p text:style-name="P4"/>
      <text:p text:style-name="P11"><text:bookmark text:name="_heading=h.kzgzaef291uw"/></text:p>
      <text:p text:style-name="P192"><text:bookmark text:name="_heading=h.hcagumrascq6"/><text:span text:style-name="T1">Содержание</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heading=h.1fob9te" text:style-name="Index_20_Link" text:visited-style-name="Index_20_Link"><text:span text:style-name="T10">Введение<text:tab/>3</text:span></text:a></text:p>
          <text:p text:style-name="P13"><text:a xlink:type="simple" xlink:href="#_heading=h.cj77ihl8zl5f" text:style-name="Index_20_Link" text:visited-style-name="Index_20_Link"><text:span text:style-name="T10">Теоретическая и практическая главы<text:tab/>5</text:span></text:a></text:p>
          <text:p text:style-name="P15"><text:a xlink:type="simple" xlink:href="#_heading=h.r43mrnl7tgc3" text:style-name="Index_20_Link" text:visited-style-name="Index_20_Link"><text:span text:style-name="T11">Теоретическая часть<text:tab/>5</text:span></text:a></text:p>
          <text:p text:style-name="P16"><text:a xlink:type="simple" xlink:href="#_heading=h.y7b2p1nnwugi" text:style-name="Index_20_Link" text:visited-style-name="Index_20_Link"><text:span text:style-name="T11">Разработка модели данных<text:tab/>5</text:span></text:a></text:p>
          <text:p text:style-name="P16"><text:a xlink:type="simple" xlink:href="#_heading=h.tik4o2rllcpy" text:style-name="Index_20_Link" text:visited-style-name="Index_20_Link"><text:span text:style-name="T11">Разработка RESTful API<text:tab/>7</text:span></text:a></text:p>
          <text:p text:style-name="P16"><text:a xlink:type="simple" xlink:href="#_heading=h.4q87f55aqf3n" text:style-name="Index_20_Link" text:visited-style-name="Index_20_Link"><text:span text:style-name="T11">Взаимодействие с пользователем<text:tab/>9</text:span></text:a></text:p>
          <text:p text:style-name="P16"><text:a xlink:type="simple" xlink:href="#_heading=h.7iivamslwayv" text:style-name="Index_20_Link" text:visited-style-name="Index_20_Link"><text:span text:style-name="T11">Проектирование микросервисной структуры<text:tab/>11</text:span></text:a></text:p>
          <text:p text:style-name="P16"><text:a xlink:type="simple" xlink:href="#_heading=h.2js38c2u0dnw" text:style-name="Index_20_Link" text:visited-style-name="Index_20_Link"><text:span text:style-name="T11">Тестирование основных аспектов приложения<text:tab/>13</text:span></text:a></text:p>
          <text:p text:style-name="P16"><text:a xlink:type="simple" xlink:href="#_heading=h.pybcay8lbc3g" text:style-name="Index_20_Link" text:visited-style-name="Index_20_Link"><text:span text:style-name="T11">Логирование<text:tab/>15</text:span></text:a></text:p>
          <text:p text:style-name="P16"><text:a xlink:type="simple" xlink:href="#_heading=h.w48baa1vlte5" text:style-name="Index_20_Link" text:visited-style-name="Index_20_Link"><text:span text:style-name="T11">Заключение к теоретической части<text:tab/>16</text:span></text:a></text:p>
          <text:p text:style-name="P15"><text:a xlink:type="simple" xlink:href="#_heading=h.k7yqkvurkqh4" text:style-name="Index_20_Link" text:visited-style-name="Index_20_Link"><text:span text:style-name="T11">Практическая часть<text:tab/>17</text:span></text:a></text:p>
          <text:p text:style-name="P16"><text:a xlink:type="simple" xlink:href="#_heading=h.u0rzxribt4i4" text:style-name="Index_20_Link" text:visited-style-name="Index_20_Link"><text:span text:style-name="T11">Выбор среды разработки, языка программирования и фреймворка<text:tab/>18</text:span></text:a></text:p>
          <text:p text:style-name="P16"><text:a xlink:type="simple" xlink:href="#_heading=h.fbya2sp4ntr2" text:style-name="Index_20_Link" text:visited-style-name="Index_20_Link"><text:span text:style-name="T11">Процесс стартового создания проекта с помощью Spring Initializr<text:tab/>18</text:span></text:a></text:p>
          <text:p text:style-name="P16"><text:a xlink:type="simple" xlink:href="#_heading=h.ro6i8tk9jjmi" text:style-name="Index_20_Link" text:visited-style-name="Index_20_Link"><text:span text:style-name="T11">Настройка сервера в отдельном модуле<text:tab/>19</text:span></text:a></text:p>
          <text:p text:style-name="P16"><text:a xlink:type="simple" xlink:href="#_heading=h.v5k37ihpy7x3" text:style-name="Index_20_Link" text:visited-style-name="Index_20_Link"><text:span text:style-name="T11">Подключение зависимости для веб-приложения<text:tab/>20</text:span></text:a></text:p>
          <text:p text:style-name="P16"><text:a xlink:type="simple" xlink:href="#_heading=h.11q612do1ofi" text:style-name="Index_20_Link" text:visited-style-name="Index_20_Link"><text:span text:style-name="T11">Подключение зависимости Lombok<text:tab/>21</text:span></text:a></text:p>
          <text:p text:style-name="P16"><text:a xlink:type="simple" xlink:href="#_heading=h.dj7hjkglzl5b" text:style-name="Index_20_Link" text:visited-style-name="Index_20_Link"><text:span text:style-name="T11">Разработка модели данных<text:tab/>22</text:span></text:a></text:p>
          <text:p text:style-name="P18"><text:a xlink:type="simple" xlink:href="#_heading=h.thqqcbvedqpd" text:style-name="Index_20_Link" text:visited-style-name="Index_20_Link"><text:span text:style-name="T11">Сущность: Студент (Student)<text:tab/>22</text:span></text:a></text:p>
          <text:p text:style-name="P18"><text:a xlink:type="simple" xlink:href="#_heading=h.p66mfviteuv1" text:style-name="Index_20_Link" text:visited-style-name="Index_20_Link"><text:span text:style-name="T11">Сущность: Группа (Group)<text:tab/>23</text:span></text:a></text:p>
          <text:p text:style-name="P18"><text:a xlink:type="simple" xlink:href="#_heading=h.wb3vaic7a41e" text:style-name="Index_20_Link" text:visited-style-name="Index_20_Link"><text:span text:style-name="T11">Сущность: Тренировка (Training)<text:tab/>24</text:span></text:a></text:p>
          <text:p text:style-name="P18"><text:a xlink:type="simple" xlink:href="#_heading=h.mofwmichfcc" text:style-name="Index_20_Link" text:visited-style-name="Index_20_Link"><text:span text:style-name="T11">Сущность: Посещение (Attendance)<text:tab/>25</text:span></text:a></text:p>
          <text:p text:style-name="P16"><text:a xlink:type="simple" xlink:href="#_heading=h.1gw9xfsqbier" text:style-name="Index_20_Link" text:visited-style-name="Index_20_Link"><text:span text:style-name="T11">Хранение данных с Spring Data и интеграция JPA и PostgreSQL<text:tab/>25</text:span></text:a></text:p>
          <text:p text:style-name="P18"><text:a xlink:type="simple" xlink:href="#_heading=h.t66s8km51fl8" text:style-name="Index_20_Link" text:visited-style-name="Index_20_Link"><text:span text:style-name="T11">Подключение зависимостей<text:tab/>26</text:span></text:a></text:p>
          <text:p text:style-name="P18"><text:soft-page-break/><text:a xlink:type="simple" xlink:href="#_heading=h.50qyjzy8fl3k" text:style-name="Index_20_Link" text:visited-style-name="Index_20_Link"><text:span text:style-name="T11">Добавление настроек конфигурации<text:tab/>27</text:span></text:a></text:p>
          <text:p text:style-name="P18"><text:a xlink:type="simple" xlink:href="#_heading=h.mzeekpx1t6pf" text:style-name="Index_20_Link" text:visited-style-name="Index_20_Link"><text:span text:style-name="T11">Адаптация сущностей<text:tab/>28</text:span></text:a></text:p>
          <text:p text:style-name="P16"><text:a xlink:type="simple" xlink:href="#_heading=h.lly2rtiv04di" text:style-name="Index_20_Link" text:visited-style-name="Index_20_Link"><text:span text:style-name="T11">Реализация сервисного слоя<text:tab/>30</text:span></text:a></text:p>
          <text:p text:style-name="P18"><text:a xlink:type="simple" xlink:href="#_heading=h.3t2frw3za0ne" text:style-name="Index_20_Link" text:visited-style-name="Index_20_Link"><text:span text:style-name="T11">Структура классов сервисного слоя в Spring Boot<text:tab/>31</text:span></text:a></text:p>
          <text:p text:style-name="P18"><text:a xlink:type="simple" xlink:href="#_heading=h.u9zc0s6np64w" text:style-name="Index_20_Link" text:visited-style-name="Index_20_Link"><text:span text:style-name="T11">Методы сервисного слоя<text:tab/>32</text:span></text:a></text:p>
          <text:p text:style-name="P16"><text:a xlink:type="simple" xlink:href="#_heading=h.udjz5fuebezu" text:style-name="Index_20_Link" text:visited-style-name="Index_20_Link"><text:span text:style-name="T11">Реализация слоя контроллера<text:tab/>35</text:span></text:a></text:p>
          <text:p text:style-name="P18"><text:a xlink:type="simple" xlink:href="#_heading=h.cmfp1p5xyz4" text:style-name="Index_20_Link" text:visited-style-name="Index_20_Link"><text:span text:style-name="T11">Структура классов слоя контроллера в Spring Boot<text:tab/>36</text:span></text:a></text:p>
          <text:p text:style-name="P18"><text:a xlink:type="simple" xlink:href="#_heading=h.qtfgy3swhmse" text:style-name="Index_20_Link" text:visited-style-name="Index_20_Link"><text:span text:style-name="T11">Методы слоя контроллера<text:tab/>37</text:span></text:a></text:p>
          <text:p text:style-name="P16"><text:a xlink:type="simple" xlink:href="#_heading=h.iil6rnbgpy33" text:style-name="Index_20_Link" text:visited-style-name="Index_20_Link"><text:span text:style-name="T11">Разработка клиентской части с интерфейсом на основе Thymeleaf<text:tab/>41</text:span></text:a></text:p>
          <text:p text:style-name="P18"><text:a xlink:type="simple" xlink:href="#_heading=h.iokthgq218c" text:style-name="Index_20_Link" text:visited-style-name="Index_20_Link"><text:span text:style-name="T11">Подключение необходимых зависимостей<text:tab/>42</text:span></text:a></text:p>
          <text:p text:style-name="P18"><text:a xlink:type="simple" xlink:href="#_heading=h.k7bq40ox8l2" text:style-name="Index_20_Link" text:visited-style-name="Index_20_Link"><text:span text:style-name="T11">Описание страниц интерфейса<text:tab/>42</text:span></text:a></text:p>
          <text:p text:style-name="P18"><text:a xlink:type="simple" xlink:href="#_heading=h.cxnlg1yaww6g" text:style-name="Index_20_Link" text:visited-style-name="Index_20_Link"><text:span text:style-name="T11">Создание сущностей GroupResponse и StudentResponse<text:tab/>43</text:span></text:a></text:p>
          <text:p text:style-name="P18"><text:a xlink:type="simple" xlink:href="#_heading=h.5hlbbfcaxgi4" text:style-name="Index_20_Link" text:visited-style-name="Index_20_Link"><text:span text:style-name="T11">Создание сущностей GroupDto и StudentDto<text:tab/>44</text:span></text:a></text:p>
          <text:p text:style-name="P18"><text:a xlink:type="simple" xlink:href="#_heading=h.25tfqc9omni2" text:style-name="Index_20_Link" text:visited-style-name="Index_20_Link"><text:span text:style-name="T11">Реализация сервисного слоя<text:tab/>45</text:span></text:a></text:p>
          <text:p text:style-name="P18"><text:a xlink:type="simple" xlink:href="#_heading=h.5cyuymadzn89" text:style-name="Index_20_Link" text:visited-style-name="Index_20_Link"><text:span text:style-name="T11">Реализация слоя контроллера<text:tab/>47</text:span></text:a></text:p>
          <text:p text:style-name="P18"><text:a xlink:type="simple" xlink:href="#_heading=h.xdnoe39uexfh" text:style-name="Index_20_Link" text:visited-style-name="Index_20_Link"><text:span text:style-name="T11">Реализация функциональности интерфейса<text:tab/>48</text:span></text:a></text:p>
          <text:p text:style-name="P18"><text:a xlink:type="simple" xlink:href="#_heading=h.yqgetlccxv2b" text:style-name="Index_20_Link" text:visited-style-name="Index_20_Link"><text:span text:style-name="T11">Заключение по клиентской части<text:tab/>49</text:span></text:a></text:p>
          <text:p text:style-name="P16"><text:a xlink:type="simple" xlink:href="#_heading=h.srsgna6j1asr" text:style-name="Index_20_Link" text:visited-style-name="Index_20_Link"><text:span text:style-name="T11">Проектирование микросервисной структуры<text:tab/>50</text:span></text:a></text:p>
          <text:p text:style-name="P18"><text:a xlink:type="simple" xlink:href="#_heading=h.q5m3n7so48d3" text:style-name="Index_20_Link" text:visited-style-name="Index_20_Link"><text:span text:style-name="T11">Изменения в модуле attendance-manager<text:tab/>54</text:span></text:a></text:p>
          <text:p text:style-name="P18"><text:a xlink:type="simple" xlink:href="#_heading=h.l7ze5jpaxit" text:style-name="Index_20_Link" text:visited-style-name="Index_20_Link"><text:span text:style-name="T11">Внедрение DiscoveryClient в сервисный слой attendance-manager<text:tab/>55</text:span></text:a></text:p>
          <text:p text:style-name="P18"><text:a xlink:type="simple" xlink:href="#_heading=h.aswrryr9i6uk" text:style-name="Index_20_Link" text:visited-style-name="Index_20_Link"><text:span text:style-name="T11">Заключение по интеграции с Eureka<text:tab/>56</text:span></text:a></text:p>
          <text:p text:style-name="P16"><text:a xlink:type="simple" xlink:href="#_heading=h.mnad47v7xo0m" text:style-name="Index_20_Link" text:visited-style-name="Index_20_Link"><text:span text:style-name="T11">Покрытие тестами<text:tab/>57</text:span></text:a></text:p>
          <text:p text:style-name="P18"><text:a xlink:type="simple" xlink:href="#_heading=h.hnud1myos4g" text:style-name="Index_20_Link" text:visited-style-name="Index_20_Link"><text:span text:style-name="T11">Подключение зависимостей для тестирования<text:tab/>58</text:span></text:a></text:p>
          <text:p text:style-name="P18"><text:a xlink:type="simple" xlink:href="#_heading=h.3qsyaq9gmg73" text:style-name="Index_20_Link" text:visited-style-name="Index_20_Link"><text:span text:style-name="T11">Использование WebTestClient<text:tab/>59</text:span></text:a></text:p>
          <text:p text:style-name="P18"><text:soft-page-break/><text:a xlink:type="simple" xlink:href="#_heading=h.b2b7cjsogxv8" text:style-name="Index_20_Link" text:visited-style-name="Index_20_Link"><text:span text:style-name="T11">Тестирование слоя контроллера в attendance-rest<text:tab/>60</text:span></text:a></text:p>
          <text:p text:style-name="P18"><text:a xlink:type="simple" xlink:href="#_heading=h.ci5oy9oh8ef7" text:style-name="Index_20_Link" text:visited-style-name="Index_20_Link"><text:span text:style-name="T11">Разбор тестового класса на примере AttendanceControllerTest<text:tab/>61</text:span></text:a></text:p>
          <text:p text:style-name="P16"><text:a xlink:type="simple" xlink:href="#_heading=h.3kzcy0w03wmw" text:style-name="Index_20_Link" text:visited-style-name="Index_20_Link"><text:span text:style-name="T11">Реализация логирования<text:tab/>67</text:span></text:a></text:p>
          <text:p text:style-name="P18"><text:a xlink:type="simple" xlink:href="#_heading=h.w9hsqbn68i94" text:style-name="Index_20_Link" text:visited-style-name="Index_20_Link"><text:span text:style-name="T11">Описание класса LoggingAutoConfiguration<text:tab/>68</text:span></text:a></text:p>
          <text:p text:style-name="P18"><text:a xlink:type="simple" xlink:href="#_heading=h.et39zygiv55s" text:style-name="Index_20_Link" text:visited-style-name="Index_20_Link"><text:span text:style-name="T11">Создание аннотации Logging<text:tab/>69</text:span></text:a></text:p>
          <text:p text:style-name="P18"><text:a xlink:type="simple" xlink:href="#_heading=h.gsdcam2ha3yx" text:style-name="Index_20_Link" text:visited-style-name="Index_20_Link"><text:span text:style-name="T11">Класс LoggingAspect<text:tab/>71</text:span></text:a></text:p>
          <text:p text:style-name="P13"><text:a xlink:type="simple" xlink:href="#_heading=h.3v6c0dw32c1j" text:style-name="Index_20_Link" text:visited-style-name="Index_20_Link"><text:span text:style-name="T10">Заключение по дипломному проекту<text:tab/>72</text:span></text:a></text:p>
          <text:p text:style-name="P13"><text:a xlink:type="simple" xlink:href="#_heading=h.r85dw8uqayso" text:style-name="Index_20_Link" text:visited-style-name="Index_20_Link"><text:span text:style-name="T10">Список используемой литературы<text:tab/>74</text:span></text:a></text:p>
          <text:p text:style-name="P13"><text:a xlink:type="simple" xlink:href="#_heading=h.zfjse3giziap" text:style-name="Index_20_Link" text:visited-style-name="Index_20_Link"><text:span text:style-name="T10">Приложения<text:tab/>74</text:span></text:a></text:p>
        </text:index-body>
      </text:table-of-content>
      <text:p text:style-name="P11"><text:bookmark text:name="_heading=h.gpr57m50ghkl"/></text:p>
      <text:p text:style-name="P193"><text:bookmark text:name="_heading=h.1fob9te"/><text:span text:style-name="T1">Введение</text:span></text:p>
      <text:p text:style-name="P19"><text:span text:style-name="T1">В современных условиях цифровизации и автоматизации процессов создание эффективных инструментов для учета посещаемости тренировок становится важной задачей для спортивных учреждений. Учет посещаемости не только помогает тренерам и администраторам отслеживать активность учеников, но и способствует улучшению организации тренировочного процесса. Систематизированный подход к мониторингу посещаемости позволяет выявлять тенденции, оценивать эффективность тренировок и поддерживать высокий уровень мотивации среди учеников.</text:span></text:p>
      <text:p text:style-name="P19"><text:span text:style-name="T1">Несмотря на обилие CRM-систем для бизнеса, возникла необходимость создать продукт, ориентированный на небольшую команду тренерского состава. Этот продукт позволит удобно администрировать тренировочные группы, управлять участниками, планировать занятия и отслеживать их прогресс. Такой подход обеспечит более персонализированный подход к каждому клиенту и улучшит организацию тренировочного процесса.</text:span></text:p>
      <text:p text:style-name="P19"><text:span text:style-name="T1">В рамках данного дипломного проекта была разработана система, которая включает в себя REST-сервер и частично клиентскую часть, что позволяет обеспечить взаимодействие между пользователями и сервером. REST-сервер обеспечивает надежную и гибкую архитектуру для обработки запросов, что упрощает интеграцию с различными клиентскими приложениями и позволяет легко масштабировать систему при увеличении количества пользователей. Важно отметить, что в будущем планируется расширение спектра ролей пользователей и соответствующего функционала, что позволит адаптировать систему под различные потребности и улучшить взаимодействие между участниками процесса.</text:span></text:p>
      <text:p text:style-name="P19"><text:span text:style-name="T1">Частично разработанная клиентская часть создавалась с целью протестировать возможности сервера по выполнению CRUD операций (создание, чтение, обновление и удаление) над сущностями Студент и Группа. При этом акцент был сделан на функциональность, а не на углубленное взаимодействие с пользователем. Это лишь первый шаг к созданию интерфейса, реализованного с использованием шаблонизатора Thymeleaf. Данная реализация позволит в дальнейшем расширить функционал клиентской части и улучшить пользовательский опыт.</text:span></text:p>
      <text:p text:style-name="P39"><text:span text:style-name="T1">Ключевыми задачами проекта являются:</text:span></text:p>
      <text:list xml:id="list1903736243" text:style-name="WWNum47">
        <text:list-item>
          <text:p text:style-name="P44"><text:span text:style-name="T1">Разработка модели данных, которая будет служить основой для хранения информации об учениках и посещенных ими тренировках, с возможностью последующего усложнения модели.</text:span></text:p>
        </text:list-item>
        <text:list-item>
          <text:p text:style-name="P48"><text:span text:style-name="T1">Разработка RESTful API, который будет обрабатывать запросы на учет посещаемости и управлять данными.</text:span></text:p>
        </text:list-item>
        <text:list-item>
          <text:p text:style-name="P49"><text:span text:style-name="T1">Создание тестовой клиентской части с ограниченным функционалом, чтобы протестировать возможности сервера.</text:span></text:p>
        </text:list-item>
        <text:list-item>
          <text:p text:style-name="P46"><text:span text:style-name="T1">Проектирование микросервисной структуры с использованием компонентов Spring Cloud, что обеспечит эффективное взаимодействие между сервисами.</text:span></text:p>
        </text:list-item>
        <text:list-item>
          <text:p text:style-name="P48"><text:span text:style-name="T1">Покрытие тестами серверной части, чтобы гарантировать надежность и стабильность работы системы.</text:span></text:p>
        </text:list-item>
        <text:list-item>
          <text:p text:style-name="P50"><text:span text:style-name="T1">Логирование методов серверной части, что позволит отслеживать выполнение операций и выявлять возможные проблем</text:span><text:span text:style-name="T14">ы</text:span><text:span text:style-name="T1">.</text:span></text:p>
        </text:list-item>
      </text:list>
      <text:p text:style-name="P39"><text:span text:style-name="T1">Таким образом, данный проект не только решает актуальную задачу учета посещаемости, но и закладывает основу для будущих улучшений и расширений. Он направлен на создание удобного, эффективного и масштабируемого инструмента, который будет способствовать повышению качества тренировочного процесса и поддержанию высокого уровня вовлеченности учеников.</text:span></text:p>
      <text:p text:style-name="P19"><text:span text:style-name="T1">Используемые инструменты и технологии:</text:span></text:p>
      <text:list xml:id="list2560949530" text:style-name="WWNum51">
        <text:list-item>
          <text:p text:style-name="P45"><text:span text:style-name="T4">Интегрированная среда разработки IntelliJ IDEA.</text:span></text:p>
        </text:list-item>
        <text:list-item>
          <text:p text:style-name="P45"><text:span text:style-name="T4">Система контроля версий Git.</text:span></text:p>
        </text:list-item>
        <text:list-item>
          <text:p text:style-name="P45"><text:span text:style-name="T4">Фреймворк для тестирования JUnit.</text:span></text:p>
        </text:list-item>
        <text:list-item>
          <text:p text:style-name="P45"><text:span text:style-name="T4">Инструмент для тестирования API Postman.</text:span></text:p>
        </text:list-item>
        <text:list-item>
          <text:p text:style-name="P45"><text:span text:style-name="T4">Платформа для контейнеризации Docker.</text:span></text:p>
        </text:list-item>
        <text:list-item>
          <text:p text:style-name="P45"><text:span text:style-name="T4">Фреймворк для создания приложений Spring Boot.</text:span></text:p>
        </text:list-item>
        <text:list-item>
          <text:p text:style-name="P45"><text:span text:style-name="T4">Шаблонизатор для веб-приложений Thymeleaf.</text:span></text:p>
        </text:list-item>
        <text:list-item>
          <text:p text:style-name="P45"><text:span text:style-name="T4">Система управления реляционными базами данных PostgreSQL.</text:span></text:p>
        </text:list-item>
        <text:list-item>
          <text:p text:style-name="P45"><text:span text:style-name="T4">Расширение Spring Data Data JPA.</text:span></text:p>
        </text:list-item>
        <text:list-item>
          <text:p text:style-name="P45"><text:span text:style-name="T4">Легковесная реляционная база данных H2 Database.</text:span></text:p>
        </text:list-item>
        <text:list-item>
          <text:p text:style-name="P45"><text:soft-page-break/><text:span text:style-name="T4">Система обнаружения сервисов Spring Cloud Eureka.</text:span></text:p>
        </text:list-item>
        <text:list-item>
          <text:p text:style-name="P47"><text:span text:style-name="T4">Модуль для аспектно-ориентированного программирования Spring Boot Starter AOP.</text:span></text:p>
        </text:list-item>
      </text:list>
      <text:p text:style-name="P19"><text:span text:style-name="T1">Эти инструменты и технологии в совокупности создают мощную среду для разработки, тестирования и развертывания современных приложений.</text:span></text:p>
      <text:p text:style-name="P8"><text:span text:style-name="T1"><text:tab/></text:span></text:p>
      <text:p text:style-name="P195"><text:bookmark text:name="_heading=h.cj77ihl8zl5f"/><text:span text:style-name="T1">Теоретическая и практическая главы</text:span></text:p>
      <text:p text:style-name="P17"/>
      <text:p text:style-name="P17"/>
      <text:p text:style-name="P191"><text:bookmark text:name="_heading=h.r43mrnl7tgc3"/><text:span text:style-name="T1">Теоретическая часть</text:span></text:p>
      <text:p text:style-name="P17"/>
      <text:p text:style-name="P17"/>
      <text:p text:style-name="P204"><text:bookmark text:name="_heading=h.y7b2p1nnwugi"/><text:span text:style-name="T8">Разработка модели данных</text:span></text:p>
      <text:p text:style-name="P19"><text:span text:style-name="T1">Изначально целью было удобно фиксировать присутствие учеников на занятиях, чтобы своевременно напоминать им о необходимости покупки нового абонемента. Позже возникла идея предоставить клиентам доступ к информации о посещаемости, что открыло новые возможности для информирования о событиях и интеграции специализированного интернет-магазина. Это позволяет трансформировать продукт в полноценное веб-приложение с осмысленной перспективой развития.</text:span></text:p>
      <text:p text:style-name="P19"><text:span text:style-name="T1">Решено начать с малого, реализовав журнал посещаемости. Серверная часть этого журнала будет строиться на модели данных, которую на первом этапе следует ограничить минимальным количеством сущностей, избегая излишних связей. В результате принято решение выделить четыре основные сущности: </text:span><text:span text:style-name="T5">Студент, Группа, Тренировка </text:span><text:span text:style-name="T1">и</text:span><text:span text:style-name="T5"> Посещение</text:span><text:span text:style-name="T1">.</text:span></text:p>
      <text:p text:style-name="P19"><text:span text:style-name="T1">Сущность </text:span><text:span text:style-name="T5">Студент</text:span><text:span text:style-name="T1"> представляет собой информацию о каждом ученике, посещающем занятия. Основные атрибуты этой сущности могут включать:</text:span></text:p>
      <text:list xml:id="list237630877" text:style-name="WWNum6">
        <text:list-item>
          <text:p text:style-name="P51"><text:span text:style-name="T1">ID студента: уникальный идентификатор, присваиваемый каждому студенту.</text:span></text:p>
        </text:list-item>
        <text:list-item>
          <text:p text:style-name="P51"><text:span text:style-name="T1">Имя и Фамилия студента.</text:span></text:p>
        </text:list-item>
        <text:list-item>
          <text:p text:style-name="P51"><text:span text:style-name="T1">Дата рождения: для учета возрастной категории.</text:span></text:p>
        </text:list-item>
        <text:list-item>
          <text:p text:style-name="P102"><text:span text:style-name="T1">ID группы: необязательный, но организационно очень удобный атрибут.</text:span></text:p>
        </text:list-item>
      </text:list>
      <text:p text:style-name="P19"><text:span text:style-name="T1">Эта сущность позволяет эффективно управлять информацией о студентах и отслеживать их активность в тренировочном процессе.</text:span></text:p>
      <text:p text:style-name="P19"><text:span text:style-name="T1">Сущность </text:span><text:span text:style-name="T5">Группа</text:span><text:span text:style-name="T1"> отвечает за организацию студентов в тренировочные группы. Основные атрибуты могут включать:</text:span></text:p>
      <text:list xml:id="list2504114036" text:style-name="WWNum54">
        <text:list-item>
          <text:p text:style-name="P52"><text:span text:style-name="T1">ID группы: уникальный идентификатор группы.</text:span></text:p>
        </text:list-item>
        <text:list-item>
          <text:p text:style-name="P52"><text:span text:style-name="T1">Название группы: название или категория, соответствующая возрасту и уровню подготовки учеников.</text:span></text:p>
        </text:list-item>
        <text:list-item>
          <text:p text:style-name="P52"><text:span text:style-name="T1">Адрес: описывает адрес локации.</text:span></text:p>
        </text:list-item>
        <text:list-item>
          <text:p text:style-name="P103"><text:span text:style-name="T1">Описание: краткое описание группы и ее направленности.</text:span></text:p>
        </text:list-item>
      </text:list>
      <text:p text:style-name="P19"><text:soft-page-break/><text:span text:style-name="T1">Эта сущность помогает организовать студентов по группам, облегчая планирование и управление занятиями.</text:span></text:p>
      <text:p text:style-name="P19"><text:span text:style-name="T1">Сущность </text:span><text:span text:style-name="T5">Тренировка</text:span><text:span text:style-name="T1"> описывает конкретные занятия, проводимые в группах. Основные атрибуты могут включать:</text:span></text:p>
      <text:list xml:id="list2433375713" text:style-name="WWNum38">
        <text:list-item>
          <text:p text:style-name="P53"><text:span text:style-name="T1">ID тренировки: уникальный идентификатор тренировки.</text:span></text:p>
        </text:list-item>
        <text:list-item>
          <text:p text:style-name="P53"><text:span text:style-name="T1">Дата и время: информация о начале занятия.</text:span></text:p>
        </text:list-item>
        <text:list-item>
          <text:p text:style-name="P104"><text:span text:style-name="T1">Статус: информация о статусе тренировки (запланирована, проведена, отменена).</text:span></text:p>
        </text:list-item>
      </text:list>
      <text:p text:style-name="P19"><text:span text:style-name="T1">Эта сущность позволяет отслеживать расписание тренировок и управлять посещаемостью.</text:span></text:p>
      <text:p text:style-name="P19"><text:span text:style-name="T1">Сущность </text:span><text:span text:style-name="T5">Посещение</text:span><text:span text:style-name="T1"> фиксирует факты присутствия студентов на тренировках. Основные атрибуты могут включать:</text:span></text:p>
      <text:list xml:id="list3798807635" text:style-name="WWNum32">
        <text:list-item>
          <text:p text:style-name="P54"><text:span text:style-name="T1">ID посещения: уникальный идентификатор записи о посещении.</text:span></text:p>
        </text:list-item>
        <text:list-item>
          <text:p text:style-name="P54"><text:span text:style-name="T1">Студент: ссылка на сущность студента, который пришел на занятие.</text:span></text:p>
        </text:list-item>
        <text:list-item>
          <text:p text:style-name="P105"><text:span text:style-name="T1">Тренировка: ссылка на сущность тренировки, на которую пришел студент.</text:span></text:p>
        </text:list-item>
      </text:list>
      <text:p text:style-name="P19"><text:span text:style-name="T1">Комментарий: опциональное текстовое поле для особых отметок, касающихся конкретного студента на конкретной тренировке.</text:span></text:p>
      <text:p text:style-name="P19"><text:span text:style-name="T1">Эта сущность позволяет эффективно отслеживать посещаемость студентов и анализировать их активность в тренировочном процессе.</text:span></text:p>
      <text:p text:style-name="P21"/>
      <text:p text:style-name="P204"><text:bookmark text:name="_heading=h.tik4o2rllcpy"/><text:span text:style-name="T8">Разработка RESTful API</text:span></text:p>
      <text:p text:style-name="P19"><text:span text:style-name="T1">В рамках разработки RESTful API для учета посещаемости и управления данными будет реализована многоуровневая архитектура, состоящая из четырех основных слоев: </text:span><text:span text:style-name="T5">Entity</text:span><text:span text:style-name="T1">, </text:span><text:span text:style-name="T5">Repository</text:span><text:span text:style-name="T1">, </text:span><text:span text:style-name="T5">Service</text:span><text:span text:style-name="T1"> и </text:span><text:span text:style-name="T5">RestController</text:span><text:span text:style-name="T1">. Каждый из этих слоев выполняет свою уникальную роль в обеспечении функциональности и структуры приложения.</text:span></text:p>
      <text:p text:style-name="P19"><text:span text:style-name="T1">Слой </text:span><text:span text:style-name="T5">Entity</text:span><text:span text:style-name="T1"> представляет собой модели данных, которые соответствуют сущностям в базе данных. Каждая сущность будет описывать основные атрибуты, такие как студенты, группы, тренировки и посещения. Этот слой отвечает за:</text:span></text:p>
      <text:list xml:id="list1169907506" text:style-name="WWNum48">
        <text:list-item>
          <text:p text:style-name="P55"><text:span text:style-name="T1">Определение структуры данных и их атрибутов.</text:span></text:p>
        </text:list-item>
        <text:list-item>
          <text:p text:style-name="P55"><text:span text:style-name="T1">Установление связей между сущностями (например, связь между студентами и группами).</text:span></text:p>
        </text:list-item>
        <text:list-item>
          <text:p text:style-name="P106"><text:span text:style-name="T1">Обеспечение целостности данных.</text:span></text:p>
        </text:list-item>
      </text:list>
      <text:p text:style-name="P19"><text:span text:style-name="T1">Слой </text:span><text:span text:style-name="T5">Repository</text:span><text:span text:style-name="T1"> отвечает за доступ к данным и взаимодействие с базой данных. Он инкапсулирует логику выполнения операций CRUD (создание, чтение, обновление, удаление) для сущностей. Основные функции этого слоя включают:</text:span></text:p>
      <text:list xml:id="list872371607" text:style-name="WWNum59">
        <text:list-item>
          <text:p text:style-name="P56"><text:span text:style-name="T1">Реализацию методов для получения, добавления, обновления и удаления данных.</text:span></text:p>
        </text:list-item>
        <text:list-item>
          <text:p text:style-name="P56"><text:span text:style-name="T1">Использование ORM (Object-Relational Mapping) для упрощения работы с базой данных.</text:span></text:p>
        </text:list-item>
        <text:list-item>
          <text:p text:style-name="P107"><text:span text:style-name="T1">Обеспечение абстракции доступа к данным, что позволяет легко изменять реализацию без влияния на другие слои.</text:span></text:p>
        </text:list-item>
      </text:list>
      <text:p text:style-name="P19"><text:span text:style-name="T1">Слой </text:span><text:span text:style-name="T5">Service</text:span><text:span text:style-name="T1"> содержит бизнес-логику приложения. Он отвечает за обработку данных, выполнение бизнес-правил и взаимодействие между слоями. Основные задачи этого слоя:</text:span></text:p>
      <text:list xml:id="list3458434657" text:style-name="WWNum60">
        <text:list-item>
          <text:p text:style-name="P57"><text:soft-page-break/><text:span text:style-name="T1">Реализация логики обработки запросов, таких как проверка статуса тренировки или управление записями о посещаемости.</text:span></text:p>
        </text:list-item>
        <text:list-item>
          <text:p text:style-name="P57"><text:span text:style-name="T1">Валидация входящих данных перед их передачей в слой Repository.</text:span></text:p>
        </text:list-item>
        <text:list-item>
          <text:p text:style-name="P108"><text:span text:style-name="T1">Обработка ошибок и исключений, возникающих в процессе выполнения бизнес-логики.</text:span></text:p>
        </text:list-item>
      </text:list>
      <text:p text:style-name="P19"><text:span text:style-name="T1">Слой </text:span><text:span text:style-name="T5">RestController</text:span><text:span text:style-name="T1"> отвечает за взаимодействие с клиентом через HTTP-запросы. Он обрабатывает входящие запросы и формирует ответы. Основные функции этого слоя:</text:span></text:p>
      <text:list xml:id="list3231054313" text:style-name="WWNum64">
        <text:list-item>
          <text:p text:style-name="P58"><text:span text:style-name="T1">Определение конечных точек (endpoints) для API, которые будут доступны клиентам.</text:span></text:p>
        </text:list-item>
        <text:list-item>
          <text:p text:style-name="P58"><text:span text:style-name="T1">Обработка различных типов HTTP-запросов (GET, POST, PUT, DELETE) для выполнения операций над данными.</text:span></text:p>
        </text:list-item>
        <text:list-item>
          <text:p text:style-name="P109"><text:span text:style-name="T1">Форматирование ответов в удобные для клиента форматы, такие как JSON.</text:span></text:p>
        </text:list-item>
      </text:list>
      <text:p text:style-name="P19"><text:span text:style-name="T1">Разработка RESTful API с использованием слоев Entity, Repository, Service и RestController обеспечит четкое разделение ответственности и модульность приложения. Это позволит упростить поддержку и расширение системы, а также улучшить взаимодействие между компонентами. Такой подход создаст надежную и масштабируемую архитектуру для решения поставленной задачи.</text:span></text:p>
      <text:p text:style-name="P21"/>
      <text:p text:style-name="P205"><text:bookmark text:name="_heading=h.4q87f55aqf3n"/><text:span text:style-name="T8">Взаимодействие с пользователем</text:span></text:p>
      <text:p text:style-name="P19"><text:span text:style-name="T1">Полноценный продукт, предназначенный для учета посещаемости и управления данными в спортивной школе, предполагает взаимодействие с несколькими ключевыми пользователями: тренером, администратором и учениками. Однако на начальном этапе, когда продукт представляет собой лишь журнал с возможностью отметки учеников на тренировках, основным и единственным пользователем становится тренер.</text:span></text:p>
      <text:p text:style-name="P19"><text:span text:style-name="T1">Тренер играет центральную роль в процессе, так как именно он отвечает за организацию тренировок и учет посещаемости. В этом контексте интерфейс приложения будет максимально удобным и интуитивно понятным для тренера, позволяя быстро и эффективно отмечать присутствие учеников на занятиях. Тренер сможет не только фиксировать, кто пришел на тренировку, но и добавлять дополнительные комментарии, такие как причины отсутствия или замечания по поводу выполнения заданий. Это позволит создать более полное представление о каждом ученике и его прогрессе.</text:span></text:p>
      <text:p text:style-name="P19"><text:span text:style-name="T1">С течением времени, по мере развития продукта, планируется расширение функционала для других пользователей. Администраторы смогут управлять общими настройками системы, добавлять новых тренеров и учеников, а также генерировать отчеты о посещаемости и успеваемости. Ученики, в свою очередь, получат доступ к своим данным, что позволит им отслеживать свою активность и прогресс в тренировках.</text:span></text:p>
      <text:p text:style-name="P19"><text:span text:style-name="T1">Основной фокус разработки будет сделан на серверную часть приложения, что подразумевает ограничение работы над клиентской частью на текущем этапе. В связи с этим, создаваемый интерфейс будет ограничен выполнением CRUD операций для сущностей Студент и Группа. Это позволит обеспечить базовую функциональность для управления данными, необходимыми для ведения учета, без излишней сложности на начальном этапе разработки.</text:span></text:p>
      <text:p text:style-name="P19"><text:span text:style-name="T1">Таким образом, начальная версия продукта, ориентированная на тренера и ограниченная функционально, закладывает основу для дальнейшего расширения системы. Создание интерфейса для управления сущностями Студент и Группа обеспечит гибкость и масштабируемость приложения, позволяя в будущем добавить новые возможности и пользователей. Этот подход позволит эффективно развивать продукт, соответствуя потребностям пользователей и обеспечивая удобство в работе.</text:span></text:p>
      <text:p text:style-name="P21"/>
      <text:p text:style-name="P207"><text:bookmark text:name="_heading=h.7iivamslwayv"/><text:span text:style-name="T8">Проектирование микросервисной структуры</text:span></text:p>
      <text:p text:style-name="P19"><text:span text:style-name="T1">При проектировании архитектуры приложения важно выделить серверную и клиентскую части, что создает гибкую и масштабируемую структуру. Применение микросервисной архитектуры позволит эффективно разделить функциональность приложения на независимые компоненты, каждый из которых будет отвечать за свою часть системы.</text:span></text:p>
      <text:p text:style-name="P19"><text:span text:style-name="T1">Основные аспекты проектирования микросервисной структуры включают:</text:span></text:p>
      <text:list xml:id="list2576373550" text:style-name="WWNum13">
        <text:list-item>
          <text:p text:style-name="P59"><text:span text:style-name="T1">Выделение сервисов: Приложение будет разделено на несколько микросервисов, таких как сервис управления пользователями (Студенты и Группы), сервис учета посещаемости, сервис отчетности и т.д. Каждый сервис будет иметь четко определенные API, что упростит взаимодействие между ними.</text:span></text:p>
        </text:list-item>
        <text:list-item>
          <text:p text:style-name="P59"><text:span text:style-name="T1">Независимость развертывания: Каждый микросервис можно разворачивать и обновлять независимо от других. Это позволяет быстро вносить изменения и добавлять новые функции без необходимости полной переработки приложения.</text:span></text:p>
        </text:list-item>
        <text:list-item>
          <text:p text:style-name="P59"><text:span text:style-name="T1">Масштабируемость: Микросервисы могут быть масштабированы отдельно в зависимости от нагрузки. Например, если сервис учета посещаемости требует больше ресурсов в определенные периоды, его можно масштабировать без затрагивания других сервисов.</text:span></text:p>
        </text:list-item>
        <text:list-item>
          <text:p text:style-name="P59"><text:span text:style-name="T1">Технологическая гибкость: Каждому микросервису можно выбрать наиболее подходящие технологии и языки программирования, что позволяет использовать лучшие инструменты для каждой конкретной задачи.</text:span></text:p>
        </text:list-item>
        <text:list-item>
          <text:p text:style-name="P59"><text:span text:style-name="T1">Обеспечение надежности: Микросервисы могут быть спроектированы с учетом отказоустойчивости. Если один из сервисов выходит из строя, это не повлияет на работу остальных, что повышает общую стабильность системы.</text:span></text:p>
        </text:list-item>
        <text:list-item>
          <text:p text:style-name="P110"><text:soft-page-break/><text:span text:style-name="T1">Управление данными: Каждый микросервис может иметь свою базу данных, что позволяет избежать узких мест и улучшить производительность. Разделение данных также упрощает управление ими и обеспечивает их безопасность.</text:span></text:p>
        </text:list-item>
      </text:list>
      <text:p text:style-name="P19"><text:span text:style-name="T1">На первом этапе работы над приложением будут выделены два основных сервиса, что позволит сосредоточиться на создании функциональной и эффективной архитектуры.</text:span></text:p>
      <text:list xml:id="list1400689309" text:style-name="WWNum29">
        <text:list-item>
          <text:p text:style-name="P60"><text:span text:style-name="T1">Серверная часть: будет реализован RESTful API, который будет управлять четырьмя сущностями: Студент, Группа, Тренировка и Посещение. Этот сервис обеспечит взаимодействие с данными, позволяя выполнять CRUD операции (создание, чтение, обновление и удаление) для каждой из сущностей. Использование RESTful API обеспечит стандартизированный подход к взаимодействию между клиентом и сервером, что упростит интеграцию и расширение функциональности в будущем.</text:span></text:p>
        </text:list-item>
        <text:list-item>
          <text:p text:style-name="P111"><text:span text:style-name="T1">Клиентская часть: будет разработана для взаимодействия с сервером, выполняя CRUD операции только над сущностями Студент и Группа. Это позволит пользователям (в основном тренерам) управлять данными студентов и групп, обеспечивая удобный интерфейс для работы с системой. Ограничение клиентской части на эти две сущности на начальном этапе позволит сосредоточиться на основных функциях и обеспечить стабильность приложения.</text:span></text:p>
        </text:list-item>
      </text:list>
      <text:p text:style-name="P19"><text:span text:style-name="T1">Такой подход к проектированию микросервисной структуры обеспечит гибкость и масштабируемость системы. Серверная часть будет легко расширяться за счет добавления новых микросервисов или функциональности, а клиентская часть сможет адаптироваться к изменениям на сервере без значительных затрат времени и ресурсов.</text:span></text:p>
      <text:p text:style-name="P19"><text:span text:style-name="T1">В результате, данная архитектура создаст прочную основу для дальнейшего развития приложения, позволяя эффективно реагировать на потребности пользователей и обеспечивая удобство в работе.</text:span></text:p>
      <text:p text:style-name="P204"><text:bookmark text:name="_heading=h.2js38c2u0dnw"/><text:span text:style-name="T8">Тестирование основных аспектов приложения</text:span></text:p>
      <text:p text:style-name="P19"><text:span text:style-name="T1">Тестирование является критически важным этапом разработки, который обеспечивает надежность, стабильность и качество приложения. На данном этапе работы над приложением, в рамках его серверной и клиентской частей, необходимо сосредоточиться на тестировании основных аспектов, чтобы убедиться в корректности работы ключевых функций.</text:span></text:p>
      <text:p text:style-name="P19"><text:span text:style-name="T4">Основные аспекты для тестирования:</text:span></text:p>
      <text:list xml:id="list242565055" text:style-name="WWNum11">
        <text:list-item>
          <text:p text:style-name="P61"><text:span text:style-name="T1">Тестирование RESTful API:</text:span></text:p>
        </text:list-item>
      </text:list>
      <text:list xml:id="list1948762367" text:style-name="WWNum35">
        <text:list-item>
          <text:p text:style-name="P148"><text:span text:style-name="T1">Проверка корректности работы основных CRUD операций для сущностей Студент, Группа, Тренировка и Посещение.</text:span></text:p>
        </text:list-item>
        <text:list-item>
          <text:p text:style-name="P148"><text:span text:style-name="T1">Убедиться, что API возвращает правильные HTTP статусы (например, 200, 201, 404, 500) в зависимости от результата выполнения запросов.</text:span></text:p>
        </text:list-item>
        <text:list-item>
          <text:p text:style-name="P148"><text:span text:style-name="T1">Тестирование на предмет обработки ошибок, чтобы гарантировать, что сервер корректно реагирует на некорректные запросы.</text:span></text:p>
        </text:list-item>
      </text:list>
      <text:list xml:id="list1316183701966" text:continue-list="list242565055" text:style-name="WWNum11">
        <text:list-item>
          <text:p text:style-name="P61"><text:span text:style-name="T1">Тестирование функциональности клиентской части:</text:span></text:p>
        </text:list-item>
      </text:list>
      <text:list xml:id="list607541091" text:style-name="WWNum61">
        <text:list-item>
          <text:p text:style-name="P149"><text:span text:style-name="T1">Проверка корректности выполнения CRUD операций над сущностями Студент и Группа через клиентский интерфейс.</text:span></text:p>
        </text:list-item>
        <text:list-item>
          <text:p text:style-name="P149"><text:span text:style-name="T1">Убедиться, что пользовательский интерфейс интуитивно понятен и позволяет пользователям легко взаимодействовать с системой.</text:span></text:p>
        </text:list-item>
        <text:list-item>
          <text:p text:style-name="P149"><text:span text:style-name="T1">Тестирование на предмет обработки и отображения ошибок, чтобы пользователи могли получить подсказки о возникших проблемах.</text:span></text:p>
        </text:list-item>
      </text:list>
      <text:list xml:id="list1315318057428" text:continue-list="list1316183701966" text:style-name="WWNum11">
        <text:list-item>
          <text:p text:style-name="P61"><text:span text:style-name="T1">Тестирование производительности:</text:span></text:p>
        </text:list-item>
      </text:list>
      <text:list xml:id="list3100941646" text:style-name="WWNum10">
        <text:list-item>
          <text:p text:style-name="P150"><text:span text:style-name="T1">Оценка времени отклика API при нагрузке, чтобы убедиться, что приложение может обрабатывать ожидаемое количество запросов одновременно.</text:span></text:p>
        </text:list-item>
        <text:list-item>
          <text:p text:style-name="P150"><text:span text:style-name="T1">Проведение стресс-тестирования для выявления пределов производительности и возможности приложения справляться с высоким трафиком.</text:span></text:p>
        </text:list-item>
      </text:list>
      <text:list xml:id="list1315811774279" text:continue-list="list1315318057428" text:style-name="WWNum11">
        <text:list-item>
          <text:p text:style-name="P61"><text:span text:style-name="T1">Тестирование безопасности:</text:span></text:p>
        </text:list-item>
      </text:list>
      <text:list xml:id="list816297347" text:style-name="WWNum26">
        <text:list-item>
          <text:p text:style-name="P151"><text:span text:style-name="T1">Проверка на уязвимости, такие как SQL-инъекции, XSS (межсайтовые скрипты) и другие распространенные уязвимости.</text:span></text:p>
        </text:list-item>
        <text:list-item>
          <text:p text:style-name="P151"><text:span text:style-name="T1">Убедиться в наличии механизма аутентификации и авторизации для защиты данных пользователей.</text:span></text:p>
        </text:list-item>
      </text:list>
      <text:list xml:id="list1315684905578" text:continue-list="list1315811774279" text:style-name="WWNum11">
        <text:list-item>
          <text:p text:style-name="P61"><text:span text:style-name="T1">Тестирование интеграции:</text:span></text:p>
        </text:list-item>
      </text:list>
      <text:list xml:id="list3667167944" text:style-name="WWNum37">
        <text:list-item>
          <text:p text:style-name="P152"><text:soft-page-break/><text:span text:style-name="T1">Проверка взаимодействия между клиентской и серверной частями, чтобы убедиться в корректности передачи данных и обработки запросов.</text:span></text:p>
        </text:list-item>
        <text:list-item>
          <text:p text:style-name="P163"><text:span text:style-name="T1">Тестирование совместимости с различными средами и устройствами для обеспечения стабильной работы приложения.</text:span></text:p>
        </text:list-item>
      </text:list>
      <text:p text:style-name="P19"><text:span text:style-name="T1">В рамках данной работы мы сосредоточимся на тестировании основных аспектов приложения, уделяя особое внимание обеспечению качества и надежности его компонентов. В частности, мы покроем тестами RESTful API, реализованный для существующих сущностей Студент, Группа, Тренировка и Посещение.</text:span></text:p>
      <text:p text:style-name="P19"><text:span text:style-name="T1">Это позволит не только проверить корректность работы CRUD операций для каждой из сущностей, но и убедиться в правильности обработки ошибок и взаимодействия между клиентской и серверной частями. Тестирование REST контроллеров станет важным шагом к созданию надежного и стабильного приложения, готового к развертыванию и использованию пользователями.</text:span></text:p>
      <text:p text:style-name="P19"><text:span text:style-name="T1">Таким образом, успешное покрытие тестами текущих функциональных возможностей обеспечивает высокое качество продукта и подготовит основу для дальнейшего развития и масштабирования системы.</text:span></text:p>
      <text:p text:style-name="P21"/>
      <text:p text:style-name="P204"><text:bookmark text:name="_heading=h.pybcay8lbc3g"/><text:span text:style-name="T8">Логирование</text:span></text:p>
      <text:p text:style-name="P19"><text:span text:style-name="T1">Логирование является важным аспектом разработки и эксплуатации приложений, так как оно позволяет отслеживать события, ошибки и действия пользователей, что способствует улучшению качества и стабильности системы. В рамках нашего приложения логирование будет внедрено на уровне серверной части, чтобы обеспечить прозрачность работы и упростить диагностику проблем.</text:span></text:p>
      <text:p text:style-name="P19"><text:span text:style-name="T4">Основные цели логирования:</text:span></text:p>
      <text:list xml:id="list2487720902" text:style-name="WWNum21">
        <text:list-item>
          <text:p text:style-name="P62"><text:span text:style-name="T1">Отслеживание событий:</text:span></text:p>
        </text:list-item>
      </text:list>
      <text:list xml:id="list3645284699" text:style-name="WWNum44">
        <text:list-item>
          <text:p text:style-name="P153"><text:span text:style-name="T1">Логирование позволит фиксировать важные события в системе, такие как создание, обновление и удаление сущностей Студент, Группа, Тренировка и Посещение. Это поможет в анализе активности пользователей и поведения приложения.</text:span></text:p>
        </text:list-item>
      </text:list>
      <text:list xml:id="list1315426788390" text:continue-list="list2487720902" text:style-name="WWNum21">
        <text:list-item>
          <text:p text:style-name="P62"><text:span text:style-name="T1">Диагностика ошибок:</text:span></text:p>
        </text:list-item>
      </text:list>
      <text:list xml:id="list1324770162" text:style-name="WWNum56">
        <text:list-item>
          <text:p text:style-name="P154"><text:span text:style-name="T1">Запись ошибок и исключений в логах поможет разработчикам быстро идентифицировать и исправлять проблемы. Важно логировать не только технические ошибки, но и ошибки, связанные с валидацией данных, чтобы обеспечить корректное взаимодействие с пользователями.</text:span></text:p>
        </text:list-item>
      </text:list>
      <text:list xml:id="list1315722642926" text:continue-list="list1315426788390" text:style-name="WWNum21">
        <text:list-item>
          <text:p text:style-name="P62"><text:span text:style-name="T1">Аудит и безопасность:</text:span></text:p>
        </text:list-item>
      </text:list>
      <text:list xml:id="list3240909939" text:style-name="WWNum58">
        <text:list-item>
          <text:p text:style-name="P155"><text:span text:style-name="T1">Логирование действий пользователей, таких как вход в систему, изменение прав доступа или удаление данных, позволит проводить аудит и повышать уровень безопасности приложения. Это поможет в выявлении подозрительной активности и реагировании на возможные угрозы.</text:span></text:p>
        </text:list-item>
      </text:list>
      <text:list xml:id="list1316235756850" text:continue-list="list1315722642926" text:style-name="WWNum21">
        <text:list-item>
          <text:p text:style-name="P62"><text:span text:style-name="T1">Производительность:</text:span></text:p>
        </text:list-item>
      </text:list>
      <text:list xml:id="list3934708713" text:style-name="WWNum41">
        <text:list-item>
          <text:p text:style-name="P164"><text:span text:style-name="T1">Запись временных меток для различных операций поможет анализировать производительность приложения и выявлять узкие места. Это позволит оптимизировать код и улучшить общую эффективность системы.</text:span></text:p>
        </text:list-item>
      </text:list>
      <text:p text:style-name="P19"><text:span text:style-name="T4">Реализация логирования:</text:span></text:p>
      <text:p text:style-name="P19"><text:span text:style-name="T1">Для реализации логирования можно использовать такие библиотеки, как Log4j или SLF4J, которые обеспечивают гибкую настройку уровней логирования (например, DEBUG, INFO, WARN, ERROR) и позволяют легко интегрировать логирование в проект. Логи можно сохранять как в файлы, так и в базы данных, в зависимости от требований к хранению данных.</text:span></text:p>
      <text:p text:style-name="P19"><text:span text:style-name="T1">Таким образом, внедрение логирования в рамках нашего приложения будет способствовать повышению его надежности, безопасности и производительности. Это создаст удобные условия для мониторинга и анализа работы системы, что в свою очередь позволит эффективно реагировать на возникающие проблемы и улучшать качество обслуживания пользователей.</text:span></text:p>
      <text:p text:style-name="P21"/>
      <text:p text:style-name="P204"><text:bookmark text:name="_heading=h.w48baa1vlte5"/><text:span text:style-name="T8">Заключение к теоретической части</text:span></text:p>
      <text:p text:style-name="P19"><text:span text:style-name="T1">В ходе изучения ключевых аспектов разработки приложения были рассмотрены важные элементы, формирующие успешную архитектуру и функциональность программного обеспечения. Проектирование микросервисной структуры позволяет разделить функциональность на независимые компоненты, упрощая управление и масштабирование системы.</text:span></text:p>
      <text:p text:style-name="P19"><text:span text:style-name="T1">Тестирование становится неотъемлемой частью разработки, обеспечивая уверенность в качестве и стабильности приложения. Покрытие тестами RESTful API и взаимодействия между клиентом и сервером позволяет выявлять ошибки на ранних стадиях, что снижает затраты на поддержку и улучшает пользовательский опыт.</text:span></text:p>
      <text:p text:style-name="P19"><text:soft-page-break/><text:span text:style-name="T1">Логирование выступает как важный инструмент для мониторинга, диагностики и повышения безопасности приложения, предоставляя данные для анализа работы системы и быстрого реагирования на проблемы.</text:span></text:p>
      <text:p text:style-name="P19"><text:span text:style-name="T1">Эти аспекты создают прочную основу для практической реализации приложения, обеспечивая надежность, производительность и удобство использования для конечных пользователей.</text:span></text:p>
      <text:p text:style-name="P21"/>
      <text:p text:style-name="P190"><text:bookmark text:name="_heading=h.k7yqkvurkqh4"/><text:span text:style-name="T1">Практическая часть</text:span></text:p>
      <text:p text:style-name="P19"><text:span text:style-name="T1">Практическая часть работы направлена на реализацию ключевых аспектов, обсужденных в теоретической части. Здесь мы сосредоточимся на разработке приложения, включая проектирование его структуры, внедрение RESTful API, тестирование основных функциональных возможностей и настройку логирования. Цель этой части — продемонстрировать применение теоретических знаний на практике и создать работоспособный продукт, отвечающий заявленным требованиям.</text:span></text:p>
      <text:p text:style-name="P22"/>
      <text:p text:style-name="P204"><text:bookmark text:name="_heading=h.u0rzxribt4i4"/><text:span text:style-name="T8">Выбор среды разработки, языка программирования и фреймворка</text:span></text:p>
      <text:p text:style-name="P19"><text:span text:style-name="T1">Для разработки нашего веб-приложения был выбран язык программирования Java, который является одним из самых популярных и надежных языков для создания корпоративных приложений. Java предлагает высокую производительность, безопасность и кроссплатформенность, что делает его идеальным выбором для разработки масштабируемых решений.</text:span></text:p>
      <text:p text:style-name="P19"><text:span text:style-name="T1">В качестве среды разработки мы выбрали IntelliJ IDEA. Этот IDE предоставляет мощные инструменты для разработки на Java, включая поддержку фреймворков, таких как Spring Boot. IntelliJ IDEA облегчает процесс разработки благодаря интуитивно понятному интерфейсу, встроенным инструментам для тестирования и отладки, а также возможностям автоматизации задач.</text:span></text:p>
      <text:p text:style-name="P19"><text:span text:style-name="T1">Для создания веб-приложения мы используем Spring Boot — фреймворк, который значительно упрощает разработку приложений на Java. Spring Boot позволяет быстро настраивать и разрабатывать приложения с минимальными усилиями, благодаря встроенным средствам конфигурации и автоматизации. Он поддерживает создание RESTful API, что идеально подходит для нашего проекта.</text:span></text:p>
      <text:p text:style-name="P19"><text:span text:style-name="T1">Таким образом, выбор Java, IntelliJ IDEA и Spring Boot создает надежную и эффективную платформу для разработки нашего веб-приложения, обеспечивая высокую производительность и удобство в работе.</text:span></text:p>
      <text:p text:style-name="P21"/>
      <text:p text:style-name="P204"><text:bookmark text:name="_heading=h.fbya2sp4ntr2"/><text:span text:style-name="T8">Процесс стартового создания проекта с помощью Spring Initializr</text:span></text:p>
      <text:p text:style-name="P19"><text:span text:style-name="T1">Для начала разработки веб-приложения был использован инструмент Spring Initializr, который значительно упрощает процесс создания и настройки проектов на базе Spring Boot.</text:span></text:p>
      <text:p text:style-name="P19"><text:span text:style-name="T1">При создании проекта были выбраны следующие параметры:</text:span></text:p>
      <text:list xml:id="list2894379421" text:style-name="WWNum31">
        <text:list-item>
          <text:p text:style-name="P63"><text:span text:style-name="T1">Система сборки: Maven, что позволяет управлять зависимостями и сборкой проекта с помощью стандартных инструментов.</text:span></text:p>
        </text:list-item>
        <text:list-item>
          <text:p text:style-name="P63"><text:span text:style-name="T1">Версия Spring Boot: 3.3.4, обеспечивающая доступ к последним функциям и улучшениям фреймворка.</text:span></text:p>
        </text:list-item>
        <text:list-item>
          <text:p text:style-name="P63"><text:span text:style-name="T1">Метаданные проекта:</text:span></text:p>
          <text:list>
            <text:list-item>
              <text:p text:style-name="P156"><text:span text:style-name="T1">groupId: ru.sspo, что соответствует уникальному идентификатору группы разработчиков.</text:span></text:p>
            </text:list-item>
            <text:list-item>
              <text:p text:style-name="P156"><text:span text:style-name="T1">artifactId: capo-attendance, который будет использоваться для идентификации приложения.</text:span></text:p>
            </text:list-item>
          </text:list>
        </text:list-item>
        <text:list-item>
          <text:p text:style-name="P112"><text:span text:style-name="T1">Версия Java: 17, что позволяет использовать современные возможности языка и улучшения производительности.</text:span></text:p>
        </text:list-item>
      </text:list>
      <text:p text:style-name="P19"><text:span text:style-name="T1">После выбора всех необходимых параметров Spring Initializr сгенерировал структуру проекта, включающую все необходимые зависимости и конфигурации. Это позволяет быстро приступить к разработке, сосредоточившись на реализации функциональности приложения, а не на настройке окружения.</text:span></text:p>
      <text:p text:style-name="P21"/>
      <text:p text:style-name="P204"><text:bookmark text:name="_heading=h.ro6i8tk9jjmi"/><text:span text:style-name="T8">Настройка сервера в отдельном модуле</text:span></text:p>
      <text:p text:style-name="P19"><text:soft-page-break/><text:span text:style-name="T1">В рамках выделения сервера в отдельный модуль была произведена его настройка с использованием файла конфигурации application.yaml. В этом файле определены ключевые параметры, которые обеспечивают корректную работу сервера и его интеграцию с остальными компонентами приложения.</text:span></text:p>
      <text:p text:style-name="P24"><text:span text:style-name="T1">Основные настройки включают:</text:span></text:p>
      <text:p text:style-name="P28"><text:span text:style-name="T1">server:</text:span></text:p>
      <text:p text:style-name="P170"><text:span text:style-name="T1">port: 8010</text:span></text:p>
      <text:p text:style-name="P28"><text:span text:style-name="T1">spring:</text:span></text:p>
      <text:p text:style-name="P170"><text:span text:style-name="T1">application:</text:span></text:p>
      <text:p text:style-name="P175"><text:span text:style-name="T1">name: attendance-rest</text:span></text:p>
      <text:p text:style-name="P21"/>
      <text:p text:style-name="P19"><text:span text:style-name="T1">В данном случае сервер настроен на работу на порту 8010, что позволяет избежать конфликтов с другими приложениями, работающими на стандартных портах. Также указано имя приложения attendance-rest, что упрощает идентификацию сервиса в среде выполнения и при мониторинге.</text:span></text:p>
      <text:p text:style-name="P19"><text:span text:style-name="T1">Такой подход к конфигурации позволяет легко изменять параметры сервера без необходимости вносить изменения в код, что делает приложение более гибким и удобным в обслуживании. Выделение сервера в отдельный модуль и его настройка через application.yaml обеспечивают четкое разделение ответственности и упрощают управление конфигурацией.</text:span></text:p>
      <text:p text:style-name="P21"/>
      <text:p text:style-name="P204"><text:bookmark text:name="_heading=h.v5k37ihpy7x3"/><text:span text:style-name="T8">Подключение зависимости для веб-приложения</text:span></text:p>
      <text:p text:style-name="P19"><text:span text:style-name="T1">Для обеспечения функциональности веб-приложения в проект была добавлена зависимость на Spring Boot Starter Web. Эта зависимость предоставляет все необходимые компоненты для разработки веб-приложений, включая поддержку RESTful API, встроенный сервер и инструменты для работы с HTTP-запросами.</text:span></text:p>
      <text:p text:style-name="P25"><text:span text:style-name="T1">В pom.xml проекта была добавлена следующая зависимость:</text:span></text:p>
      <text:p text:style-name="P29"><text:span text:style-name="T1">&lt;dependency&gt;</text:span></text:p>
      <text:p text:style-name="P171"><text:span text:style-name="T1">&lt;groupId&gt;org.springframework.boot&lt;/groupId&gt;</text:span></text:p>
      <text:p text:style-name="P171"><text:span text:style-name="T1">&lt;artifactId&gt;spring-boot-starter-web&lt;/artifactId&gt;</text:span></text:p>
      <text:p text:style-name="P29"><text:span text:style-name="T1">&lt;/dependency&gt;</text:span></text:p>
      <text:p text:style-name="P21"/>
      <text:p text:style-name="P19"><text:span text:style-name="T1">Внедрение этой зависимости позволяет использовать мощные возможности Spring для создания веб-сервисов, включая автоматическую настройку, обработку запросов и управление сессиями. Это значительно упрощает процесс разработки и позволяет сосредоточиться на реализации бизнес-логики приложения, не беспокоясь о низкоуровневых деталях настройки веб-сервера.</text:span></text:p>
      <text:p text:style-name="P19"><text:span text:style-name="T1">Таким образом, добавление зависимости spring-boot-starter-web является важным шагом в создании функционального и эффективного веб-приложения.</text:span></text:p>
      <text:p text:style-name="P21"/>
      <text:p text:style-name="P204"><text:bookmark text:name="_heading=h.11q612do1ofi"/><text:span text:style-name="T8">Подключение зависимости Lombok</text:span></text:p>
      <text:p text:style-name="P19"><text:span text:style-name="T1">В проект была добавлена зависимость на Project Lombok, что значительно упрощает разработку, позволяя автоматически генерировать шаблонный код. Эта зависимость позволяет использовать аннотации для автоматического создания методов, таких как геттеры и сеттеры, а также методов equals, hashCode и toString.</text:span></text:p>
      <text:p text:style-name="P24"><text:soft-page-break/><text:span text:style-name="T1">В pom.xml проекта была добавлена следующая зависимость:</text:span></text:p>
      <text:p text:style-name="P30"><text:span text:style-name="T1">&lt;dependency&gt;</text:span></text:p>
      <text:p text:style-name="P172"><text:span text:style-name="T1">&lt;groupId&gt;org.projectlombok&lt;/groupId&gt;</text:span></text:p>
      <text:p text:style-name="P172"><text:span text:style-name="T1">&lt;artifactId&gt;lombok&lt;/artifactId&gt;</text:span></text:p>
      <text:p text:style-name="P172"><text:span text:style-name="T1">&lt;optional&gt;true&lt;/optional&gt;</text:span></text:p>
      <text:p text:style-name="P30"><text:span text:style-name="T1">&lt;/dependency&gt;</text:span></text:p>
      <text:p text:style-name="P21"/>
      <text:p text:style-name="P19"><text:span text:style-name="T1">В зависимости на Project Lombok в pom.xml указано &lt;optional&gt;true&lt;/optional&gt;, что означает, что библиотека необходима только на этапе компиляции, но не требуется во время выполнения приложения. Это позволяет избежать включения Lombok в конечный артефакт, что уменьшает размер сборки и предотвращает возможные конфликты с другими библиотеками.</text:span></text:p>
      <text:p text:style-name="P19"><text:span text:style-name="T1">Такой подход особенно полезен, поскольку Lombok используется для генерации кода на этапе компиляции, и его классы не нужны в рантайме. Это позволяет разработчикам использовать Lombok для упрощения кода, не добавляя лишние зависимости в финальное приложение.</text:span></text:p>
      <text:p text:style-name="P19"><text:span text:style-name="T1">Использование Lombok помогает сократить количество повторяющегося кода, что делает код более чистым и удобным для чтения. Это особенно полезно в больших проектах, где количество классов и их полей может быть значительным.</text:span></text:p>
      <text:p text:style-name="P21"/>
      <text:p text:style-name="P208"><text:bookmark text:name="_heading=h.dj7hjkglzl5b"/><text:span text:style-name="T8">Разработка модели данных</text:span></text:p>
      <text:p text:style-name="P19"><text:span text:style-name="T1">В процессе практической разработки модели данных было сосредоточено внимание на создании конкретных сущностей, отражающих ключевые аспекты системы. Определены атрибуты и связи между сущностями, что обеспечивает целостность и функциональность базы данных. Каждая сущность четко определена и соответствует требованиям пользователей, что является основой для эффективного управления данными.</text:span></text:p>
      <text:p text:style-name="P19"><text:span text:style-name="T1">Теперь рассмотрим каждую из сущностей, таких как Студент, Группа, Тренировка и Посещение, и их структуру.</text:span></text:p>
      <text:p text:style-name="P198"><text:bookmark text:name="_heading=h.thqqcbvedqpd"/><text:span text:style-name="T1">Сущность: Студент (Student)</text:span></text:p>
      <text:p text:style-name="P28"><text:span text:style-name="T1">@Data</text:span></text:p>
      <text:p text:style-name="P28"><text:span text:style-name="T1">public class Student {</text:span></text:p>
      <text:p text:style-name="P170"><text:span text:style-name="T1">private Long id;<text:tab/><text:tab/>// Уникальный идентификатор студента</text:span></text:p>
      <text:p text:style-name="P170"><text:span text:style-name="T1">private String firstname;<text:tab/><text:tab/>// Имя студента</text:span></text:p>
      <text:p text:style-name="P170"><text:span text:style-name="T1">private String lastname;<text:tab/><text:tab/>// Фамилия студента</text:span></text:p>
      <text:p text:style-name="P170"><text:span text:style-name="T1">private LocalDate birthday;<text:tab/>// Дата рождения студента</text:span></text:p>
      <text:p text:style-name="P170"><text:span text:style-name="T1">private String grade;<text:tab/><text:tab/>// Разряд</text:span></text:p>
      <text:p text:style-name="P170"><text:span text:style-name="T1">private Long groupId;<text:tab/><text:tab/>// Идентификатор группы, к которой принадлежит студент</text:span></text:p>
      <text:p text:style-name="P28"><text:span text:style-name="T1">}</text:span></text:p>
      <text:p text:style-name="P21"><text:soft-page-break/></text:p>
      <text:p text:style-name="P19"><text:span text:style-name="T1">Описание полей:</text:span></text:p>
      <text:list xml:id="list1026199501" text:style-name="WWNum22">
        <text:list-item>
          <text:p text:style-name="P64"><text:span text:style-name="T1">id (Long): Тип данных Long для уникального идентификатора студента позволяет хранить множество записей и обеспечивает необходимый диапазон значений для их идентификации.</text:span></text:p>
        </text:list-item>
        <text:list-item>
          <text:p text:style-name="P64"><text:span text:style-name="T1">firstname (String), lastname (String), grade (String): Использование String для имени, фамилии и разряда обеспечивает гибкость хранения текстовой информации, учитывая различные форматы записи и символы.</text:span></text:p>
        </text:list-item>
        <text:list-item>
          <text:p text:style-name="P64"><text:span text:style-name="T1">birthday (LocalDate): Тип LocalDate для даты рождения позволяет легко выполнять операции с датами, такие как вычисление возраста, избегая проблем с временными зонами и форматированием.</text:span></text:p>
        </text:list-item>
        <text:list-item>
          <text:p text:style-name="P113"><text:span text:style-name="T1">groupId (Long): Использование Long для идентификатора группы связывает студента с конкретной группой и поддерживает масштабируемость системы.</text:span></text:p>
        </text:list-item>
      </text:list>
      <text:p text:style-name="P19"><text:span text:style-name="T1">Аннотация @Data из библиотеки Lombok автоматически генерирует стандартные методы для класса, включая геттеры и сеттеры, методы toString(), equals(), и hashCode(), а также конструктор для всех полей. Это упрощает код, снижая его объем и улучшая читаемость, что особенно полезно для простых моделей данных.</text:span></text:p>
      <text:p text:style-name="P21"/>
      <text:p text:style-name="P200"><text:bookmark text:name="_heading=h.p66mfviteuv1"/><text:span text:style-name="T1">Сущность: Группа (Group)</text:span></text:p>
      <text:p text:style-name="P28"><text:span text:style-name="T1">@Data</text:span></text:p>
      <text:p text:style-name="P28"><text:span text:style-name="T1">public class Group {</text:span></text:p>
      <text:p text:style-name="P170"><text:span text:style-name="T1">private Long id;<text:tab/><text:tab/>// Уникальный идентификатор группы</text:span></text:p>
      <text:p text:style-name="P170"><text:span text:style-name="T1">private String name;<text:tab/>// Название группы</text:span></text:p>
      <text:p text:style-name="P170"><text:span text:style-name="T1">private String address;<text:tab/>// Адрес группы</text:span></text:p>
      <text:p text:style-name="P170"><text:span text:style-name="T1">private String description;<text:tab/>// Описание группы</text:span></text:p>
      <text:p text:style-name="P28"><text:span text:style-name="T1">}</text:span></text:p>
      <text:p text:style-name="P21"/>
      <text:p text:style-name="P19"><text:span text:style-name="T1">Описание полей:</text:span></text:p>
      <text:list xml:id="list2254659092" text:style-name="WWNum55">
        <text:list-item>
          <text:p text:style-name="P65"><text:span text:style-name="T1">id (Long): Тип Long для уникального идентификатора группы позволяет эффективно хранить и идентифицировать записи.</text:span></text:p>
        </text:list-item>
        <text:list-item>
          <text:p text:style-name="P114"><text:span text:style-name="T1">name, address, description (String): Поля типа String обеспечивают гибкость в хранении названия группы, ее адреса и описания, позволяя учитывать различные форматы текстовой информации и обеспечивая полноту данных.</text:span></text:p>
        </text:list-item>
      </text:list>
      <text:p text:style-name="P21"/>
      <text:p text:style-name="P200"><text:bookmark text:name="_heading=h.wb3vaic7a41e"/><text:span text:style-name="T1">Сущность: Тренировка (Training)</text:span></text:p>
      <text:p text:style-name="P28"><text:span text:style-name="T1">@Data</text:span></text:p>
      <text:p text:style-name="P28"><text:span text:style-name="T1">public class Training {</text:span></text:p>
      <text:p text:style-name="P170"><text:soft-page-break/><text:span text:style-name="T1">private Long id;<text:tab/>// Уникальный идентификатор тренировки</text:span></text:p>
      <text:p text:style-name="P170"><text:span text:style-name="T1">private LocalDateTime datetime;<text:tab/>// Дата и время проведения тренировки</text:span></text:p>
      <text:p text:style-name="P170"><text:span text:style-name="T1">private String status;<text:tab/>// Текущий статус тренировки</text:span></text:p>
      <text:p text:style-name="P32"><text:span text:style-name="T1">}</text:span></text:p>
      <text:p text:style-name="P40"/>
      <text:p text:style-name="P39"><text:span text:style-name="T1">Описание полей:</text:span></text:p>
      <text:list xml:id="list3138660121" text:style-name="WWNum71">
        <text:list-item>
          <text:p text:style-name="P66"><text:span text:style-name="T1">id (Long): Тип Long для уникального идентификатора тренировки позволяет эффективно хранить и идентифицировать записи.</text:span></text:p>
        </text:list-item>
        <text:list-item>
          <text:p text:style-name="P66"><text:span text:style-name="T1">datetime (LocalDateTime): Тип LocalDateTime используется для хранения даты и времени проведения тренировки, что позволяет точно планировать и отслеживать события.</text:span></text:p>
        </text:list-item>
        <text:list-item>
          <text:p text:style-name="P115"><text:span text:style-name="T1">status (String): Поле типа String для статуса тренировки (запланирована, проведена, отменена) обеспечивает гибкость в отображении текущего состояния тренировки и позволяет легко управлять ее статусом.</text:span></text:p>
        </text:list-item>
      </text:list>
      <text:p text:style-name="P21"/>
      <text:p text:style-name="P200"><text:bookmark text:name="_heading=h.mofwmichfcc"/><text:span text:style-name="T5">Сущность: Посещение (Attendance)</text:span></text:p>
      <text:p text:style-name="P30"><text:span text:style-name="T1">@Data</text:span></text:p>
      <text:p text:style-name="P28"><text:span text:style-name="T1">public class Attendance {</text:span></text:p>
      <text:p text:style-name="P170"><text:span text:style-name="T1">private Long id; // Уникальный идентификатор посещения</text:span></text:p>
      <text:p text:style-name="P170"><text:span text:style-name="T1">private Long studentId; // Уникальный идентификатор студента</text:span></text:p>
      <text:p text:style-name="P170"><text:span text:style-name="T1">private Long trainingId; // Уникальный идентификатор тренировки</text:span></text:p>
      <text:p text:style-name="P170"><text:span text:style-name="T1">private String comment; // Дополнительные комментарии о посещении</text:span></text:p>
      <text:p text:style-name="P30"><text:span text:style-name="T1">}</text:span></text:p>
      <text:p text:style-name="P21"/>
      <text:p text:style-name="P19"><text:span text:style-name="T1">Описание полей:</text:span></text:p>
      <text:list xml:id="list1133841905" text:style-name="WWNum34">
        <text:list-item>
          <text:p text:style-name="P67"><text:span text:style-name="T1">id, studentId, trainingId (Long): Все три поля имеют тип Long, что обеспечивает их уникальность и позволяет эффективно управлять записями.</text:span></text:p>
          <text:list>
            <text:list-item>
              <text:p text:style-name="P157"><text:span text:style-name="T1">id представляет уникальный идентификатор посещения,</text:span></text:p>
            </text:list-item>
            <text:list-item>
              <text:p text:style-name="P157"><text:span text:style-name="T1">studentId связывает посещение с конкретным студентом,</text:span></text:p>
            </text:list-item>
            <text:list-item>
              <text:p text:style-name="P165"><text:span text:style-name="T1">trainingId указывает на уникальный идентификатор тренировки, к которой относится данное посещение. </text:span></text:p>
            </text:list-item>
          </text:list>
        </text:list-item>
      </text:list>
      <text:p text:style-name="P179"><text:soft-page-break/><text:span text:style-name="T1">Эти идентификаторы служат для связывания различных сущностей в системе, таких как посещения, студенты и тренировки, что упрощает работу с данными и обеспечивает целостность информации.</text:span></text:p>
      <text:list xml:id="list1314493916030" text:continue-numbering="true" text:style-name="WWNum34">
        <text:list-item>
          <text:p text:style-name="P116"><text:span text:style-name="T1">comment (String): Поле типа String для хранения дополнительных комментариев о посещении, что позволяет добавлять контекст или заметки, связанные с конкретным посещением.</text:span></text:p>
        </text:list-item>
      </text:list>
      <text:p text:style-name="P21"/>
      <text:p text:style-name="P204"><text:bookmark text:name="_heading=h.1gw9xfsqbier"/><text:span text:style-name="T8">Хранение данных с Spring Data и интеграция JPA и PostgreSQL</text:span></text:p>
      <text:p text:style-name="P19"><text:span text:style-name="T1">Spring Data предоставляет мощные инструменты для работы с данными в приложениях на основе Spring, упрощая взаимодействие с базами данных. В сочетании с JPA, Spring Data позволяет разработчикам легко управлять персистентными данными, используя объектно-ориентированный подход. Hibernate, как реализация JPA, обеспечивает автоматическое отображение объектов Java на таблицы в реляционных базах данных, таких как PostgreSQL.</text:span></text:p>
      <text:p text:style-name="P19"><text:span text:style-name="T1">Выбор PostgreSQL в качестве базы данных для проекта обусловлен его высокой производительностью, надежностью и поддержкой современных функций, таких как работа с JSON и расширенные типы данных. Используя Spring Boot, разработчики могут быстро настроить проект с поддержкой PostgreSQL, добавив необходимые зависимости, такие как spring-boot-starter-data-jpa и драйвер PostgreSQL. Это позволяет легко создавать RESTful API для выполнения операций CRUD (создание, чтение, обновление, удаление) с данными.</text:span></text:p>
      <text:p text:style-name="P21"/>
      <text:p text:style-name="P197"><text:bookmark text:name="_heading=h.t66s8km51fl8"/><text:span text:style-name="T1">Подключение зависимостей</text:span></text:p>
      <text:p text:style-name="P19"><text:span text:style-name="T1">Для интеграции Spring Data JPA с PostgreSQL в проекте на Spring Boot необходимо добавить несколько зависимостей в файл pom.xml. Эти зависимости обеспечивают необходимую функциональность для работы с базой данных и упрощают процесс разработки.</text:span></text:p>
      <text:p text:style-name="P26"><text:span text:style-name="T1">Вот основные зависимости, которые нужно добавить:</text:span></text:p>
      <text:p text:style-name="P28"><text:span text:style-name="T1">&lt;dependency&gt;</text:span></text:p>
      <text:p text:style-name="P170"><text:span text:style-name="T1">&lt;groupId&gt;org.springframework.boot&lt;/groupId&gt;</text:span></text:p>
      <text:p text:style-name="P170"><text:span text:style-name="T1">&lt;artifactId&gt;spring-boot-starter-data-jpa&lt;/artifactId&gt;</text:span></text:p>
      <text:p text:style-name="P28"><text:span text:style-name="T1">&lt;/dependency&gt;</text:span></text:p>
      <text:p text:style-name="P35"/>
      <text:p text:style-name="P28"><text:span text:style-name="T1">&lt;dependency&gt;</text:span></text:p>
      <text:p text:style-name="P170"><text:span text:style-name="T1">&lt;groupId&gt;org.postgresql&lt;/groupId&gt;</text:span></text:p>
      <text:p text:style-name="P170"><text:span text:style-name="T1">&lt;artifactId&gt;postgresql&lt;/artifactId&gt;</text:span></text:p>
      <text:p text:style-name="P28"><text:span text:style-name="T1">&lt;/dependency&gt;</text:span></text:p>
      <text:p text:style-name="P21"/>
      <text:list xml:id="list1094566749" text:style-name="WWNum42">
        <text:list-item>
          <text:p text:style-name="P68"><text:span text:style-name="T1">spring-boot-starter-data-jpa: Эта зависимость включает в себя Spring Data JPA и Hibernate, что позволяет легко работать с персистентными данными, используя аннотации JPA для определения сущностей и репозиториев. Она также упрощает реализацию CRUD-операций и управление транзакциями.</text:span></text:p>
        </text:list-item>
        <text:list-item>
          <text:p text:style-name="P117"><text:span text:style-name="T1">postgresql: Это драйвер JDBC для PostgreSQL, который необходим для подключения вашего приложения к базе данных PostgreSQL. Он обеспечивает взаимодействие между Java-приложением и PostgreSQL, позволяя выполнять SQL-запросы и получать результаты.</text:span></text:p>
        </text:list-item>
      </text:list>
      <text:p text:style-name="P9"/>
      <text:p text:style-name="P200"><text:bookmark text:name="_heading=h.50qyjzy8fl3k"/><text:span text:style-name="T5">Добавление настроек конфигурации</text:span></text:p>
      <text:p text:style-name="P19"><text:soft-page-break/><text:span text:style-name="T1">Для настройки подключения Spring Boot приложения к базе данных PostgreSQL, необходимо указать соответствующие параметры в файле конфигурации application.yml:</text:span></text:p>
      <text:p text:style-name="P29"><text:span text:style-name="T1">spring:</text:span></text:p>
      <text:p text:style-name="P171"><text:span text:style-name="T1">datasource:</text:span></text:p>
      <text:p text:style-name="P176"><text:span text:style-name="T1">url: jdbc:postgresql://localhost:5432/attendance-db</text:span></text:p>
      <text:p text:style-name="P176"><text:span text:style-name="T1">username: root</text:span></text:p>
      <text:p text:style-name="P176"><text:span text:style-name="T1">password: password</text:span></text:p>
      <text:p text:style-name="P176"><text:span text:style-name="T1">driver-class-name: org.postgresql.Driver</text:span></text:p>
      <text:p text:style-name="P36"/>
      <text:p text:style-name="P171"><text:span text:style-name="T1">jpa:</text:span></text:p>
      <text:p text:style-name="P176"><text:span text:style-name="T1">show-sql: false</text:span></text:p>
      <text:p text:style-name="P176"><text:span text:style-name="T1">hibernate:</text:span></text:p>
      <text:p text:style-name="P176"><text:span text:style-name="T1">ddl-auto: update</text:span></text:p>
      <text:p text:style-name="P37"/>
      <text:p text:style-name="P19"><text:span text:style-name="T4">Объяснение настроек:</text:span></text:p>
      <text:list xml:id="list3370734595" text:style-name="WWNum14">
        <text:list-item>
          <text:p text:style-name="P69"><text:span text:style-name="T1">datasource.url: Указывает URL для подключения к базе данных PostgreSQL. В данном случае, это jdbc:postgresql://localhost:5432/attendance-db, где localhost — это адрес сервера базы данных, 5432 — порт, а attendance-db — имя базы данных.</text:span></text:p>
        </text:list-item>
        <text:list-item>
          <text:p text:style-name="P69"><text:span text:style-name="T1">datasource.username: Имя пользователя для подключения к базе данных.</text:span></text:p>
        </text:list-item>
        <text:list-item>
          <text:p text:style-name="P69"><text:span text:style-name="T1">datasource.password: Пароль для указанного пользователя. </text:span></text:p>
        </text:list-item>
        <text:list-item>
          <text:p text:style-name="P69"><text:span text:style-name="T1">datasource.driver-class-name: Указывает класс драйвера для PostgreSQL, который необходим для работы с базой данных.</text:span></text:p>
        </text:list-item>
        <text:list-item>
          <text:p text:style-name="P69"><text:span text:style-name="T1">jpa.show-sql: Указывает, нужно ли выводить SQL-запросы в консоль. Установлено в false, чтобы не загромождать вывод.</text:span></text:p>
        </text:list-item>
        <text:list-item>
          <text:p text:style-name="P118"><text:span text:style-name="T1">hibernate.ddl-auto: Определяет стратегию управления схемой базы данных. Значение update позволяет Hibernate автоматически обновлять схему базы данных в соответствии с сущностями, что удобно в процессе разработки.</text:span></text:p>
        </text:list-item>
      </text:list>
      <text:p text:style-name="P19"><text:span text:style-name="T1">Эти настройки обеспечивают корректное подключение вашего Spring Boot приложения к PostgreSQL и позволяют эффективно управлять персистентными данными с использованием Spring Data JPA.</text:span></text:p>
      <text:p text:style-name="P21"/>
      <text:p text:style-name="P200"><text:bookmark text:name="_heading=h.mzeekpx1t6pf"/><text:span text:style-name="T5">Адаптация сущностей</text:span></text:p>
      <text:p text:style-name="P19"><text:span text:style-name="T1">При создании сущностей в Spring Data JPA, необходимо использовать несколько ключевых аннотаций, которые позволяют Hibernate правильно управлять персистентными данными. Вот основные аннотации, которые следует применять:</text:span></text:p>
      <text:list xml:id="list3338428016" text:style-name="WWNum20">
        <text:list-item>
          <text:p text:style-name="P70"><text:soft-page-break/><text:span text:style-name="T1">@Entity: Эта аннотация указывает, что класс является сущностью, которая будет отображаться на таблицу в базе данных. Каждая сущность соответствует одной таблице.</text:span></text:p>
        </text:list-item>
        <text:list-item>
          <text:p text:style-name="P70"><text:span text:style-name="T1">@Table: Используется для указания имени таблицы, с которой будет связана сущность. Если имя таблицы совпадает с именем класса, аннотация может быть опущена.</text:span></text:p>
        </text:list-item>
        <text:list-item>
          <text:p text:style-name="P70"><text:span text:style-name="T1">@Id: Указывает, что поле является первичным ключом сущности. Это обязательная аннотация для идентификации уникальных записей в таблице.</text:span></text:p>
        </text:list-item>
        <text:list-item>
          <text:p text:style-name="P70"><text:span text:style-name="T1">@GeneratedValue(strategy = GenerationType.SEQUENCE): Эта аннотация определяет стратегию генерации значений для первичного ключа. В данном случае используется стратегия SEQUENCE, которая позволяет генерировать значения с помощью последовательностей в базе данных.</text:span></text:p>
        </text:list-item>
        <text:list-item>
          <text:p text:style-name="P119"><text:span text:style-name="T1">@Column: Используется для указания свойств столбца в таблице, таких как имя столбца, уникальность, возможность быть пустым и другие атрибуты.</text:span></text:p>
        </text:list-item>
      </text:list>
      <text:p text:style-name="P41"><text:span text:style-name="T1">Теперь класс сущности Attendance будет выглядеть следующим образом:</text:span></text:p>
      <text:p text:style-name="P29"><text:span text:style-name="T1">@Data</text:span></text:p>
      <text:p text:style-name="P29"><text:span text:style-name="T1">@Entity</text:span></text:p>
      <text:p text:style-name="P29"><text:span text:style-name="T1">@Table(name = "attendance")</text:span></text:p>
      <text:p text:style-name="P29"><text:span text:style-name="T1">public class Attendance {</text:span></text:p>
      <text:p text:style-name="P171"><text:span text:style-name="T1">@Id</text:span></text:p>
      <text:p text:style-name="P171"><text:span text:style-name="T1">@GeneratedValue(strategy = GenerationType.SEQUENCE)</text:span></text:p>
      <text:p text:style-name="P171"><text:span text:style-name="T1">private Long id;</text:span></text:p>
      <text:p text:style-name="P171"><text:span text:style-name="T1">@Column(name = "student_id")</text:span></text:p>
      <text:p text:style-name="P171"><text:span text:style-name="T1">private Long studentId;</text:span></text:p>
      <text:p text:style-name="P171"><text:span text:style-name="T1">@Column(name = "training_id")</text:span></text:p>
      <text:p text:style-name="P171"><text:span text:style-name="T1">private Long trainingId;</text:span></text:p>
      <text:p text:style-name="P171"><text:span text:style-name="T1">private String comment;</text:span></text:p>
      <text:p text:style-name="P29"><text:span text:style-name="T1">}</text:span></text:p>
      <text:p text:style-name="P27"/>
      <text:p text:style-name="P39"><text:span text:style-name="T1">Остальные сущности получат аналогичные изменения.</text:span></text:p>
      <text:p text:style-name="P19"><text:span text:style-name="T1">Для каждой сущности будут созданы соответствующие репозитории, которые будут наследовать интерфейс JpaRepository. Это позволит легко выполнять операции CRUD и использовать встроенные методы для работы с базой данных, такие как поиск, сохранение и удаление записей.</text:span></text:p>
      <text:p text:style-name="P19"><text:span text:style-name="T1">Важно отметить, что в JpaRepository можно переопределить методы для работы с зависимыми сущностями. Это дает возможность создавать более сложные запросы и управлять связями между сущностями, что значительно расширяет функциональность репозиториев и упрощает работу с данными.</text:span></text:p>
      <text:p text:style-name="P41"><text:span text:style-name="T1">Так, например, будет выглядеть репозиторий упомянутой выше сущности Attendance: </text:span></text:p>
      <text:p text:style-name="P29"><text:soft-page-break/><text:span text:style-name="T1">public interface AttendanceRepository extends JpaRepository&lt;Attendance, Long&gt; {</text:span></text:p>
      <text:p text:style-name="P171"><text:span text:style-name="T1">List&lt;Attendance&gt; findByStudentId(Long studentId);</text:span></text:p>
      <text:p text:style-name="P171"><text:span text:style-name="T1">List&lt;Attendance&gt; findByTrainingId(Long trainingId);</text:span></text:p>
      <text:p text:style-name="P29"><text:span text:style-name="T1">}</text:span></text:p>
      <text:p text:style-name="P40"/>
      <text:p text:style-name="P19"><text:span text:style-name="T1">Spring Data JPA упрощает работу с персистентными данными в приложениях на Spring Boot, позволяя легко интегрировать PostgreSQL, который может быть развернут в контейнере Docker. Используя аннотации JPA, разработчики могут определять сущности и их соответствие таблицам, что облегчает создание RESTful API для операций CRUD. Настройка подключения к базе данных осуществляется через конфигурационные файлы, что позволяет сосредоточиться на бизнес-логике приложения.</text:span></text:p>
      <text:p text:style-name="P19"><text:span text:style-name="T1">Использование Docker для базы данных обеспечивает изоляцию и упрощает процесс развертывания. Это особенно полезно в средах разработки, так как позволяет легко управлять версиями и конфигурациями базы данных, а также обеспечивает согласованность окружения между различными разработчиками и серверами.</text:span></text:p>
      <text:p text:style-name="P21"/>
      <text:p text:style-name="P205"><text:bookmark text:name="_heading=h.lly2rtiv04di"/><text:span text:style-name="T8">Реализация сервисного слоя</text:span></text:p>
      <text:p text:style-name="P19"><text:span text:style-name="T1">Сервисный слой в приложении на Spring Boot играет ключевую роль в организации бизнес-логики и взаимодействии между контроллерами и репозиториями. Он инкапсулирует бизнес-логику, обеспечивая четкое разделение ответственности и упрощая поддержку кода. В сервисном слое можно реализовать транзакционные операции, которые могут включать взаимодействие с несколькими репозиториями, что позволяет управлять сложными бизнес-процессами.</text:span></text:p>
      <text:p text:style-name="P19"><text:span text:style-name="T1">Кроме того, сервисный слой отвечает за валидацию входящих данных. Это может включать проверку корректности данных перед их сохранением в базе данных, что помогает избежать ошибок и гарантирует целостность данных. Таким образом, сервисный слой не только управляет бизнес-логикой, но и обеспечивает выполнение правил валидации, что в свою очередь способствует более стабильной работе приложения.</text:span></text:p>
      <text:p text:style-name="P21"/>
      <text:p text:style-name="P202"><text:bookmark text:name="_heading=h.3t2frw3za0ne"/><text:span text:style-name="T1">Структура классов сервисного слоя в Spring Boot</text:span></text:p>
      <text:p text:style-name="P19"><text:span text:style-name="T1">Классы сервисного слоя для каждой сущности в приложении на Spring Boot имеют аннотацию @Service. Эта аннотация указывает, что класс является сервисом, и позволяет Spring автоматически управлять его жизненным циклом, включая создание экземпляров и внедрение зависимостей. </text:span></text:p>
      <text:p text:style-name="P19"><text:span text:style-name="T1">Кроме этого каждый класс содержит в себе неизменяемую ссылку на репозиторий соответствующей сущности, а также всех связанных с ней. Это необходимо для методов валидации или поиска зависимых сущностей. Неизменяемость гарантирует, что необходимые ссылки будут созданы только один раз.</text:span></text:p>
      <text:p text:style-name="P19"><text:span text:style-name="T1">Для автоматического создания конструктора, который принимает все финальные поля, можно использовать аннотацию @RequiredArgsConstructor из библиотеки Lombok. Это упрощает код, так как не нужно вручную писать конструктор.</text:span></text:p>
      <text:p text:style-name="P25"><text:span text:style-name="T1">Так будет выглядеть класс слоя Service на примере AttendanceService:</text:span></text:p>
      <text:p text:style-name="P43"><text:span text:style-name="T1">@Service</text:span></text:p>
      <text:p text:style-name="P29"><text:span text:style-name="T1">@RequiredArgsConstructor</text:span></text:p>
      <text:p text:style-name="P29"><text:span text:style-name="T1">public class AttendanceService {</text:span></text:p>
      <text:p text:style-name="P171"><text:span text:style-name="T1">private final AttendanceRepository attendanceRepository;</text:span></text:p>
      <text:p text:style-name="P171"><text:span text:style-name="T1">private final StudentRepository studentRepository;</text:span></text:p>
      <text:p text:style-name="P171"><text:span text:style-name="T1">private final TrainingRepository trainingRepository;</text:span></text:p>
      <text:p text:style-name="P29"><text:span text:style-name="T1">… нижеследующий код</text:span></text:p>
      <text:p text:style-name="P29"><text:soft-page-break/><text:span text:style-name="T1">}</text:span></text:p>
      <text:p text:style-name="P21"/>
      <text:p text:style-name="P198"><text:bookmark text:name="_heading=h.u9zc0s6np64w"/><text:span text:style-name="T1">Методы сервисного слоя</text:span></text:p>
      <text:p text:style-name="P39"><text:span text:style-name="T1">Методы поиска по идентификатору (ID) и поиска всех сущностей будут условно одинаковыми для всех сущностей в сервисном слое.</text:span></text:p>
      <text:p text:style-name="P29"><text:span text:style-name="T1">public Optional&lt;Attendance&gt; findById(Long id) {</text:span></text:p>
      <text:p text:style-name="P171"><text:span text:style-name="T1">return attendanceRepository.findById(id);</text:span></text:p>
      <text:p text:style-name="P29"><text:span text:style-name="T1">}</text:span></text:p>
      <text:p text:style-name="P23"/>
      <text:p text:style-name="P29"><text:span text:style-name="T1">public List&lt;Attendance&gt; findAll() {</text:span></text:p>
      <text:p text:style-name="P171"><text:span text:style-name="T1">return attendanceRepository.findAll();</text:span></text:p>
      <text:p text:style-name="P29"><text:span text:style-name="T1">}</text:span></text:p>
      <text:p text:style-name="P33"/>
      <text:p text:style-name="P19"><text:span text:style-name="T1">Метод findById принимает в аргументы идентификатор типа Long, а возвращает Optional соответствующей сущности. Метод findAll не принимает аргументов, а возвращает соответствующий List.</text:span></text:p>
      <text:p text:style-name="P19"><text:span text:style-name="T1">Методы создания сущностей принимают на вход сохраняемые объекты, производят их валидацию, после прохождения которой, сохраняют объект в репозиторий. Метод используется и для изменения существующего объекта.</text:span></text:p>
      <text:p text:style-name="P19"><text:span text:style-name="T1">Пример для AttendanceService:</text:span></text:p>
      <text:p text:style-name="P29"><text:span text:style-name="T1">public Attendance create(Attendance attendance) {</text:span></text:p>
      <text:p text:style-name="P171"><text:span text:style-name="T1">validateAttendance(attendance);</text:span></text:p>
      <text:p text:style-name="P171"><text:span text:style-name="T1">return attendanceRepository.save(attendance);</text:span></text:p>
      <text:p text:style-name="P29"><text:span text:style-name="T1">}</text:span></text:p>
      <text:p text:style-name="P21"/>
      <text:p text:style-name="P25"><text:span text:style-name="T1">Валидация объекта Student предполагает наличие имени, фамилии, и даты рождения не позже установленного порога:</text:span></text:p>
      <text:p text:style-name="P29"><text:span text:style-name="T1">private static void validateStudent(Student student) {</text:span></text:p>
      <text:p text:style-name="P171"><text:span text:style-name="T1">if (isNullOrEmpty(student.getFirstname())) {</text:span></text:p>
      <text:p text:style-name="P176"><text:span text:style-name="T1">throw new IllegalArgumentException("Firstname cannot be null or empty.");</text:span></text:p>
      <text:p text:style-name="P171"><text:soft-page-break/><text:span text:style-name="T1">}</text:span></text:p>
      <text:p text:style-name="P171"><text:span text:style-name="T1">if (isNullOrEmpty(student.getLastname())) {</text:span></text:p>
      <text:p text:style-name="P176"><text:span text:style-name="T1">throw new IllegalArgumentException("Lastname cannot be null or empty.");</text:span></text:p>
      <text:p text:style-name="P171"><text:span text:style-name="T1">}</text:span></text:p>
      <text:p text:style-name="P171"><text:span text:style-name="T1">if (student.getBirthday().isAfter(LocalDate.now().minusYears(YEARS_TO_SUBTRACT))) {</text:span></text:p>
      <text:p text:style-name="P176"><text:span text:style-name="T1">throw new IllegalArgumentException("Student cannot be so young.");</text:span></text:p>
      <text:p text:style-name="P171"><text:span text:style-name="T1">}</text:span></text:p>
      <text:p text:style-name="P29"><text:span text:style-name="T1">}</text:span></text:p>
      <text:p text:style-name="P21"/>
      <text:p text:style-name="P25"><text:span text:style-name="T1">Валидация объекта Group предполагает наличие имени группы и ее описания:</text:span></text:p>
      <text:p text:style-name="P29"><text:span text:style-name="T1">private static void validateGroup(Group group) {</text:span></text:p>
      <text:p text:style-name="P171"><text:span text:style-name="T1">if (isNullOrEmpty(group.getName())) {</text:span></text:p>
      <text:p text:style-name="P176"><text:span text:style-name="T1">throw new IllegalArgumentException("Name cannot be null or empty.");</text:span></text:p>
      <text:p text:style-name="P171"><text:span text:style-name="T1">}</text:span></text:p>
      <text:p text:style-name="P171"><text:span text:style-name="T1">if (isNullOrEmpty(group.getDescription())) {</text:span></text:p>
      <text:p text:style-name="P176"><text:span text:style-name="T1">throw new IllegalArgumentException("Description cannot be null or empty.");</text:span></text:p>
      <text:p text:style-name="P171"><text:span text:style-name="T1">}</text:span></text:p>
      <text:p text:style-name="P29"><text:span text:style-name="T1">}</text:span></text:p>
      <text:p text:style-name="P21"/>
      <text:p text:style-name="P25"><text:span text:style-name="T1">Валидация Training предполагает наличие даты и времени ее проведения:</text:span></text:p>
      <text:p text:style-name="P29"><text:span text:style-name="T1">private static void validateTraining(Training training) {</text:span></text:p>
      <text:p text:style-name="P171"><text:span text:style-name="T1">if (Objects.isNull(training.getDatetime())) {</text:span></text:p>
      <text:p text:style-name="P176"><text:span text:style-name="T1">throw new IllegalArgumentException("DateTime is null.");</text:span></text:p>
      <text:p text:style-name="P171"><text:span text:style-name="T1">}</text:span></text:p>
      <text:p text:style-name="P29"><text:soft-page-break/><text:span text:style-name="T1">}</text:span></text:p>
      <text:p text:style-name="P21"/>
      <text:p text:style-name="P25"><text:span text:style-name="T1">Валидация Attendance требует наличия в базе связанных студента и тренировки:</text:span></text:p>
      <text:p text:style-name="P29"><text:span text:style-name="T1">private void validateAttendance(Attendance attendance) {</text:span></text:p>
      <text:p text:style-name="P171"><text:span text:style-name="T1">studentRepository.findById(attendance.getStudentId()).orElseThrow(() -&gt; new IllegalArgumentException("Student with id = " + attendance.getStudentId() + " does not exist"));</text:span></text:p>
      <text:p text:style-name="P171"><text:span text:style-name="T1">trainingRepository.findById(attendance.getTrainingId()).orElseThrow(() -&gt; new IllegalArgumentException("Training with id = " + attendance.getTrainingId() + " does not exist"));</text:span></text:p>
      <text:p text:style-name="P29"><text:span text:style-name="T1">}</text:span></text:p>
      <text:p text:style-name="P21"/>
      <text:p text:style-name="P25"><text:span text:style-name="T1">Методы удаления, кроме проверки существования удаляемого объекта, берут на себя манипуляции с зависимыми объектами. Так, удаление группы удалит ссылки на группу у зависимых студентов: </text:span></text:p>
      <text:p text:style-name="P29"><text:span text:style-name="T1">public void delete(Long id) {</text:span></text:p>
      <text:p text:style-name="P171"><text:span text:style-name="T1">checkGroupExists(id);</text:span></text:p>
      <text:p text:style-name="P171"><text:span text:style-name="T1">studentRepository.findByGroupId(id).forEach(student -&gt; {</text:span></text:p>
      <text:p text:style-name="P176"><text:span text:style-name="T1">student.setGroupId(null);</text:span></text:p>
      <text:p text:style-name="P176"><text:span text:style-name="T1">studentRepository.save(student);</text:span></text:p>
      <text:p text:style-name="P171"><text:span text:style-name="T1">});</text:span></text:p>
      <text:p text:style-name="P171"><text:span text:style-name="T1">groupRepository.deleteById(id);</text:span></text:p>
      <text:p text:style-name="P29"><text:span text:style-name="T1">}</text:span></text:p>
      <text:p text:style-name="P36"/>
      <text:p text:style-name="P10"><text:span text:style-name="T1">В то же время, удаление студента или тренировки, приведет к удалению посещения из базы:</text:span></text:p>
      <text:p text:style-name="P29"><text:span text:style-name="T1">public void delete(Long id) {</text:span></text:p>
      <text:p text:style-name="P171"><text:span text:style-name="T1">checkStudentExists(id);</text:span></text:p>
      <text:p text:style-name="P171"><text:span text:style-name="T1">attendanceRepository.findByStudentId(id).forEach(attendance -&gt;</text:span></text:p>
      <text:p text:style-name="P176"><text:span text:style-name="T1">attendanceRepository.deleteById(attendance.getId()));</text:span></text:p>
      <text:p text:style-name="P171"><text:span text:style-name="T1">studentRepository.deleteById(id);</text:span></text:p>
      <text:p text:style-name="P29"><text:soft-page-break/><text:span text:style-name="T1">}</text:span></text:p>
      <text:p text:style-name="P21"/>
      <text:p text:style-name="P29"><text:span text:style-name="T1">private void checkStudentExists(Long id) {</text:span></text:p>
      <text:p text:style-name="P171"><text:span text:style-name="T1">studentRepository.findById(id).orElseThrow(() -&gt;</text:span></text:p>
      <text:p text:style-name="P176"><text:span text:style-name="T1">new NoSuchElementException("Student with id = " + id + " does not exist."));</text:span></text:p>
      <text:p text:style-name="P29"><text:span text:style-name="T1">}</text:span></text:p>
      <text:p text:style-name="P21"/>
      <text:p text:style-name="P25"><text:span text:style-name="T1">И, наконец, на сервисном слое есть возможность запросить из базы данных списки зависимых сущностей: для группы это будут студенты, для студента и тренировки - посещения. Пример для группы:</text:span></text:p>
      <text:p text:style-name="P29"><text:span text:style-name="T1">public List&lt;Student&gt; findStudents(Long id) {</text:span></text:p>
      <text:p text:style-name="P171"><text:span text:style-name="T1">checkGroupExists(id);</text:span></text:p>
      <text:p text:style-name="P171"><text:span text:style-name="T1">return studentRepository.findByGroupId(id);</text:span></text:p>
      <text:p text:style-name="P29"><text:span text:style-name="T1">}</text:span></text:p>
      <text:p text:style-name="P21"/>
      <text:p text:style-name="P206"><text:bookmark text:name="_heading=h.udjz5fuebezu"/><text:span text:style-name="T8">Реализация слоя контроллера</text:span></text:p>
      <text:p text:style-name="P19"><text:span text:style-name="T1">Слой контроллера в приложении на Spring Boot играет важную роль в архитектуре MVC (Model-View-Controller). Он отвечает за обработку HTTP-запросов, взаимодействие с сервисным слоем и формирование ответов для клиента. Контроллеры обеспечивают абстракцию над HTTP-запросами и ответами, что позволяет разработчикам сосредоточиться на бизнес-логике, не беспокоясь о низкоуровневых деталях работы с сетью.</text:span></text:p>
      <text:p text:style-name="P20"><text:span text:style-name="T4">Основные функции контроллера:</text:span></text:p>
      <text:list xml:id="list2808980881" text:style-name="WWNum66">
        <text:list-item>
          <text:p text:style-name="P99"><text:span text:style-name="T1">Обработка запросов: Контроллеры принимают входящие HTTP-запросы и определяют, какие действия необходимо выполнить. Это может включать вызов методов сервисного слоя для получения или изменения данных.</text:span></text:p>
        </text:list-item>
        <text:list-item>
          <text:p text:style-name="P120"><text:span text:style-name="T1">Формирование ответов: После обработки запроса контроллер формирует ответ, который будет отправлен клиенту. Это может быть HTML-страница, JSON-объект или другой формат данных.</text:span></text:p>
        </text:list-item>
      </text:list>
      <text:p text:style-name="P21"/>
      <text:p text:style-name="P197"><text:bookmark text:name="_heading=h.cmfp1p5xyz4"/><text:span text:style-name="T1">Структура классов слоя контроллера в Spring Boot</text:span></text:p>
      <text:p text:style-name="P19"><text:span text:style-name="T1">Классы слоя контроллера в приложении на Spring Boot имеют несколько ключевых характеристик, которые обеспечивают их функциональность и удобство использования. Эти классы отвечают за обработку HTTP-запросов и взаимодействие с сервисным слоем, предоставляя клиентам доступ к ресурсам приложения.</text:span></text:p>
      <text:p text:style-name="P19"><text:span text:style-name="T1">Каждый класс контроллера содержит следующие аннотации:</text:span></text:p>
      <text:list xml:id="list1038177500" text:style-name="WWNum2">
        <text:list-item>
          <text:p text:style-name="P71"><text:span text:style-name="T1">@RestController: Эта аннотация указывает, что класс является контроллером, который обрабатывает RESTful запросы. Она объединяет аннотации @Controller и @ResponseBody, что позволяет автоматически сериализовать объекты в JSON и отправлять их в ответ на запросы.</text:span></text:p>
        </text:list-item>
        <text:list-item>
          <text:p text:style-name="P121"><text:span text:style-name="T1">@RequestMapping("/имя_общего_ресурса"): Эта аннотация задает базовый URL для всех методов в контроллере. Она позволяет организовать маршрутизацию запросов и делает код более читаемым.</text:span></text:p>
        </text:list-item>
      </text:list>
      <text:p text:style-name="P25"><text:soft-page-break/><text:span text:style-name="T1">Контроллеры содержат private final переменные, которые ссылаются на соответствующий сервисный класс. Это обеспечивает неизменяемость ссылок на сервисы и гарантирует, что они будут инициализированы только один раз. Например:</text:span></text:p>
      <text:p text:style-name="P29"><text:span text:style-name="T1">private final AttendanceService attendanceService;</text:span></text:p>
      <text:p text:style-name="P21"/>
      <text:p text:style-name="P25"><text:span text:style-name="T1">Контроллеры содержат методы, аннотированные следующими аннотациями:</text:span></text:p>
      <text:list xml:id="list1958200141" text:style-name="WWNum72">
        <text:list-item>
          <text:p text:style-name="P100"><text:span text:style-name="T1">@GetMapping: Используется для обработки HTTP GET запросов. Например, для получения данных о сущности.</text:span></text:p>
        </text:list-item>
        <text:list-item>
          <text:p text:style-name="P100"><text:span text:style-name="T1">@PostMapping: Применяется для обработки HTTP POST запросов, обычно используемых для создания новых ресурсов.</text:span></text:p>
        </text:list-item>
        <text:list-item>
          <text:p text:style-name="P100"><text:span text:style-name="T1">@DeleteMapping: Используется для обработки HTTP DELETE запросов, предназначенных для удаления ресурсов.</text:span></text:p>
        </text:list-item>
        <text:list-item>
          <text:p text:style-name="P145"><text:span text:style-name="T1">@PutMapping: Применяется для обработки HTTP PUT запросов, которые используются для обновления существующих ресурсов (хотя в данном контексте не использовалась).</text:span></text:p>
        </text:list-item>
      </text:list>
      <text:p text:style-name="P21"/>
      <text:p text:style-name="P199"><text:bookmark text:name="_heading=h.qtfgy3swhmse"/><text:span text:style-name="T1">Методы слоя контроллера</text:span></text:p>
      <text:p text:style-name="P19"><text:span text:style-name="T1">Метод контроллера, аннотированный @GetMapping("/{id}"), предназначен для обработки HTTP GET запросов, которые направлены на получение информации о конкретном объекте по его идентификатору.</text:span></text:p>
      <text:p text:style-name="P25"><text:span text:style-name="T1">Структура метода на основе класса TrainingController:</text:span></text:p>
      <text:p text:style-name="P29"><text:span text:style-name="T1">@GetMapping("/{id}")</text:span></text:p>
      <text:p text:style-name="P29"><text:span text:style-name="T1">public ResponseEntity&lt;Training&gt; getById(@PathVariable Long id) {</text:span></text:p>
      <text:p text:style-name="P171"><text:span text:style-name="T1">Training training = trainingService.findById(id)</text:span></text:p>
      <text:p text:style-name="P176"><text:span text:style-name="T1">.orElseThrow(() -&gt; new NoSuchElementException("Training not found"));</text:span></text:p>
      <text:p text:style-name="P171"><text:span text:style-name="T1">return ResponseEntity.ok(training);</text:span></text:p>
      <text:p text:style-name="P29"><text:span text:style-name="T1">}</text:span></text:p>
      <text:p text:style-name="P21"/>
      <text:p text:style-name="P19"><text:span text:style-name="T1">Метод ищет объект Training по идентификатору с помощью trainingService.findById(id). Аннотация @PathVariable указывает, что параметр id будет извлечен из URL запроса. Это позволяет контроллеру динамически получать идентификатор объекта, который необходимо найти. Метод обрабатывает отсутствие объекта, выбрасывая исключение NoSuchElementException, если он не найден, и возвращает HTTP ответ с кодом 200 (OK) и данными объекта в формате JSON, если он найден.</text:span></text:p>
      <text:p text:style-name="P21"/>
      <text:p text:style-name="P19"><text:span text:style-name="T1">Метод контроллера, аннотированный @GetMapping, предназначен для обработки HTTP GET запросов, которые направлены на получение списка всех объектов запрашиваемого класса.</text:span></text:p>
      <text:p text:style-name="P41"><text:span text:style-name="T1">Структура метода на основе класса TrainingController:</text:span></text:p>
      <text:p text:style-name="P29"><text:span text:style-name="T1">@GetMapping</text:span></text:p>
      <text:p text:style-name="P29"><text:soft-page-break/><text:span text:style-name="T1">public ResponseEntity&lt;List&lt;Training&gt;&gt; getAll() {</text:span></text:p>
      <text:p text:style-name="P171"><text:span text:style-name="T1">return ResponseEntity.ok(trainingService.findAll());</text:span></text:p>
      <text:p text:style-name="P29"><text:span text:style-name="T1">}</text:span></text:p>
      <text:p text:style-name="P21"/>
      <text:p text:style-name="P19"><text:span text:style-name="T1">Метод getAll вызывает trainingService.findAll(), который возвращает список всех объектов Training. Затем он оборачивает этот список в объект ResponseEntity с кодом состояния 200 (OK), что указывает на успешное выполнение запроса. Это позволяет клиенту получить данные в формате JSON, что удобно для дальнейшей обработки.</text:span></text:p>
      <text:p text:style-name="P21"/>
      <text:p text:style-name="P19"><text:span text:style-name="T1">Метод контроллера, аннотированный @PostMapping, предназначен для обработки HTTP POST запросов, которые используются для создания нового объекта соответствующего класса.</text:span></text:p>
      <text:p text:style-name="P41"><text:span text:style-name="T1">Структура метода на основе класса TrainingController:</text:span></text:p>
      <text:p text:style-name="P29"><text:span text:style-name="T1">@PostMapping</text:span></text:p>
      <text:p text:style-name="P29"><text:span text:style-name="T1">public ResponseEntity&lt;Training&gt; create(@RequestBody Training training) {</text:span></text:p>
      <text:p text:style-name="P171"><text:span text:style-name="T1">return ResponseEntity.status(HttpStatus.CREATED).body(trainingService.create(training));</text:span></text:p>
      <text:p text:style-name="P29"><text:span text:style-name="T1">}</text:span></text:p>
      <text:p text:style-name="P40"/>
      <text:p text:style-name="P19"><text:span text:style-name="T1">Метод create контроллера обрабатывает HTTP POST запросы для создания нового объекта Training, принимая данные в формате JSON из тела запроса, вызывая сервисный метод trainingService.create(training) для сохранения объекта в базе данных, и возвращает ответ с кодом состояния 201 (Created) и телом, содержащим созданный объект, что позволяет клиенту получить подтверждение о создании ресурса.</text:span></text:p>
      <text:p text:style-name="P21"/>
      <text:p text:style-name="P19"><text:span text:style-name="T1">Метод контроллера, аннотированный @DeleteMapping("/{id}"), предназначен для обработки HTTP DELETE запросов, которые используются для удаления объекта соответствующего класса по его идентификатору.</text:span></text:p>
      <text:p text:style-name="P25"><text:span text:style-name="T1">Структура метода на основе класса TrainingController:</text:span></text:p>
      <text:p text:style-name="P29"><text:span text:style-name="T1">@DeleteMapping("/{id}")</text:span></text:p>
      <text:p text:style-name="P29"><text:span text:style-name="T1">public ResponseEntity&lt;Void&gt; delete(@PathVariable Long id) {</text:span></text:p>
      <text:p text:style-name="P29"><text:span text:style-name="T1"><text:s text:c="3"/>trainingService.delete(id);</text:span></text:p>
      <text:p text:style-name="P29"><text:span text:style-name="T1"><text:s text:c="3"/>return ResponseEntity.noContent().build();</text:span></text:p>
      <text:p text:style-name="P29"><text:span text:style-name="T1">}</text:span></text:p>
      <text:p text:style-name="P21"/>
      <text:p text:style-name="P19"><text:span text:style-name="T1">Метод delete принимает идентификатор объекта Training из URL запроса с помощью аннотации @PathVariable, затем вызывает сервисный метод trainingService.delete(id), который выполняет логику удаления объекта из базы данных. После успешного удаления метод возвращает ответ с кодом состояния 204 (No Content), что указывает на успешное выполнение операции без возвращаемого содержимого.</text:span></text:p>
      <text:p text:style-name="P21"><text:soft-page-break/></text:p>
      <text:p text:style-name="P19"><text:span text:style-name="T1">Метод контроллера, аннотированный @GetMapping("/{id}/зависимые_сущности"), предназначен для обработки HTTP GET запросов, которые используются для получения списка зависимых сущностей для конкретного объекта соответствующего класса по его идентификатору.</text:span></text:p>
      <text:p text:style-name="P41"><text:span text:style-name="T1">Структура метода на основе класса TrainingController:</text:span></text:p>
      <text:p text:style-name="P29"><text:span text:style-name="T1">@GetMapping("/{id}/attendances")</text:span></text:p>
      <text:p text:style-name="P29"><text:span text:style-name="T1">public ResponseEntity&lt;List&lt;Attendance&gt;&gt; getAttendances(@PathVariable Long id) {</text:span></text:p>
      <text:p text:style-name="P171"><text:span text:style-name="T1">return ResponseEntity.ok(trainingService.findAttendances(id));</text:span></text:p>
      <text:p text:style-name="P29"><text:span text:style-name="T1">}</text:span></text:p>
      <text:p text:style-name="P21"/>
      <text:p text:style-name="P19"><text:span text:style-name="T1">Метод getAttendances принимает идентификатор объекта Training из URL запроса с помощью аннотации @PathVariable. Затем он вызывает сервисный метод trainingService.findAttendances(id), который извлекает список посещений, связанных с указанным идентификатором. После этого метод возвращает ответ с кодом состояния 200 (OK) и телом, содержащим список объектов Attendance, что позволяет клиенту получить необходимые данные в формате JSON.</text:span></text:p>
      <text:p text:style-name="P21"/>
      <text:p text:style-name="P19"><text:span text:style-name="T1">Слой контроллера в Spring Boot обеспечивает четкое разделение между клиентскими запросами и бизнес-логикой, реализованной в сервисном слое. Использование аннотаций, таких как @RestController, @RequestMapping, и методов с аннотациями @GetMapping, @PostMapping, и другими, позволяет легко и эффективно обрабатывать HTTP-запросы, обеспечивая при этом удобство и читаемость кода.</text:span></text:p>
      <text:p text:style-name="P21"/>
      <text:p text:style-name="P204"><text:bookmark text:name="_heading=h.iil6rnbgpy33"/><text:span text:style-name="T8">Разработка клиентской части с интерфейсом на основе Thymeleaf</text:span></text:p>
      <text:p text:style-name="P19"><text:span text:style-name="T1">Клиентская часть может быть реализована как отдельный проект, однако для удобства разработки она была создана как отдельный модуль в рамках этого проекта. Это позволяет упростить процесс тестирования и интеграции, так как все компоненты находятся в одном месте. Такой подход также облегчает управление зависимостями и настройками, что особенно полезно на начальных этапах разработки.</text:span></text:p>
      <text:p text:style-name="P39"><text:span text:style-name="T1">В рамках выделения сервера в отдельный модуль была произведена его настройка с использованием файла конфигурации application.yaml.</text:span></text:p>
      <text:p text:style-name="P42"><text:span text:style-name="T1">Основные настройки включают:</text:span></text:p>
      <text:p text:style-name="P30"><text:span text:style-name="T1">server:</text:span></text:p>
      <text:p text:style-name="P172"><text:span text:style-name="T1">port: 8020</text:span></text:p>
      <text:p text:style-name="P30"><text:span text:style-name="T1">spring:</text:span></text:p>
      <text:p text:style-name="P172"><text:span text:style-name="T1">application:</text:span></text:p>
      <text:p text:style-name="P177"><text:span text:style-name="T1">name: attendance-manager</text:span></text:p>
      <text:p text:style-name="P21"/>
      <text:p text:style-name="P19"><text:span text:style-name="T1">Конфигурация сервера для нового модуля включает в себя следующие ключевые параметры:</text:span></text:p>
      <text:list xml:id="list315995329" text:style-name="WWNum36">
        <text:list-item>
          <text:p text:style-name="P72"><text:span text:style-name="T1">Порт: Сервер настроен на работу на порту 8020. Это означает, что все входящие запросы будут обрабатываться через этот порт, что позволяет избежать конфликтов с другими приложениями, работающими на стандартных портах, таких как 8080 или 80.</text:span></text:p>
        </text:list-item>
        <text:list-item>
          <text:p text:style-name="P122"><text:soft-page-break/><text:span text:style-name="T1">Имя приложения: Установлено имя приложения attendance-manager. Это имя используется для идентификации приложения в среде выполнения и может быть полезно для логирования и мониторинга.</text:span></text:p>
        </text:list-item>
      </text:list>
      <text:p text:style-name="P21"/>
      <text:p text:style-name="P198"><text:bookmark text:name="_heading=h.iokthgq218c"/><text:span text:style-name="T1">Подключение необходимых зависимостей</text:span></text:p>
      <text:p text:style-name="P19"><text:span text:style-name="T1">На первом этапе работы с клиентской частью, помимо ранее упомянутых зависимостей spring-boot-starter-web и lombok, необходимо использовать библиотеку spring-boot-starter-thymeleaf. Для этого следует добавить соответствующую зависимость в файл pom.xml проекта:</text:span></text:p>
      <text:p text:style-name="P29"><text:span text:style-name="T1">&lt;dependency&gt;</text:span></text:p>
      <text:p text:style-name="P171"><text:span text:style-name="T1">&lt;groupId&gt;org.springframework.boot&lt;/groupId&gt;</text:span></text:p>
      <text:p text:style-name="P171"><text:span text:style-name="T1">&lt;artifactId&gt;spring-boot-starter-thymeleaf&lt;/artifactId&gt;</text:span></text:p>
      <text:p text:style-name="P29"><text:span text:style-name="T1">&lt;/dependency&gt;</text:span></text:p>
      <text:p text:style-name="P21"/>
      <text:p text:style-name="P19"><text:span text:style-name="T1">Thymeleaf обеспечивает поддержку XHTML/HTML5 и упрощает процесс разработки динамических веб-страниц.</text:span></text:p>
      <text:p text:style-name="P21"/>
      <text:p text:style-name="P201"><text:bookmark text:name="_heading=h.k7bq40ox8l2"/><text:span text:style-name="T1">Описание страниц интерфейса</text:span></text:p>
      <text:p text:style-name="P19"><text:span text:style-name="T1">В рамках разработки интерфейса были созданы следующие HTML-страницы, каждая из которых выполняет определенные функции:</text:span></text:p>
      <text:list xml:id="list3287006820" text:style-name="WWNum3">
        <text:list-item>
          <text:p text:style-name="P73"><text:span text:style-name="T1">create-group.html: Страница для создания новой группы. Пользователи могут вводить необходимые данные для формирования группы.</text:span></text:p>
        </text:list-item>
        <text:list-item>
          <text:p text:style-name="P73"><text:span text:style-name="T1">create-student.html: Страница для добавления нового студента. Здесь можно заполнить информацию о студенте и сохранить её в системе.</text:span></text:p>
        </text:list-item>
        <text:list-item>
          <text:p text:style-name="P73"><text:span text:style-name="T1">edit-group.html: Страница для редактирования информации о существующей группе. Позволяет обновить данные группы, такие как название или состав.</text:span></text:p>
        </text:list-item>
        <text:list-item>
          <text:p text:style-name="P73"><text:span text:style-name="T1">edit-student.html: Страница для редактирования информации о студенте. Пользователи могут изменять данные студента, такие как имя, фамилия и другие параметры.</text:span></text:p>
        </text:list-item>
        <text:list-item>
          <text:p text:style-name="P73"><text:span text:style-name="T1">group-page.html: Страница, отображающая информацию о конкретной группе. Здесь можно увидеть состав группы и другие детали.</text:span></text:p>
        </text:list-item>
        <text:list-item>
          <text:p text:style-name="P73"><text:span text:style-name="T1">groups-list-page.html: Страница со списком всех групп. Позволяет пользователям просматривать доступные группы и переходить к их страницам.</text:span></text:p>
        </text:list-item>
        <text:list-item>
          <text:p text:style-name="P73"><text:span text:style-name="T1">student-page.html: Страница, отображающая информацию о конкретном студенте. Здесь можно увидеть детали о студенте, включая его группу и достижения.</text:span></text:p>
        </text:list-item>
        <text:list-item>
          <text:p text:style-name="P73"><text:span text:style-name="T1">students-list-page.html: Страница со списком всех студентов. Позволяет пользователям просматривать всех студентов и переходить к их страницам.</text:span></text:p>
        </text:list-item>
        <text:list-item>
          <text:p text:style-name="P181"><text:span text:style-name="T1">not-found.html: Страница, отображаемая в случае, если запрашиваемый ресурс не найден. Это помогает улучшить пользовательский опыт, предоставляя понятное сообщение об ошибке.</text:span></text:p>
        </text:list-item>
      </text:list>
      <text:p text:style-name="P21"/>
      <text:p text:style-name="P202"><text:bookmark text:name="_heading=h.cxnlg1yaww6g"/><text:span text:style-name="T1">Создание сущностей GroupResponse и StudentResponse</text:span></text:p>
      <text:p text:style-name="P19"><text:soft-page-break/><text:span text:style-name="T1">Сущности GroupResponse и StudentResponse были созданы для получения ответов от сервера Attendance-rest и являются отражением сущностей Student и Group. Эти классы предназначены для передачи данных о группах и студентах в удобном формате, что упрощает взаимодействие между клиентом и сервером.</text:span></text:p>
      <text:p text:style-name="P29"><text:span text:style-name="T1">@Data</text:span></text:p>
      <text:p text:style-name="P29"><text:span text:style-name="T1">public class StudentResponse {</text:span></text:p>
      <text:p text:style-name="P171"><text:span text:style-name="T1">private Long id;</text:span></text:p>
      <text:p text:style-name="P171"><text:span text:style-name="T1">private String firstname;</text:span></text:p>
      <text:p text:style-name="P171"><text:span text:style-name="T1">private String lastname;</text:span></text:p>
      <text:p text:style-name="P171"><text:span text:style-name="T1">private LocalDate birthday;</text:span></text:p>
      <text:p text:style-name="P171"><text:span text:style-name="T1">private String grade;</text:span></text:p>
      <text:p text:style-name="P171"><text:span text:style-name="T1">private Long groupId;</text:span></text:p>
      <text:p text:style-name="P29"><text:span text:style-name="T1">}</text:span></text:p>
      <text:p text:style-name="P40"/>
      <text:p text:style-name="P29"><text:span text:style-name="T1">@Data</text:span></text:p>
      <text:p text:style-name="P29"><text:span text:style-name="T1">public class GroupResponse {</text:span></text:p>
      <text:p text:style-name="P171"><text:span text:style-name="T1">private Long id;</text:span></text:p>
      <text:p text:style-name="P171"><text:span text:style-name="T1">private String name;</text:span></text:p>
      <text:p text:style-name="P171"><text:span text:style-name="T1">private String address;</text:span></text:p>
      <text:p text:style-name="P171"><text:span text:style-name="T1">private String description;</text:span></text:p>
      <text:p text:style-name="P29"><text:span text:style-name="T1">}</text:span></text:p>
      <text:p text:style-name="P40"/>
      <text:p text:style-name="P201"><text:bookmark text:name="_heading=h.5hlbbfcaxgi4"/><text:span text:style-name="T1">Создание сущностей GroupDto и StudentDto</text:span></text:p>
      <text:p text:style-name="P19"><text:span text:style-name="T1">Сущности GroupDto и StudentDto представляют собой объекты передачи данных (DTO), которые используются для передачи информации между клиентом и сервером в приложении. DTO помогают изолировать внутренние модели данных от внешнего интерфейса, что упрощает управление данными и повышает безопасность.</text:span></text:p>
      <text:p text:style-name="P19"><text:span text:style-name="T1">В сущности StudentDto используется аннотация @DateTimeFormat(pattern = "yyyy-MM-dd") для поля birthday. Эта аннотация позволяет Spring автоматически преобразовывать строковое представление даты рождения в объект java.time.LocalDate при десериализации запросов. В классе StudentResponse добавлено новое поле String groupName, которое позволяет хранить название группы, к которой принадлежит студент. Кроме того, в StudentDto реализован статический метод fromResponse, который позволяет создавать объект StudentDto на основе объектов StudentResponse и GroupResponse.</text:span></text:p>
      <text:p text:style-name="P19"><text:span text:style-name="T1">В сущности GroupDto добавлено новое поле List&lt;StudentDto&gt; students, которое позволяет хранить список студентов, принадлежащих к данной группе. Это поле упрощает работу с данными о группе и ее студентах, позволяя передавать всю необходимую информацию в одном объекте. Метод fromResponse создает объект GroupDto на основе объекта GroupResponse и списка StudentDto. Этот метод позволяет легко создавать объект GroupDto, заполняя его данными из ответа сервера и списком студентов, что делает код более чистым и понятным. Метод toResponse преобразует объект GroupDto обратно в GroupResponse. Этот метод позволяет легко преобразовать DTO обратно в ответ, который может быть отправлен клиенту, обеспечивая простоту и удобство работы с данными.</text:span></text:p>
      <text:p text:style-name="P21"/>
      <text:p text:style-name="P197"><text:bookmark text:name="_heading=h.25tfqc9omni2"/><text:soft-page-break/><text:span text:style-name="T1">Реализация сервисного слоя</text:span></text:p>
      <text:p text:style-name="P19"><text:span text:style-name="T1">Сервисный слой в приложении отвечает за бизнес-логику и взаимодействие между контроллерами и репозиториями. Он обеспечивает абстракцию для работы с данными и позволяет легко управлять операциями с сущностями. В Spring Framework сервисный слой часто обозначается с помощью аннотации @Service. Эта аннотация указывает, что класс является сервисом, и позволяет Spring автоматически обнаруживать и управлять его жизненным циклом. Классы, помеченные аннотацией @Service, могут использоваться для внедрения зависимостей, что упрощает тестирование и поддержку кода.</text:span></text:p>
      <text:p text:style-name="P19"><text:span text:style-name="T1">В контексте сервисного слоя также используется RestClient для взаимодействия с внешними API. RestClient позволяет отправлять HTTP-запросы и обрабатывать ответы, что делает его полезным для интеграции с другими сервисами или микросервисами. С помощью RestClient сервисный слой может выполнять операции, такие как получение данных из внешних источников, отправка данных на другие серверы или выполнение операций, требующих взаимодействия с удаленными системами. Это позволяет сервисному слою оставаться гибким и расширяемым, обеспечивая возможность интеграции с различными внешними API.</text:span></text:p>
      <text:p text:style-name="P19"><text:span text:style-name="T1">В данном проекте сервисный слой реализован в классах GroupDtoService и StudentDtoService. Эти классы отвечают за бизнес-логику, обеспечивая абстракцию для работы с данными и управление операциями с сущностями.</text:span></text:p>
      <text:p text:style-name="P19"><text:span text:style-name="T1">Класс GroupDtoService предоставляет методы для работы с группами, включая:</text:span></text:p>
      <text:list xml:id="list3175062764" text:style-name="WWNum43">
        <text:list-item>
          <text:p text:style-name="P74"><text:span text:style-name="T1">findAll(): Получает список всех групп, отправляя GET-запрос к API.</text:span></text:p>
        </text:list-item>
        <text:list-item>
          <text:p text:style-name="P74"><text:span text:style-name="T1">findById(Long id): Находит группу по идентификатору, извлекая информацию о группе и связанных с ней студентах.</text:span></text:p>
        </text:list-item>
        <text:list-item>
          <text:p text:style-name="P74"><text:span text:style-name="T1">save(GroupResponse group): Сохраняет новую группу, отправляя POST-запрос.</text:span></text:p>
        </text:list-item>
        <text:list-item>
          <text:p text:style-name="P123"><text:span text:style-name="T1">deleteById(Long id): Удаляет группу по идентификатору, отправляя DELETE-запрос.</text:span></text:p>
        </text:list-item>
      </text:list>
      <text:p text:style-name="P19"><text:span text:style-name="T1">Класс также использует RestClient для выполнения HTTP-запросов к внешнему API, что позволяет ему взаимодействовать с другими сервисами.</text:span></text:p>
      <text:p text:style-name="P19"><text:span text:style-name="T1">Класс StudentDtoService предоставляет методы для работы со студентами, включая:</text:span></text:p>
      <text:list xml:id="list2683647597" text:style-name="WWNum40">
        <text:list-item>
          <text:p text:style-name="P75"><text:span text:style-name="T1">findAll(): Получает список всех студентов, отправляя GET-запрос к API и обрабатывая ответ.</text:span></text:p>
        </text:list-item>
        <text:list-item>
          <text:p text:style-name="P75"><text:span text:style-name="T1">getDtoById(Long id): Находит студента по идентификатору и возвращает его DTO, включая информацию о группе.</text:span></text:p>
        </text:list-item>
        <text:list-item>
          <text:p text:style-name="P75"><text:span text:style-name="T1">save(StudentResponse student): Сохраняет нового студента, отправляя POST-запрос.</text:span></text:p>
        </text:list-item>
        <text:list-item>
          <text:p text:style-name="P75"><text:span text:style-name="T1">deleteById(Long id): Удаляет студента по идентификатору, отправляя DELETE-запрос.</text:span></text:p>
        </text:list-item>
        <text:list-item>
          <text:p text:style-name="P75"><text:span text:style-name="T1">addStudentToGroup(Long studentId, Long groupId): Добавляет студента в группу, обновляя его информацию.</text:span></text:p>
        </text:list-item>
        <text:list-item>
          <text:p text:style-name="P124"><text:span text:style-name="T1">removeStudentFromGroup(Long id): Удаляет студента из группы, обновляя его информацию.</text:span></text:p>
        </text:list-item>
      </text:list>
      <text:p text:style-name="P19"><text:span text:style-name="T1">Как и в случае с GroupDtoService, класс StudentDtoService использует RestClient для выполнения HTTP-запросов, что позволяет ему эффективно взаимодействовать с внешними API.</text:span></text:p>
      <text:p text:style-name="P40"/>
      <text:p text:style-name="P197"><text:bookmark text:name="_heading=h.5cyuymadzn89"/><text:span text:style-name="T1">Реализация слоя контроллера</text:span></text:p>
      <text:p text:style-name="P19"><text:span text:style-name="T1">В клиентской части проекте слой контроллера реализован с помощью классов GroupDtoController и StudentDtoController, которые отвечают за обработку входящих HTTP-запросов и управление взаимодействием между пользователем и бизнес-логикой, реализованной в сервисах. Контроллеры в Spring MVC помечаются аннотацией @Controller, что позволяет им обрабатывать запросы и возвращать соответствующие представления.</text:span></text:p>
      <text:p text:style-name="P19"><text:span text:style-name="T1">Каждый контроллер в проекте использует аннотацию @RequestMapping, чтобы определить базовый URL для всех его методов. Это позволяет легко управлять маршрутами и делает код более читаемым. Например, GroupDtoController обрабатывает запросы по пути /groups, а StudentDtoController — по пути /students.</text:span></text:p>
      <text:p text:style-name="P19"><text:span text:style-name="T1">Класс GroupDtoController предоставляет методы для работы с группами. Он включает в себя:</text:span></text:p>
      <text:list xml:id="list1379634695" text:style-name="WWNum16">
        <text:list-item>
          <text:p text:style-name="P76"><text:span text:style-name="T1">getGroupsListPage(): Отображает страницу со списком всех групп.</text:span></text:p>
        </text:list-item>
        <text:list-item>
          <text:p text:style-name="P76"><text:soft-page-break/><text:span text:style-name="T1">getGroupPage(Long id): Отображает страницу конкретной группы по её идентификатору.</text:span></text:p>
        </text:list-item>
        <text:list-item>
          <text:p text:style-name="P76"><text:span text:style-name="T1">showEditGroupForm(Long id): Отображает форму редактирования группы.</text:span></text:p>
        </text:list-item>
        <text:list-item>
          <text:p text:style-name="P76"><text:span text:style-name="T1">showCreateGroupForm(): Отображает форму для создания новой группы.</text:span></text:p>
        </text:list-item>
        <text:list-item>
          <text:p text:style-name="P76"><text:span text:style-name="T1">updateGroup(GroupDto groupDto) и createGroup(GroupDto groupDto): Обрабатывают обновление и создание групп соответственно.</text:span></text:p>
        </text:list-item>
        <text:list-item>
          <text:p text:style-name="P76"><text:span text:style-name="T1">deleteGroup(Long id): Удаляет группу по идентификатору.</text:span></text:p>
        </text:list-item>
        <text:list-item>
          <text:p text:style-name="P125"><text:span text:style-name="T1">addStudentToGroup() и removeStudentFromGroup(): Обрабатывают добавление и удаление студентов из группы.</text:span></text:p>
        </text:list-item>
      </text:list>
      <text:p text:style-name="P19"><text:span text:style-name="T1">Класс StudentDtoController предоставляет методы для работы со студентами. Он включает в себя:</text:span></text:p>
      <text:list xml:id="list2881064410" text:style-name="WWNum63">
        <text:list-item>
          <text:p text:style-name="P77"><text:span text:style-name="T1">getStudentsListPage(): Отображает страницу со списком всех студентов.</text:span></text:p>
        </text:list-item>
        <text:list-item>
          <text:p text:style-name="P77"><text:span text:style-name="T1">getStudentPage(Long id): Отображает страницу конкретного студента по его идентификатору.</text:span></text:p>
        </text:list-item>
        <text:list-item>
          <text:p text:style-name="P77"><text:span text:style-name="T1">showEditStudentForm(Long id): Отображает форму редактирования студента.</text:span></text:p>
        </text:list-item>
        <text:list-item>
          <text:p text:style-name="P77"><text:span text:style-name="T1">showStudentCreateForm(): Отображает форму для создания нового студента.</text:span></text:p>
        </text:list-item>
        <text:list-item>
          <text:p text:style-name="P77"><text:span text:style-name="T1">updateStudent(StudentResponse student) и createStudent(StudentResponse student): Обрабатывают обновление и создание студентов соответственно.</text:span></text:p>
        </text:list-item>
        <text:list-item>
          <text:p text:style-name="P126"><text:span text:style-name="T1">deleteStudent(Long id): Удаляет студента по идентификатору.</text:span></text:p>
        </text:list-item>
      </text:list>
      <text:p text:style-name="P21"/>
      <text:p text:style-name="P202"><text:bookmark text:name="_heading=h.xdnoe39uexfh"/><text:span text:style-name="T1">Реализация функциональности интерфейса</text:span></text:p>
      <text:p text:style-name="P39"><text:span text:style-name="T1">Разработка интерфейса была сосредоточена на сущностях Student и Group, так как они были первыми созданными и удобными для работы. Эти сущности позволили протестировать работу сервера и исследовать возможности Thymeleaf. Такой подход обеспечил быструю реализацию интерфейса, что дало возможность сосредоточиться на основных функциях приложения и получить обратную связь о его работе.</text:span></text:p>
      <text:p text:style-name="P39"><text:span text:style-name="T1">В рамках разработки интерфейса были реализованы следующие возможности:</text:span></text:p>
      <text:list xml:id="list4129795089" text:style-name="WWNum65">
        <text:list-item>
          <text:p text:style-name="P183"><text:span text:style-name="T1">Список студентов: Интерфейс позволяет отображать список всех студентов, что упрощает управление данными и их просмотр.</text:span></text:p>
        </text:list-item>
        <text:list-item>
          <text:p text:style-name="P183"><text:span text:style-name="T1">Вывод информации о студенте: Пользователи могут просматривать подробную информацию о каждом студенте, что помогает в управлении и анализе данных.</text:span></text:p>
        </text:list-item>
        <text:list-item>
          <text:p text:style-name="P183"><text:span text:style-name="T1">Создание, редактирование и удаление студентов: Реализованы функции для добавления новых студентов, редактирования существующих записей и удаления студентов из системы.</text:span></text:p>
        </text:list-item>
        <text:list-item>
          <text:p text:style-name="P183"><text:span text:style-name="T1">Список групп: Интерфейс также предоставляет возможность отображать список групп, что позволяет пользователям видеть структуру учебного заведения.</text:span></text:p>
        </text:list-item>
        <text:list-item>
          <text:p text:style-name="P183"><text:span text:style-name="T1">Вывод информации о группе: Пользователи могут просматривать информацию о каждой группе, включая состав студентов.</text:span></text:p>
        </text:list-item>
        <text:list-item>
          <text:p text:style-name="P182"><text:span text:style-name="T1">Управление студентами в группах: Реализованы функции для добавления и удаления студентов из групп, а также редактирования информации о группах.</text:span></text:p>
        </text:list-item>
      </text:list>
      <text:p text:style-name="P39"><text:span text:style-name="T1">Эти функции обеспечивают полноценное взаимодействие с данными и позволяют эффективно управлять как студентами, так и группами, что является важным аспектом работы приложения.</text:span></text:p>
      <text:p text:style-name="P40"><text:soft-page-break/></text:p>
      <text:p text:style-name="P202"><text:bookmark text:name="_heading=h.yqgetlccxv2b"/><text:span text:style-name="T1">Заключение по клиентской части</text:span></text:p>
      <text:p text:style-name="P19"><text:span text:style-name="T1">Разработка клиентской части приложения в представленном виде — это только начало пути. Здесь основное внимание было уделено тестированию функциональных возможностей сервера и взаимодействию микросервисов через RestClient. Это позволило убедиться в корректности работы бизнес-логики и в том, что сервисы могут эффективно обмениваться данными.</text:span></text:p>
      <text:p text:style-name="P19"><text:span text:style-name="T1">Полноценная разработка клиентской части заслуживает отдельного и глубокого погружения. Она включает в себя не только создание интерфейсов для пользователей, но и реализацию сложной логики взаимодействия с сервером, обработку ошибок, управление состоянием приложения и оптимизацию пользовательского опыта. Важно учитывать, что клиентская часть должна быть интуитивно понятной и удобной для пользователей, что требует тщательного проектирования и тестирования.</text:span></text:p>
      <text:p text:style-name="P19"><text:span text:style-name="T1">Таким образом, дальнейшая работа над клиентской частью станет важным шагом в развитии проекта, обеспечивая его функциональность и удобство использования.</text:span></text:p>
      <text:p text:style-name="P21"/>
      <text:p text:style-name="P207"><text:bookmark text:name="_heading=h.srsgna6j1asr"/><text:span text:style-name="T8">Проектирование микросервисной структуры</text:span></text:p>
      <text:p text:style-name="P19"><text:span text:style-name="T1">В рамках проектирования микросервисной структуры важным шагом является интеграция с Eureka, сервисом для обнаружения микросервисов. Eureka обеспечивает автоматическое обнаружение доступных экземпляров сервисов, что упрощает взаимодействие между ними и повышает гибкость архитектуры. В данном проекте использован Eureka для регистрации и управления микросервисами, что позволяет им находить друг друга без необходимости жесткого связывания.</text:span></text:p>
      <text:p text:style-name="P19"><text:span text:style-name="T1">Для расширения функциональности проекта было решено создать новый модуль. Этот модуль будет отвечать за определенную бизнес-логику, что позволит изолировать его функциональность от других компонентов системы. Создание нового модуля включает в себя несколько шагов:</text:span></text:p>
      <text:list xml:id="list4098769934" text:style-name="WWNum28">
        <text:list-item>
          <text:p text:style-name="P78"><text:span text:style-name="T1">Создание структуры модуля: Новый Maven-модуль создается в корневом проекте, который будет содержать все необходимые классы и ресурсы для реализации новой функциональности.</text:span></text:p>
        </text:list-item>
        <text:list-item>
          <text:p text:style-name="P127"><text:span text:style-name="T1">Настройка конфигурации application.yaml: В новом модуле добавляется файл application.yaml, в котором указываются настройки, необходимые для работы сервиса.</text:span></text:p>
        </text:list-item>
      </text:list>
      <text:p text:style-name="P19"><text:span text:style-name="T1">Файл application.yaml является важной частью конфигурации Spring Boot приложений, позволяя задавать параметры, необходимые для работы приложения. В данном случае, файл настроен для использования сервиса Eureka, который отвечает за обнаружение микросервисов.</text:span></text:p>
      <text:p text:style-name="P25"><text:span text:style-name="T4">Структура файла</text:span></text:p>
      <text:p text:style-name="P31"><text:span text:style-name="T1">server:</text:span></text:p>
      <text:p text:style-name="P173"><text:span text:style-name="T1">port: 8761</text:span></text:p>
      <text:p text:style-name="P34"/>
      <text:p text:style-name="P31"><text:span text:style-name="T1">eureka:</text:span></text:p>
      <text:p text:style-name="P173"><text:span text:style-name="T1">client:</text:span></text:p>
      <text:p text:style-name="P178"><text:span text:style-name="T1">registerWithEureka: false</text:span></text:p>
      <text:p text:style-name="P178"><text:span text:style-name="T1">fetchRegistry: false</text:span></text:p>
      <text:p text:style-name="P40"/>
      <text:p text:style-name="P19"><text:span text:style-name="T4">Параметры конфигурации</text:span></text:p>
      <text:list xml:id="list3086297502" text:style-name="WWNum50">
        <text:list-item>
          <text:p text:style-name="P79"><text:span text:style-name="T1">server.port:</text:span></text:p>
        </text:list-item>
      </text:list>
      <text:list xml:id="list873115059" text:style-name="WWNum30">
        <text:list-item>
          <text:p text:style-name="P158"><text:span text:style-name="T1">Этот параметр указывает, на каком порту будет запущен сервер Eureka. В данном случае, сервер будет доступен по порту 8761. Это стандартный порт для Eureka, и его можно использовать для доступа к веб-интерфейсу Eureka, где можно увидеть зарегистрированные сервисы.</text:span></text:p>
        </text:list-item>
      </text:list>
      <text:list xml:id="list1314568495471" text:continue-list="list3086297502" text:style-name="WWNum50">
        <text:list-item>
          <text:p text:style-name="P79"><text:soft-page-break/><text:span text:style-name="T1">eureka.client:</text:span></text:p>
        </text:list-item>
      </text:list>
      <text:list xml:id="list937243667" text:style-name="WWNum25">
        <text:list-item>
          <text:p text:style-name="P159"><text:span text:style-name="T1">Этот блок конфигурации управляет поведением клиента Eureka.</text:span></text:p>
        </text:list-item>
        <text:list-item>
          <text:p text:style-name="P159"><text:span text:style-name="T1">registerWithEureka: Установленный в false, этот параметр указывает, что данный сервис не будет регистрироваться в Eureka. Это полезно для настройки сервера Eureka, который будет служить только для обнаружения других сервисов, но сам не будет зарегистрирован как сервис.</text:span></text:p>
        </text:list-item>
        <text:list-item>
          <text:p text:style-name="P166"><text:span text:style-name="T1">fetchRegistry: Также установлен в false, этот параметр указывает, что клиент не будет пытаться извлечь реестр зарегистрированных сервисов. Это может быть полезно в сценариях, когда требуется только серверная часть Eureka без необходимости взаимодействия с другими сервисами.</text:span></text:p>
        </text:list-item>
      </text:list>
      <text:p text:style-name="P19"><text:span text:style-name="T1">Файл pom.xml настроен для использования Spring Boot и Eureka, что позволяет создать сервер для обнаружения микросервисов.</text:span></text:p>
      <text:p text:style-name="P25"><text:span text:style-name="T4">Структура зависимостей</text:span></text:p>
      <text:p text:style-name="P31"><text:span text:style-name="T1">&lt;dependencies&gt;</text:span></text:p>
      <text:p text:style-name="P173"><text:span text:style-name="T1">&lt;dependency&gt;</text:span></text:p>
      <text:p text:style-name="P178"><text:span text:style-name="T1">&lt;groupId&gt;org.springframework.boot&lt;/groupId&gt;</text:span></text:p>
      <text:p text:style-name="P178"><text:span text:style-name="T1">&lt;artifactId&gt;spring-boot-starter-web&lt;/artifactId&gt;</text:span></text:p>
      <text:p text:style-name="P173"><text:span text:style-name="T1">&lt;/dependency&gt;</text:span></text:p>
      <text:p text:style-name="P173"><text:span text:style-name="T1">&lt;dependency&gt;</text:span></text:p>
      <text:p text:style-name="P178"><text:span text:style-name="T1">&lt;groupId&gt;org.springframework.cloud&lt;/groupId&gt;</text:span></text:p>
      <text:p text:style-name="P178"><text:span text:style-name="T1">&lt;artifactId&gt;spring-cloud-starter-netflix-eureka-server&lt;/artifactId&gt;</text:span></text:p>
      <text:p text:style-name="P173"><text:span text:style-name="T1">&lt;/dependency&gt;</text:span></text:p>
      <text:p text:style-name="P31"><text:span text:style-name="T1">&lt;/dependencies&gt;</text:span></text:p>
      <text:p text:style-name="P21"/>
      <text:p text:style-name="P19"><text:span text:style-name="T4">Параметры зависимостей</text:span></text:p>
      <text:list xml:id="list4218156219" text:style-name="WWNum7">
        <text:list-item>
          <text:p text:style-name="P80"><text:span text:style-name="T1">spring-boot-starter-web:</text:span></text:p>
        </text:list-item>
      </text:list>
      <text:list xml:id="list3193886416" text:style-name="WWNum62">
        <text:list-item>
          <text:p text:style-name="P160"><text:span text:style-name="T1">Эта зависимость включает в себя все необходимые компоненты для разработки веб-приложений на основе Spring Boot. Она предоставляет поддержку для создания RESTful сервисов, включая встроенный сервер Tomcat, а также библиотеки для работы с JSON и другими форматами данных. Использование этой зависимости позволяет быстро разрабатывать веб-приложения с минимальными усилиями.</text:span></text:p>
        </text:list-item>
      </text:list>
      <text:list xml:id="list1315853546628" text:continue-list="list4218156219" text:style-name="WWNum7">
        <text:list-item>
          <text:p text:style-name="P80"><text:span text:style-name="T1">spring-cloud-starter-netflix-eureka-server:</text:span></text:p>
        </text:list-item>
      </text:list>
      <text:list xml:id="list3223976084" text:style-name="WWNum70">
        <text:list-item>
          <text:p text:style-name="P167"><text:span text:style-name="T1">Эта зависимость добавляет поддержку для создания сервера Eureka. Она включает в себя все необходимые компоненты для настройки и запуска сервера Eureka, который будет использоваться для регистрации и обнаружения микросервисов. С помощью этой зависимости можно легко интегрировать функциональность Eureka в приложение, что позволяет управлять микросервисами и их взаимодействием.</text:span></text:p>
        </text:list-item>
      </text:list>
      <text:p text:style-name="P19"><text:span text:style-name="T1">Для настройки клиентов, которые будут регистрироваться на сервере Eureka, необходимо внести изменения в файл application.yaml соответствующих модулей. Эти изменения обеспечивают правильное взаимодействие клиентов с сервером Eureka и позволяют им корректно регистрироваться и обнаруживать другие сервисы.</text:span></text:p>
      <text:p text:style-name="P25"><text:span text:style-name="T4">Пример конфигурации</text:span></text:p>
      <text:p text:style-name="P31"><text:soft-page-break/><text:span text:style-name="T1">eureka:</text:span></text:p>
      <text:p text:style-name="P173"><text:span text:style-name="T1">client:</text:span></text:p>
      <text:p text:style-name="P178"><text:span text:style-name="T1">serviceUrl:</text:span></text:p>
      <text:p text:style-name="P185"><text:span text:style-name="T1">defaultZone: http://localhost:8761/eureka</text:span></text:p>
      <text:p text:style-name="P173"><text:span text:style-name="T1">instance:</text:span></text:p>
      <text:p text:style-name="P178"><text:span text:style-name="T1">preferIpAddress: true</text:span></text:p>
      <text:p text:style-name="P21"/>
      <text:p text:style-name="P19"><text:span text:style-name="T4">Параметры конфигурации</text:span></text:p>
      <text:list xml:id="list4121133020" text:style-name="WWNum9">
        <text:list-item>
          <text:p text:style-name="P81"><text:span text:style-name="T1">eureka.client.serviceUrl.defaultZone:</text:span></text:p>
        </text:list-item>
      </text:list>
      <text:list xml:id="list3551800499" text:style-name="WWNum46">
        <text:list-item>
          <text:p text:style-name="P161"><text:span text:style-name="T1">Этот параметр указывает URL-адрес сервера Eureka, к которому будет подключаться клиент. В данном случае, клиент будет обращаться к серверу, запущенному на http://localhost:8761/eureka. Это позволяет клиенту регистрироваться и получать информацию о других сервисах, зарегистрированных на этом сервере.</text:span></text:p>
        </text:list-item>
      </text:list>
      <text:list xml:id="list1315209808145" text:continue-list="list4121133020" text:style-name="WWNum9">
        <text:list-item>
          <text:p text:style-name="P81"><text:span text:style-name="T1">eureka.instance.preferIpAddress:</text:span></text:p>
        </text:list-item>
      </text:list>
      <text:list xml:id="list3011258784" text:style-name="WWNum19">
        <text:list-item>
          <text:p text:style-name="P168"><text:span text:style-name="T1">Установленный в true, этот параметр указывает, что клиент будет использовать свой IP-адрес вместо имени хоста при регистрации на сервере Eureka. Это может быть полезно в сценариях, когда сервисы работают в средах, где DNS может не быть доступен или неэффективен. Использование IP-адреса позволяет избежать проблем с разрешением имен и обеспечивает более надежное взаимодействие между сервисами.</text:span></text:p>
        </text:list-item>
      </text:list>
      <text:p text:style-name="P19"><text:span text:style-name="T1">Для того чтобы клиентские модули могли регистрироваться на сервере Eureka, в соответствующие файлы pom.xml необходимо добавить следующую зависимость:</text:span></text:p>
      <text:p text:style-name="P38"><text:span text:style-name="T1">&lt;dependency&gt;</text:span></text:p>
      <text:p text:style-name="P174"><text:span text:style-name="T1">&lt;groupId&gt;org.springframework.cloud&lt;/groupId&gt;</text:span></text:p>
      <text:p text:style-name="P174"><text:span text:style-name="T1">&lt;artifactId&gt;spring-cloud-starter-netflix-eureka-client&lt;/artifactId&gt;</text:span></text:p>
      <text:p text:style-name="P38"><text:span text:style-name="T1">&lt;/dependency&gt;</text:span></text:p>
      <text:p text:style-name="P21"/>
      <text:p text:style-name="P19"><text:span text:style-name="T1">Эта зависимость предоставляет необходимые компоненты для интеграции с сервером Eureka. Она позволяет приложению действовать как клиент Eureka, что включает в себя возможность регистрации на сервере и обнаружения других сервисов. Использование этой зависимости упрощает настройку и взаимодействие с Eureka, обеспечивая автоматическую регистрацию и обновление информации о сервисах.</text:span></text:p>
      <text:p text:style-name="P21"/>
      <text:p text:style-name="P202"><text:bookmark text:name="_heading=h.q5m3n7so48d3"/><text:span text:style-name="T1">Изменения в модуле attendance-manager</text:span></text:p>
      <text:p text:style-name="P19"><text:span text:style-name="T1">С внедрением поддержки Eureka, модуль attendance-manager теперь сможет находить сервис attendance-rest непосредственно по его имени в реестре Eureka. Это означает, что при необходимости взаимодействия с attendance-rest, модуль будет автоматически обнаруживать его, используя механизм обнаружения сервисов, предоставляемый Eureka.</text:span></text:p>
      <text:p text:style-name="P19"><text:span text:style-name="T1">Такой подход значительно упрощает взаимодействие между микросервисами, устраняя необходимость в жестком связывании и конфигурации адресов. Вместо того чтобы указывать конкретные URL-адреса, attendance-manager будет динамически находить attendance-rest, что делает систему более гибкой и устойчивой к изменениям.</text:span></text:p>
      <text:p text:style-name="P21"/>
      <text:p text:style-name="P202"><text:bookmark text:name="_heading=h.l7ze5jpaxit"/><text:soft-page-break/><text:span text:style-name="T1">Внедрение DiscoveryClient в сервисный слой attendance-manager</text:span></text:p>
      <text:p text:style-name="P19"><text:span text:style-name="T1">С интеграцией Eureka в модуль attendance-manager теперь можно использовать DiscoveryClient для динамического обнаружения сервисов. Это позволяет модулю находить и взаимодействовать с другими микросервисами, такими как attendance-rest, более эффективно и гибко.</text:span></text:p>
      <text:p text:style-name="P19"><text:span text:style-name="T1">В сервисном слое реализован метод для настройки RestClient, который будет использовать DiscoveryClient для получения экземпляров сервиса attendance-rest:</text:span></text:p>
      <text:p text:style-name="P29"><text:span text:style-name="T1">protected RestClient restClient() {</text:span></text:p>
      <text:p text:style-name="P171"><text:span text:style-name="T1">List&lt;ServiceInstance&gt; instances = discoveryClient.getInstances(ATTENDANCE_REST);</text:span></text:p>
      <text:p text:style-name="P171"><text:span text:style-name="T1">if (instances.isEmpty()) {</text:span></text:p>
      <text:p text:style-name="P176"><text:span text:style-name="T1">throw new IllegalStateException("No instances available for service: " + ATTENDANCE_REST);</text:span></text:p>
      <text:p text:style-name="P171"><text:span text:style-name="T1">}</text:span></text:p>
      <text:p text:style-name="P171"><text:span text:style-name="T1">int instanceIndex = ThreadLocalRandom.current().nextInt(instances.size());</text:span></text:p>
      <text:p text:style-name="P171"><text:span text:style-name="T1">ServiceInstance instance = instances.get(instanceIndex);</text:span></text:p>
      <text:p text:style-name="P171"><text:span text:style-name="T1">String uri = "http://" + instance.getHost() + ":" + instance.getPort();</text:span></text:p>
      <text:p text:style-name="P171"><text:span text:style-name="T1">return RestClient.create(uri);</text:span></text:p>
      <text:p text:style-name="P29"><text:span text:style-name="T1">}</text:span></text:p>
      <text:p text:style-name="P21"/>
      <text:p text:style-name="P19"><text:span text:style-name="T4">Объяснение кода</text:span></text:p>
      <text:list xml:id="list1926133564" text:style-name="WWNum39">
        <text:list-item>
          <text:p text:style-name="P82"><text:span text:style-name="T1">Получение экземпляров сервиса: Метод discoveryClient.getInstances(ATTENDANCE_REST) возвращает список всех доступных экземпляров сервиса attendance-rest. Если список пуст, выбрасывается исключение, что сигнализирует о том, что сервис недоступен.</text:span></text:p>
        </text:list-item>
        <text:list-item>
          <text:p text:style-name="P82"><text:span text:style-name="T1">Выбор случайного экземпляра: Для балансировки нагрузки и повышения отказоустойчивости, из списка доступных экземпляров выбирается один случайный экземпляр с помощью ThreadLocalRandom.current().nextInt(instances.size()).</text:span></text:p>
        </text:list-item>
        <text:list-item>
          <text:p text:style-name="P128"><text:span text:style-name="T1">Формирование URI: На основе выбранного экземпляра формируется URI, который будет использоваться для создания RestClient. Это позволяет модулю attendance-manager динамически обращаться к доступным экземплярам attendance-rest.</text:span></text:p>
        </text:list-item>
      </text:list>
      <text:p text:style-name="P202"><text:bookmark text:name="_heading=h.aswrryr9i6uk"/><text:span text:style-name="T1">Заключение по интеграции с Eureka</text:span></text:p>
      <text:p text:style-name="P19"><text:span text:style-name="T1">Интеграция модуля attendance-manager с сервером Eureka представляет собой значительный шаг вперед в создании гибкой и масштабируемой архитектуры микросервисов. Благодаря использованию DiscoveryClient, модуль теперь может динамически находить и взаимодействовать с другими сервисами, такими как attendance-rest, что упрощает процесс обмена данными и вызовов между сервисами.</text:span></text:p>
      <text:p text:style-name="P19"><text:span text:style-name="T1">Эта возможность не только повышает отказоустойчивость системы, но и улучшает балансировку нагрузки, позволяя модулю выбирать случайные экземпляры сервисов для взаимодействия. В результате, система становится более адаптивной к изменениям и нагрузкам, что критически важно в современных распределенных приложениях.</text:span></text:p>
      <text:p text:style-name="P19"><text:span text:style-name="T1">Таким образом, интеграция с Eureka не только улучшает функциональность attendance-manager, но и способствует созданию более надежной и эффективной экосистемы микросервисов, что в конечном итоге ведет к улучшению пользовательского опыта и повышению общей производительности системы.</text:span></text:p>
      <text:p text:style-name="P21"/>
      <text:p text:style-name="P204"><text:bookmark text:name="_heading=h.mnad47v7xo0m"/><text:span text:style-name="T8">Покрытие тестами</text:span></text:p>
      <text:p text:style-name="P19"><text:soft-page-break/><text:span text:style-name="T1">Практическая реализация тестирования является ключевым аспектом разработки качественного программного обеспечения. В проекте attendance-rest мы будем использовать ряд инструментов и подходов, чтобы обеспечить надежность и стабильность нашего приложения.</text:span></text:p>
      <text:p text:style-name="P19"><text:span text:style-name="T1">Для начала, мы подключим необходимые зависимости, такие как H2 Database, Spring Boot Test Starter и Spring WebFlux Starter. Это позволит нам создать изолированную тестовую среду, использующую in-memory базу данных, и предоставит широкий спектр инструментов для написания различных типов тестов.</text:span></text:p>
      <text:p text:style-name="P19"><text:span text:style-name="T1">Далее, мы будем использовать библиотеку Faker для генерации реалистичных тестовых данных. Это упростит процесс создания тестовых сценариев и повысит качество тестирования, избавляя нас от необходимости ручного ввода данных.</text:span></text:p>
      <text:p text:style-name="P19"><text:span text:style-name="T1">Для тестирования веб-слоя приложения, мы будем активно применять WebTestClient - инструмент, предоставляемый Spring Framework, который позволяет выполнять HTTP-запросы к серверу и проверять ответы в тестовой среде. Благодаря его реактивной природе и простому API, мы сможем быстро создавать надежные тесты, которые будут способствовать улучшению общей стабильности и производительности системы.</text:span></text:p>
      <text:p text:style-name="P19"><text:span text:style-name="T1">Таким образом, используя эти инструменты и подходы, мы сможем реализовать комплексную систему тестирования, которая будет поддерживать высокое качество кода и обеспечивать уверенность в работоспособности attendance-rest приложения.</text:span></text:p>
      <text:p text:style-name="P40"/>
      <text:p text:style-name="P202"><text:bookmark text:name="_heading=h.hnud1myos4g"/><text:span text:style-name="T1">Подключение зависимостей для тестирования</text:span></text:p>
      <text:p text:style-name="P19"><text:span text:style-name="T1">Для реализации эффективного тестирования в проекте attendance-rest необходимо подключить несколько ключевых зависимостей. Эти зависимости будут использоваться для создания тестовой среды и выполнения различных типов тестов.</text:span></text:p>
      <text:p text:style-name="P25"><text:span text:style-name="T4">H2 Database</text:span></text:p>
      <text:p text:style-name="P31"><text:span text:style-name="T1">&lt;dependency&gt;</text:span></text:p>
      <text:p text:style-name="P173"><text:span text:style-name="T1">&lt;groupId&gt;com.h2database&lt;/groupId&gt;</text:span></text:p>
      <text:p text:style-name="P173"><text:span text:style-name="T1">&lt;artifactId&gt;h2&lt;/artifactId&gt;</text:span></text:p>
      <text:p text:style-name="P173"><text:span text:style-name="T1">&lt;scope&gt;test&lt;/scope&gt;</text:span></text:p>
      <text:p text:style-name="P31"><text:span text:style-name="T1">&lt;/dependency&gt;</text:span></text:p>
      <text:p text:style-name="P21"/>
      <text:p text:style-name="P19"><text:span text:style-name="T1">Зависимость на H2 Database позволяет использовать легковесную in-memory базу данных для проведения интеграционных и функциональных тестов. Это упрощает настройку тестовой среды и обеспечивает изолированность тестов от внешних зависимостей.</text:span></text:p>
      <text:p text:style-name="P25"><text:span text:style-name="T4">Spring Boot Test Starter</text:span></text:p>
      <text:p text:style-name="P31"><text:span text:style-name="T1">&lt;dependency&gt;</text:span></text:p>
      <text:p text:style-name="P173"><text:span text:style-name="T1">&lt;groupId&gt;org.springframework.boot&lt;/groupId&gt;</text:span></text:p>
      <text:p text:style-name="P173"><text:span text:style-name="T1">&lt;artifactId&gt;spring-boot-starter-test&lt;/artifactId&gt;</text:span></text:p>
      <text:p text:style-name="P173"><text:span text:style-name="T1">&lt;scope&gt;test&lt;/scope&gt;</text:span></text:p>
      <text:p text:style-name="P31"><text:span text:style-name="T1">&lt;/dependency&gt;</text:span></text:p>
      <text:p text:style-name="P21"/>
      <text:p text:style-name="P19"><text:span text:style-name="T1">Данная зависимость предоставляет набор инструментов и утилит, необходимых для тестирования Spring Boot приложений. Она включает в себя фреймворки, такие как JUnit, Mockito и AssertJ, которые помогают в написании и выполнении различных типов тестов.</text:span></text:p>
      <text:p text:style-name="P25"><text:soft-page-break/><text:span text:style-name="T4">Spring WebFlux Starter</text:span></text:p>
      <text:p text:style-name="P31"><text:span text:style-name="T1">&lt;dependency&gt;</text:span></text:p>
      <text:p text:style-name="P173"><text:span text:style-name="T1">&lt;groupId&gt;org.springframework.boot&lt;/groupId&gt;</text:span></text:p>
      <text:p text:style-name="P180"><text:span text:style-name="T1">&lt;artifactId&gt;spring-boot-starter-webflux&lt;/artifactId&gt;</text:span></text:p>
      <text:p text:style-name="P173"><text:span text:style-name="T1">&lt;scope&gt;test&lt;/scope&gt;</text:span></text:p>
      <text:p text:style-name="P31"><text:span text:style-name="T1">&lt;/dependency&gt;</text:span></text:p>
      <text:p text:style-name="P21"/>
      <text:p text:style-name="P19"><text:span text:style-name="T1">Поскольку attendance-rest использует Spring WebFlux для реализации REST API, эта зависимость необходима для тестирования веб-слоя приложения. Она предоставляет инструменты и утилиты, специально разработанные для тестирования веб-приложений, построенных на реактивной архитектуре.</text:span></text:p>
      <text:p text:style-name="P25"><text:span text:style-name="T1">Faker</text:span></text:p>
      <text:p text:style-name="P31"><text:span text:style-name="T1">&lt;dependency&gt;</text:span></text:p>
      <text:p text:style-name="P173"><text:span text:style-name="T1">&lt;groupId&gt;com.github.javafaker&lt;/groupId&gt;</text:span></text:p>
      <text:p text:style-name="P173"><text:span text:style-name="T1">&lt;artifactId&gt;javafaker&lt;/artifactId&gt;</text:span></text:p>
      <text:p text:style-name="P173"><text:span text:style-name="T1">&lt;version&gt;0.15&lt;/version&gt;</text:span></text:p>
      <text:p text:style-name="P31"><text:span text:style-name="T1">&lt;/dependency&gt;</text:span></text:p>
      <text:p text:style-name="P21"/>
      <text:p text:style-name="P19"><text:span text:style-name="T1">Для упрощения процесса создания реалистичных тестовых данных в проекте attendance-rest можно использовать библиотеку Faker. Эта библиотека предоставляет широкий спектр методов для генерации различных типов данных, таких как имена, адреса, телефонные номера, даты и многое другое.</text:span></text:p>
      <text:p text:style-name="P202"><text:bookmark text:name="_heading=h.3qsyaq9gmg73"/><text:span text:style-name="T1">Использование WebTestClient</text:span></text:p>
      <text:p text:style-name="P19"><text:span text:style-name="T1">WebTestClient - это инструмент, предоставляемый Spring Framework, который используется для тестирования веб-приложений, построенных на реактивной архитектуре. Он позволяет выполнять HTTP-запросы к серверу и проверять ответы в тестовой среде.</text:span></text:p>
      <text:p text:style-name="P19"><text:span text:style-name="T4">Преимущества использования WebTestClient</text:span></text:p>
      <text:list xml:id="list508872555" text:style-name="WWNum67">
        <text:list-item>
          <text:p text:style-name="P83"><text:span text:style-name="T1">Реактивность: WebTestClient поддерживает реактивный стиль программирования, что делает его идеальным выбором для тестирования веб-приложений, использующих Spring WebFlux.</text:span></text:p>
        </text:list-item>
        <text:list-item>
          <text:p text:style-name="P83"><text:span text:style-name="T1">Простота использования: WebTestClient предоставляет интуитивно понятный API, который упрощает написание тестов и проверку ответов сервера.</text:span></text:p>
        </text:list-item>
        <text:list-item>
          <text:p text:style-name="P83"><text:span text:style-name="T1">Изоляция тестов: WebTestClient позволяет выполнять тесты без необходимости запуска полноценного сервера, что повышает скорость и надежность тестирования.</text:span></text:p>
        </text:list-item>
        <text:list-item>
          <text:p text:style-name="P129"><text:span text:style-name="T1">Гибкость: WebTestClient может использоваться как для модульных, так и для интеграционных тестов, обеспечивая комплексный подход к тестированию.</text:span></text:p>
        </text:list-item>
      </text:list>
      <text:p text:style-name="P21"/>
      <text:p text:style-name="P202"><text:bookmark text:name="_heading=h.b2b7cjsogxv8"/><text:soft-page-break/><text:span text:style-name="T1">Тестирование слоя контроллера в attendance-rest</text:span></text:p>
      <text:p text:style-name="P19"><text:span text:style-name="T1">В рамках практической реализации тестирования в проекте attendance-rest мы будем покрывать тестами методы четырех основных классов контроллеров: AttendanceController - методы для управления посещаемостью студентов, включая получение, создание, обновление и удаление записей. GroupController - методы для работы с группами студентов, включая получение, создание, обновление и удаление групп. StudentController - методы для управления информацией о студентах, включая получение, создание, обновление и удаление студентов. TrainingController - методы для работы с информацией о тренингах, включая получение, создание, обновление и удаление тренингов.</text:span></text:p>
      <text:p text:style-name="P19"><text:span text:style-name="T1">В проекте attendance-rest мы создадим четыре тестовых класса в каталоге test в пакете ru.sspo.controller: AttendanceControllerTest, GroupControllerTest, StudentControllerTest и TrainingControllerTest. Эти классы будут содержать тесты для методов соответствующих контроллеров, отвечающих за управление посещаемостью, группами, студентами и тренингами. Использование тестовых классов позволит нам проверить работу REST API-методов в слое контроллера без необходимости запуска полноценного приложения, используя WebTestClient для выполнения HTTP-запросов и проверки ответов в тестовой среде.</text:span></text:p>
      <text:p text:style-name="P21"/>
      <text:p text:style-name="P197"><text:bookmark text:name="_heading=h.ci5oy9oh8ef7"/><text:span text:style-name="T1">Разбор тестового класса на примере AttendanceControllerTest</text:span></text:p>
      <text:p text:style-name="P19"><text:span text:style-name="T1">Этот тестовый класс проверяет методы AttendanceController, отвечающие за управление посещаемостью студентов в приложении attendance-rest.</text:span></text:p>
      <text:p text:style-name="P19"><text:span text:style-name="T1">Аннотации и внедрение зависимостей:</text:span></text:p>
      <text:list xml:id="list3867838367" text:style-name="WWNum53">
        <text:list-item>
          <text:p text:style-name="P84"><text:span text:style-name="T1">@ActiveProfiles("test") - указывает, что тесты должны выполняться в тестовом профиле.</text:span></text:p>
        </text:list-item>
        <text:list-item>
          <text:p text:style-name="P84"><text:span text:style-name="T1">@SpringBootTest(webEnvironment = SpringBootTest.WebEnvironment.RANDOM_PORT) - запускает контекст Spring Boot и выделяет случайный порт для веб-окружения.</text:span></text:p>
        </text:list-item>
        <text:list-item>
          <text:p text:style-name="P84"><text:span text:style-name="T1">@AutoConfigureWebClient - автоматически настраивает WebTestClient для тестирования веб-запросов.</text:span></text:p>
        </text:list-item>
        <text:list-item>
          <text:p text:style-name="P130"><text:span text:style-name="T1">@Autowired - внедряет необходимые репозитории и WebTestClient в тестовый класс.</text:span></text:p>
        </text:list-item>
      </text:list>
      <text:p text:style-name="P19"><text:span text:style-name="T1">Методы тестирования:</text:span></text:p>
      <text:list xml:id="list3289459180" text:style-name="WWNum52">
        <text:list-item>
          <text:p text:style-name="P85"><text:span text:style-name="T1">testGetById() - проверяет, что метод GET /attendances/{id} возвращает ожидаемую запись о посещаемости.</text:span></text:p>
        </text:list-item>
        <text:list-item>
          <text:p text:style-name="P85"><text:span text:style-name="T1">testGetAll() - проверяет, что метод GET /attendances возвращает список всех записей о посещаемости.</text:span></text:p>
        </text:list-item>
        <text:list-item>
          <text:p text:style-name="P85"><text:span text:style-name="T1">testCreate() - проверяет, что метод POST /attendances создает новую запись о посещаемости.</text:span></text:p>
        </text:list-item>
        <text:list-item>
          <text:p text:style-name="P131"><text:span text:style-name="T1">testDelete() - проверяет, что метод DELETE /attendances/{id} удаляет запись о посещаемости.</text:span></text:p>
        </text:list-item>
      </text:list>
      <text:p text:style-name="P19"><text:span text:style-name="T1">Вспомогательные методы:</text:span></text:p>
      <text:list xml:id="list1408857166" text:style-name="WWNum18">
        <text:list-item>
          <text:p text:style-name="P86"><text:span text:style-name="T1">afterEach() - очищает данные в репозиториях после каждого теста.</text:span></text:p>
        </text:list-item>
        <text:list-item>
          <text:p text:style-name="P132"><text:span text:style-name="T1">createGivenStudent(), createGivenTraining(), createGivenAttendance() - методы-фабрики для создания тестовых сущностей.</text:span></text:p>
        </text:list-item>
      </text:list>
      <text:p text:style-name="P21"/>
      <text:p text:style-name="P19"><text:span text:style-name="T1">Метод testGetById() в классе AttendanceControllerTest проверяет, что метод GET /attendances/{id} в AttendanceController возвращает ожидаемую запись о посещаемости.</text:span></text:p>
      <text:p text:style-name="P19"><text:span text:style-name="T1">Шаги теста:</text:span></text:p>
      <text:list xml:id="list3522105872" text:style-name="WWNum33">
        <text:list-item>
          <text:p text:style-name="P87"><text:span text:style-name="T1">Создаем тестовые сущности - студента, тренинг и запись о посещаемости, сохраняя их в соответствующих репозиториях.</text:span></text:p>
        </text:list-item>
        <text:list-item>
          <text:p text:style-name="P87"><text:span text:style-name="T1">Используя WebTestClient, выполняем GET-запрос по URL /attendances/{id}, подставляя идентификатор созданной записи о посещаемости.</text:span></text:p>
        </text:list-item>
        <text:list-item>
          <text:p text:style-name="P87"><text:soft-page-break/><text:span text:style-name="T1">Проверяем, что статус ответа равен 200 (OK).</text:span></text:p>
        </text:list-item>
        <text:list-item>
          <text:p text:style-name="P133"><text:span text:style-name="T1">Проверяем, что тело ответа содержит ожидаемую запись о посещаемости, сравнивая ее с созданной ранее.</text:span></text:p>
        </text:list-item>
      </text:list>
      <text:p text:style-name="P25"><text:span text:style-name="T1">Реализация:</text:span></text:p>
      <text:p text:style-name="P29"><text:span text:style-name="T1">@Test</text:span></text:p>
      <text:p text:style-name="P29"><text:span text:style-name="T1">void testGetById() {</text:span></text:p>
      <text:p text:style-name="P171"><text:span text:style-name="T1">// GET /attendance/{id}</text:span></text:p>
      <text:p text:style-name="P171"><text:span text:style-name="T1">Student givenStudent = studentRepository.save(createGivenStudent());</text:span></text:p>
      <text:p text:style-name="P171"><text:span text:style-name="T1">Training givenTraining = trainingRepository.save(createGivenTraining());</text:span></text:p>
      <text:p text:style-name="P171"><text:span text:style-name="T1">Attendance givenAttendance = attendanceRepository.save(createGivenAttendance(givenStudent, givenTraining));</text:span></text:p>
      <text:p text:style-name="P171"><text:span text:style-name="T1">webTestClient.get()</text:span></text:p>
      <text:p text:style-name="P176"><text:span text:style-name="T1">.uri("/attendances/" + givenAttendance.getId())</text:span></text:p>
      <text:p text:style-name="P176"><text:span text:style-name="T1">.exchange()</text:span></text:p>
      <text:p text:style-name="P176"><text:span text:style-name="T1">.expectStatus().isOk()</text:span></text:p>
      <text:p text:style-name="P176"><text:span text:style-name="T1">.expectBody(Attendance.class)</text:span></text:p>
      <text:p text:style-name="P176"><text:span text:style-name="T1">.value(actual -&gt; assertEquals(givenAttendance, actual));</text:span></text:p>
      <text:p text:style-name="P29"><text:span text:style-name="T1">}</text:span></text:p>
      <text:p text:style-name="P21"/>
      <text:p text:style-name="P19"><text:span text:style-name="T1">Метод testGetAll() в классе AttendanceControllerTest проверяет, что метод GET /attendances в AttendanceController возвращает список всех записей о посещаемости.</text:span></text:p>
      <text:p text:style-name="P19"><text:span text:style-name="T1">Шаги теста:</text:span></text:p>
      <text:list xml:id="list3629181874" text:style-name="WWNum4">
        <text:list-item>
          <text:p text:style-name="P88"><text:span text:style-name="T1">Создаем тестовые сущности - студента, тренинг и две записи о посещаемости, сохраняя их в соответствующих репозиториях.</text:span></text:p>
        </text:list-item>
        <text:list-item>
          <text:p text:style-name="P88"><text:span text:style-name="T1">Используя WebTestClient, выполняем GET-запрос по URL /attendances.</text:span></text:p>
        </text:list-item>
        <text:list-item>
          <text:p text:style-name="P88"><text:span text:style-name="T1">Проверяем, что статус ответа равен 200 (OK).</text:span></text:p>
        </text:list-item>
        <text:list-item>
          <text:p text:style-name="P134"><text:span text:style-name="T1">Проверяем, что тело ответа содержит список всех созданных ранее записей о посещаемости.</text:span></text:p>
        </text:list-item>
      </text:list>
      <text:p text:style-name="P25"><text:span text:style-name="T1">Реализация:</text:span></text:p>
      <text:p text:style-name="P29"><text:soft-page-break/><text:span text:style-name="T1">@Test</text:span></text:p>
      <text:p text:style-name="P29"><text:span text:style-name="T1">void testGetAll() {</text:span></text:p>
      <text:p text:style-name="P171"><text:span text:style-name="T1">// GET /attendances</text:span></text:p>
      <text:p text:style-name="P171"><text:span text:style-name="T1">Student givenStudent = studentRepository.save(createGivenStudent());</text:span></text:p>
      <text:p text:style-name="P171"><text:span text:style-name="T1">Training givenTraining = trainingRepository.save(createGivenTraining());</text:span></text:p>
      <text:p text:style-name="P171"><text:span text:style-name="T1">List&lt;Attendance&gt; givenAttendances = attendanceRepository.saveAll(List.of(</text:span></text:p>
      <text:p text:style-name="P176"><text:span text:style-name="T1">createGivenAttendance(givenStudent, givenTraining),</text:span></text:p>
      <text:p text:style-name="P176"><text:span text:style-name="T1">createGivenAttendance(givenStudent, givenTraining)));</text:span></text:p>
      <text:p text:style-name="P171"><text:span text:style-name="T1">webTestClient.get()</text:span></text:p>
      <text:p text:style-name="P176"><text:span text:style-name="T1">.uri("/attendances")</text:span></text:p>
      <text:p text:style-name="P176"><text:span text:style-name="T1">.exchange()</text:span></text:p>
      <text:p text:style-name="P176"><text:span text:style-name="T1">.expectStatus().isOk()</text:span></text:p>
      <text:p text:style-name="P176"><text:span text:style-name="T1">.expectBody(new ParameterizedTypeReference&lt;List&lt;Attendance&gt;&gt;() {})</text:span></text:p>
      <text:p text:style-name="P176"><text:span text:style-name="T1">.value(actual -&gt; assertEquals(givenAttendances, actual));</text:span></text:p>
      <text:p text:style-name="P29"><text:span text:style-name="T1">}</text:span></text:p>
      <text:p text:style-name="P21"/>
      <text:p text:style-name="P19"><text:span text:style-name="T1">Метод testCreate() в классе AttendanceControllerTest проверяет, что метод POST /attendances в AttendanceController создает новую запись о посещаемости.</text:span></text:p>
      <text:p text:style-name="P19"><text:span text:style-name="T1">Шаги теста:</text:span></text:p>
      <text:list xml:id="list2513454618" text:style-name="WWNum1">
        <text:list-item>
          <text:p text:style-name="P89"><text:span text:style-name="T1">Создаем тестовые сущности - студента и тренинг, сохраняя их в соответствующих репозиториях.</text:span></text:p>
        </text:list-item>
        <text:list-item>
          <text:p text:style-name="P89"><text:span text:style-name="T1">Создаем новую запись о посещаемости, связывая ее с созданными ранее студентом и тренингом.</text:span></text:p>
        </text:list-item>
        <text:list-item>
          <text:p text:style-name="P89"><text:span text:style-name="T1">Используя WebTestClient, выполняем POST-запрос по URL /attendances, передавая созданную запись о посещаемости в теле запроса.</text:span></text:p>
        </text:list-item>
        <text:list-item>
          <text:p text:style-name="P89"><text:span text:style-name="T1">Проверяем, что статус ответа равен 201 (Created).</text:span></text:p>
        </text:list-item>
        <text:list-item>
          <text:p text:style-name="P89"><text:span text:style-name="T1">Проверяем, что тело ответа содержит созданную запись о посещаемости, сравнивая ее с ожидаемой:</text:span></text:p>
        </text:list-item>
      </text:list>
      <text:list xml:id="list3782051813" text:style-name="WWNum69">
        <text:list-item>
          <text:p text:style-name="P162"><text:span text:style-name="T1">Проверяем, что у созданной записи есть идентификатор.</text:span></text:p>
        </text:list-item>
        <text:list-item>
          <text:p text:style-name="P162"><text:soft-page-break/><text:span text:style-name="T1">Проверяем, что у созданной записи правильно установлены идентификаторы студента и тренинга.</text:span></text:p>
        </text:list-item>
        <text:list-item>
          <text:p text:style-name="P162"><text:span text:style-name="T1">Проверяем, что у созданной записи правильно установлен комментарий.</text:span></text:p>
        </text:list-item>
        <text:list-item>
          <text:p text:style-name="P169"><text:span text:style-name="T1">Проверяем, что созданная запись существует в репозитории.</text:span></text:p>
        </text:list-item>
      </text:list>
      <text:p text:style-name="P25"><text:span text:style-name="T1">Реализация:</text:span></text:p>
      <text:p text:style-name="P29"><text:span text:style-name="T1">@Test</text:span></text:p>
      <text:p text:style-name="P29"><text:span text:style-name="T1">void testCreate() {</text:span></text:p>
      <text:p text:style-name="P171"><text:span text:style-name="T1">// POST /attendances</text:span></text:p>
      <text:p text:style-name="P171"><text:span text:style-name="T1">Student givenStudent = studentRepository.save(createGivenStudent());</text:span></text:p>
      <text:p text:style-name="P171"><text:span text:style-name="T1">Training givenTraining = trainingRepository.save(createGivenTraining());</text:span></text:p>
      <text:p text:style-name="P171"><text:span text:style-name="T1">Attendance givenAttendance = createGivenAttendance(givenStudent, givenTraining);</text:span></text:p>
      <text:p text:style-name="P171"><text:span text:style-name="T1">webTestClient.post()</text:span></text:p>
      <text:p text:style-name="P176"><text:span text:style-name="T1">.uri("/attendances")</text:span></text:p>
      <text:p text:style-name="P176"><text:span text:style-name="T1">.body(BodyInserters.fromValue(givenAttendance))</text:span></text:p>
      <text:p text:style-name="P176"><text:span text:style-name="T1">.exchange()</text:span></text:p>
      <text:p text:style-name="P176"><text:span text:style-name="T1">.expectStatus().isCreated()</text:span></text:p>
      <text:p text:style-name="P176"><text:span text:style-name="T1">.expectBody(Attendance.class)</text:span></text:p>
      <text:p text:style-name="P176"><text:span text:style-name="T1">.value(actual -&gt; {</text:span></text:p>
      <text:p text:style-name="P186"><text:span text:style-name="T1">assertNotNull(actual.getId());</text:span></text:p>
      <text:p text:style-name="P186"><text:span text:style-name="T1">assertEquals(givenAttendance.getStudentId(), actual.getStudentId());</text:span></text:p>
      <text:p text:style-name="P186"><text:span text:style-name="T1">assertEquals(givenAttendance.getTrainingId(), actual.getTrainingId());</text:span></text:p>
      <text:p text:style-name="P186"><text:span text:style-name="T1">assertEquals(givenAttendance.getComment(), actual.getComment());</text:span></text:p>
      <text:p text:style-name="P186"><text:span text:style-name="T1">assertTrue(attendanceRepository.existsById(actual.getId());</text:span></text:p>
      <text:p text:style-name="P171"><text:span text:style-name="T1">});</text:span></text:p>
      <text:p text:style-name="P29"><text:span text:style-name="T1">}</text:span></text:p>
      <text:p text:style-name="P21"><text:soft-page-break/></text:p>
      <text:p text:style-name="P19"><text:span text:style-name="T1">Метод testDelete() в классе AttendanceControllerTest проверяет, что метод DELETE /attendances/{id} в AttendanceController удаляет запись о посещаемости.</text:span></text:p>
      <text:p text:style-name="P19"><text:span text:style-name="T1">Шаги теста:</text:span></text:p>
      <text:list xml:id="list3574545219" text:style-name="WWNum8">
        <text:list-item>
          <text:p text:style-name="P90"><text:span text:style-name="T1">Создаем тестовые сущности - студента, тренинг и запись о посещаемости, сохраняя их в соответствующих репозиториях.</text:span></text:p>
        </text:list-item>
        <text:list-item>
          <text:p text:style-name="P90"><text:span text:style-name="T1">Используя WebTestClient, выполняем DELETE-запрос по URL /attendances/{id}, подставляя идентификатор созданной записи о посещаемости.</text:span></text:p>
        </text:list-item>
        <text:list-item>
          <text:p text:style-name="P90"><text:span text:style-name="T1">Проверяем, что статус ответа равен 204 (No Content).</text:span></text:p>
        </text:list-item>
        <text:list-item>
          <text:p text:style-name="P135"><text:span text:style-name="T1">Проверяем, что запись о посещаемости больше не существует в репозитории, вызывая метод existsById().</text:span></text:p>
        </text:list-item>
      </text:list>
      <text:p text:style-name="P25"><text:span text:style-name="T1">Реализация:</text:span></text:p>
      <text:p text:style-name="P29"><text:span text:style-name="T1">@Test</text:span></text:p>
      <text:p text:style-name="P29"><text:span text:style-name="T1">void testDelete() {</text:span></text:p>
      <text:p text:style-name="P171"><text:span text:style-name="T1">// DELETE /attendances/{id}</text:span></text:p>
      <text:p text:style-name="P171"><text:span text:style-name="T1">Student givenStudent = studentRepository.save(createGivenStudent());</text:span></text:p>
      <text:p text:style-name="P171"><text:span text:style-name="T1">Training givenTraining = trainingRepository.save(createGivenTraining());</text:span></text:p>
      <text:p text:style-name="P171"><text:span text:style-name="T1">Attendance givenAttendance = attendanceRepository.save(createGivenAttendance(givenStudent, givenTraining));</text:span></text:p>
      <text:p text:style-name="P171"><text:span text:style-name="T1">webTestClient.delete()</text:span></text:p>
      <text:p text:style-name="P176"><text:span text:style-name="T1">.uri("/attendances/" + givenAttendance.getId())</text:span></text:p>
      <text:p text:style-name="P176"><text:span text:style-name="T1">.exchange()</text:span></text:p>
      <text:p text:style-name="P176"><text:span text:style-name="T1">.expectStatus().isNoContent();</text:span></text:p>
      <text:p text:style-name="P171"><text:span text:style-name="T1">assertFalse(attendanceRepository.existsById(givenAttendance.getId()));</text:span></text:p>
      <text:p text:style-name="P29"><text:span text:style-name="T1">}</text:span></text:p>
      <text:p text:style-name="P21"/>
      <text:p text:style-name="P19"><text:span text:style-name="T1">Эти тесты используют WebTestClient для имитации HTTP-запросов и проверки ожидаемых результатов. Они также взаимодействуют с репозиториями для подготовки тестовых данных.</text:span></text:p>
      <text:p text:style-name="P19"><text:span text:style-name="T1">В целом, данный набор тестов обеспечивает всестороннее покрытие функциональности AttendanceController, повышая уверенность в корректности его работы.</text:span></text:p>
      <text:p text:style-name="P19"><text:span text:style-name="T1">Аналогичным образом тестирование производится и для других контроллеров в приложении, обеспечивая комплексную проверку всех компонентов системы.</text:span></text:p>
      <text:p text:style-name="P21"><text:soft-page-break/></text:p>
      <text:p text:style-name="P204"><text:bookmark text:name="_heading=h.3kzcy0w03wmw"/><text:span text:style-name="T8">Реализация логирования</text:span></text:p>
      <text:p text:style-name="P19"><text:span text:style-name="T1">В рамках проекта был создан отдельный модуль logging-starter, который выполняет функции стартер-проекта и интегрируется с модулем attendance-rest. Это позволяет централизовать и стандартизировать процесс логирования в приложении, обеспечивая единый подход к обработке логов.</text:span></text:p>
      <text:p text:style-name="P25"><text:span text:style-name="T1">Для подключения модуля logging-starter в attendance-rest в файл pom.xml добавлена следующая зависимость:</text:span></text:p>
      <text:p text:style-name="P31"><text:span text:style-name="T1">&lt;dependency&gt;</text:span></text:p>
      <text:p text:style-name="P173"><text:span text:style-name="T1">&lt;groupId&gt;ru.sspo&lt;/groupId&gt;</text:span></text:p>
      <text:p text:style-name="P173"><text:span text:style-name="T1">&lt;artifactId&gt;logging-starter&lt;/artifactId&gt;</text:span></text:p>
      <text:p text:style-name="P173"><text:span text:style-name="T1">&lt;version&gt;0.0.1-SNAPSHOT&lt;/version&gt;</text:span></text:p>
      <text:p text:style-name="P31"><text:span text:style-name="T1">&lt;/dependency&gt;</text:span></text:p>
      <text:p text:style-name="P21"/>
      <text:p text:style-name="P19"><text:span text:style-name="T4">Преимущества использования logging-starter</text:span></text:p>
      <text:list xml:id="list1752332758" text:style-name="WWNum5">
        <text:list-item>
          <text:p text:style-name="P91"><text:span text:style-name="T1">Упрощение конфигурации: Модуль logging-starter предоставляет преднастроенные конфигурации для логирования, что позволяет избежать дублирования кода и упрощает настройку логирования в различных модулях.</text:span></text:p>
        </text:list-item>
        <text:list-item>
          <text:p text:style-name="P91"><text:span text:style-name="T1">Единый подход: Использование одного модуля для логирования обеспечивает согласованность в формате и уровне логов по всему приложению, что облегчает анализ и мониторинг.</text:span></text:p>
        </text:list-item>
        <text:list-item>
          <text:p text:style-name="P136"><text:span text:style-name="T1">Гибкость: Модуль может быть легко расширен для поддержки различных библиотек логирования, таких как Logback или Log4j, что позволяет адаптировать систему под конкретные требования проекта.</text:span></text:p>
        </text:list-item>
      </text:list>
      <text:p text:style-name="P19"><text:span text:style-name="T1">Для того чтобы модуль logging-starter мог автоматически настраиваться при запуске приложения, необходимо создать файл org.springframework.boot.autoconfigure.AutoConfiguration.imports. Этот файл должен находиться в каталоге src/main/resources/META-INF/spring/ модуля. Внутри этого файла нужно прописать класс автоконфигурации: ru.sspo.aspect.logging.LoggingAutoConfiguration</text:span></text:p>
      <text:p text:style-name="P19"><text:span text:style-name="T1">Такой файл позволяет Spring Boot автоматически обнаруживать и загружать классы конфигурации, связанные с логированием, что упрощает интеграцию и настройку модуля.</text:span></text:p>
      <text:p text:style-name="P40"/>
      <text:p text:style-name="P202"><text:bookmark text:name="_heading=h.w9hsqbn68i94"/><text:span text:style-name="T1">Описание класса LoggingAutoConfiguration</text:span></text:p>
      <text:p text:style-name="P19"><text:span text:style-name="T1">Класс LoggingAutoConfiguration является частью механизма автоконфигурации в Spring Boot и отвечает за настройку аспектов логирования в приложении. Он использует аннотации Spring для определения условий, при которых будет активирована конфигурация логирования.</text:span></text:p>
      <text:p text:style-name="P19"><text:span text:style-name="T4">Аннотации класса</text:span><text:span text:style-name="T1">:</text:span></text:p>
      <text:list xml:id="list1580545536" text:style-name="WWNum23">
        <text:list-item>
          <text:p text:style-name="P92"><text:span text:style-name="T1">@Configuration: Эта аннотация указывает, что класс содержит методы, возвращающие объекты, которые должны быть зарегистрированы как бины в контексте Spring. Это позволяет Spring управлять жизненным циклом этих объектов.</text:span></text:p>
        </text:list-item>
        <text:list-item>
          <text:p text:style-name="P137"><text:span text:style-name="T1">@ConditionalOnProperty: Эта аннотация позволяет активировать конфигурацию только в том случае, если заданное свойство присутствует и имеет определенное значение. В данном случае, конфигурация будет активирована, если свойство application.logging.enabled установлено в true. Это дает возможность включать или отключать логирование через настройки приложения, что делает систему более гибкой.</text:span></text:p>
        </text:list-item>
      </text:list>
      <text:p text:style-name="P19"><text:span text:style-name="T4">Метод класса</text:span><text:span text:style-name="T1"> loggingAspect() помечен аннотацией @Bean, что означает, что он создает и возвращает экземпляр класса LoggingAspect. Этот аспект будет использоваться для перехвата вызовов методов и логирования информации о них, что позволяет отслеживать выполнение приложения и выявлять потенциальные проблемы.</text:span></text:p>
      <text:p text:style-name="P19"><text:span text:style-name="T1">Для корректной работы модуля логирования в приложении attendance-rest необходимо добавить соответствующие настройки в файл конфигурации application.yaml. Это позволит управлять активацией логирования через конфигурационные параметры, что делает систему более гибкой и удобной для настройки.</text:span></text:p>
      <text:p text:style-name="P19"><text:soft-page-break/><text:span text:style-name="T1">В файл application.yaml следует добавить следующие строки:</text:span></text:p>
      <text:p text:style-name="P31"><text:span text:style-name="T1">application:</text:span></text:p>
      <text:p text:style-name="P173"><text:span text:style-name="T1">logging:</text:span></text:p>
      <text:p text:style-name="P178"><text:span text:style-name="T1">enabled: true</text:span></text:p>
      <text:p text:style-name="P21"/>
      <text:p text:style-name="P19"><text:span text:style-name="T1">Если значение будет установлено в false, логирование будет отключено, и соответствующие аспекты не будут загружены.</text:span></text:p>
      <text:p text:style-name="P21"/>
      <text:p text:style-name="P197"><text:bookmark text:name="_heading=h.et39zygiv55s"/><text:span text:style-name="T1">Создание аннотации Logging</text:span></text:p>
      <text:p text:style-name="P19"><text:span text:style-name="T1">Создание пользовательской аннотации @Logging с областью применения на уровне методов и классов может быть полезным в проектах, использующих Spring Framework. Такая аннотация позволит разработчикам легко отмечать методы или классы, которые требуют дополнительного логирования, без необходимости вручную добавлять вызовы логирования в каждом месте.</text:span></text:p>
      <text:p text:style-name="P19"><text:span text:style-name="T1">Преимущества использования аннотации @Logging:</text:span></text:p>
      <text:list xml:id="list446509677" text:style-name="WWNum27">
        <text:list-item>
          <text:p text:style-name="P93"><text:span text:style-name="T1">Централизованное управление логированием: Вместо того, чтобы разбрасывать вызовы логирования по всему коду, разработчики могут использовать аннотацию @Logging для пометки нужных методов или классов. Это упрощает поддержку и внесение изменений в логику логирования.</text:span></text:p>
        </text:list-item>
        <text:list-item>
          <text:p text:style-name="P93"><text:span text:style-name="T1">Повышение читаемости кода: Использование аннотации @Logging делает код более понятным и самодокументируемым. Просто взглянув на код, можно понять, какие части требуют дополнительного логирования.</text:span></text:p>
        </text:list-item>
        <text:list-item>
          <text:p text:style-name="P93"><text:span text:style-name="T1">Гибкость и расширяемость: В будущем можно расширить функциональность аннотации @Logging, добавив дополнительные параметры для настройки логирования, например, уровень логирования, формат сообщений и т.д.</text:span></text:p>
        </text:list-item>
        <text:list-item>
          <text:p text:style-name="P138"><text:span text:style-name="T1">Разделение ответственности: Разработчики, отвечающие за логирование, могут сосредоточиться на реализации логики логирования, не вмешиваясь в основной код приложения.</text:span></text:p>
        </text:list-item>
      </text:list>
      <text:p text:style-name="P25"><text:span text:style-name="T1">Реализация:</text:span></text:p>
      <text:p text:style-name="P31"><text:span text:style-name="T1">@Retention(RetentionPolicy.RUNTIME)</text:span></text:p>
      <text:p text:style-name="P31"><text:span text:style-name="T1">@Target({ElementType.METHOD, ElementType.TYPE})</text:span></text:p>
      <text:p text:style-name="P31"><text:span text:style-name="T1">public @interface Logging {</text:span></text:p>
      <text:p text:style-name="P31"><text:span text:style-name="T1">}</text:span></text:p>
      <text:p text:style-name="P21"/>
      <text:p text:style-name="P19"><text:span text:style-name="T1">Описание: Аннотация Logging будет добавлена всем классам сервисного слоя модуля attendance-rest.</text:span></text:p>
      <text:list xml:id="list2257330231" text:style-name="WWNum49">
        <text:list-item>
          <text:p text:style-name="P94"><text:span text:style-name="T1">@Retention(RetentionPolicy.RUNTIME): Указывает, что аннотация будет доступна в процессе выполнения программы. Это позволяет фреймворкам, таким как Spring, считывать аннотацию во время выполнения и применять соответствующую логику.</text:span></text:p>
        </text:list-item>
        <text:list-item>
          <text:p text:style-name="P139"><text:span text:style-name="T1">@Target({ElementType.METHOD, ElementType.TYPE}): Определяет, что аннотация может применяться как к методам, так и к классам. Это дает возможность разработчикам использовать аннотацию для логирования на разных уровнях.</text:span></text:p>
        </text:list-item>
      </text:list>
      <text:p text:style-name="P203"><text:bookmark text:name="_heading=h.gsdcam2ha3yx"/><text:span text:style-name="T1">Класс LoggingAspect</text:span></text:p>
      <text:p text:style-name="P25"><text:soft-page-break/><text:span text:style-name="T1">Класс LoggingAspect реализует аспектно-ориентированное программирование (AOP) для логирования вызовов методов, помеченных аннотацией Logging. Используемые аннотации:</text:span></text:p>
      <text:list xml:id="list1634131228" text:style-name="WWNum12">
        <text:list-item>
          <text:p text:style-name="P95"><text:span text:style-name="T1">@Slf4j: Эта аннотация от Lombok автоматически создает логгер, который можно использовать для записи логов.</text:span></text:p>
        </text:list-item>
        <text:list-item>
          <text:p text:style-name="P140"><text:span text:style-name="T1">@Aspect: Указывает, что класс является аспектом, который может содержать точки соединения (pointcuts) и советы (advice).</text:span></text:p>
        </text:list-item>
      </text:list>
      <text:p text:style-name="P19"><text:span text:style-name="T4">Пункты соединения (Pointcuts)</text:span></text:p>
      <text:list xml:id="list2496032715" text:style-name="WWNum15">
        <text:list-item>
          <text:p text:style-name="P96"><text:span text:style-name="T1">loggingMethodsPointcut(): Определяет точку соединения для методов, помеченных аннотацией Logging.</text:span></text:p>
        </text:list-item>
        <text:list-item>
          <text:p text:style-name="P141"><text:span text:style-name="T1">loggingTypePointcut(): Определяет точку соединения для классов, помеченных аннотацией Logging.</text:span></text:p>
        </text:list-item>
      </text:list>
      <text:p text:style-name="P19"><text:span text:style-name="T4">Совет (Advice)</text:span></text:p>
      <text:list xml:id="list2533024291" text:style-name="WWNum17">
        <text:list-item>
          <text:p text:style-name="P142"><text:span text:style-name="T1">logArgsTypesAndValues(JoinPoint joinPoint): Этот метод выполняется перед вызовом методов, соответствующих определенным точкам соединения. Он получает аргументы метода и записывает их в лог вместе с именем метода и его классом.</text:span></text:p>
        </text:list-item>
      </text:list>
      <text:p text:style-name="P19"><text:span text:style-name="T1">Классы Logging и LoggingAspect обеспечивают мощный механизм для логирования в приложении, позволяя разработчикам легко добавлять логирование к методам и классам, а также получать информацию о вызовах методов и их аргументах. Это улучшает отслеживаемость и диагностику в приложении, что является важным аспектом разработки и поддержки программного обеспечения.</text:span></text:p>
      <text:p text:style-name="P19"><text:span text:style-name="T1">Внедрение эффективной системы логирования, такой как использование аннотаций и аспектно-ориентированного программирования, как в случае с классом LoggingAspect, позволяет автоматизировать процесс логирования и минимизировать вмешательство в бизнес-логику приложения. Это не только упрощает код, но и делает его более читаемым и поддерживаемым.</text:span></text:p>
      <text:p text:style-name="P19"><text:span text:style-name="T1">Таким образом, логирование не следует недооценивать; это важный инструмент, который способствует созданию надежных и высококачественных программных решений.</text:span></text:p>
      <text:p text:style-name="P21"/>
      <text:p text:style-name="P194"><text:bookmark text:name="_heading=h.3v6c0dw32c1j"/><text:span text:style-name="T1">Заключение по дипломному проекту</text:span></text:p>
      <text:p text:style-name="P25"><text:span text:style-name="T1">В ходе работы над дипломным проектом были получены следующие ключевые результаты:</text:span></text:p>
      <text:p text:style-name="P19"><text:span text:style-name="T1">Теоретические выводы:</text:span></text:p>
      <text:list xml:id="list3734985846" text:style-name="WWNum45">
        <text:list-item>
          <text:p text:style-name="P97"><text:span text:style-name="T1">Проведен анализ предметной области и выявлены основные сущности и взаимосвязи в системе менеджмента спортивных групп.</text:span></text:p>
        </text:list-item>
        <text:list-item>
          <text:p text:style-name="P97"><text:span text:style-name="T1">Изучены современные подходы и технологии, применяемые при разработке веб-приложений, в том числе использование Spring Framework, паттерна MVC, тестирования и др.</text:span></text:p>
        </text:list-item>
        <text:list-item>
          <text:p text:style-name="P143"><text:span text:style-name="T1">Определены требования к функциональности и архитектуре системы менеджмента спортивных групп, которые легли в основу практической реализации.</text:span></text:p>
        </text:list-item>
      </text:list>
      <text:p text:style-name="P19"><text:span text:style-name="T1">Практические результаты:</text:span></text:p>
      <text:list xml:id="list2939420045" text:style-name="WWNum24">
        <text:list-item>
          <text:p text:style-name="P98"><text:span text:style-name="T1">Разработано веб-приложение для менеджмента спортивных групп, включающее модули для работы с данными о спортсменах, тренировках и посещаемости.</text:span></text:p>
        </text:list-item>
        <text:list-item>
          <text:p text:style-name="P98"><text:span text:style-name="T1">Реализована многослойная архитектура приложения, включающая контроллеры, сервисы и репозитории, что обеспечивает разделение ответственности и гибкость системы.</text:span></text:p>
        </text:list-item>
        <text:list-item>
          <text:p text:style-name="P98"><text:span text:style-name="T1">Проведено всестороннее тестирование компонентов приложения, в том числе модульное тестирование контроллеров с использованием WebTestClient.</text:span></text:p>
        </text:list-item>
        <text:list-item>
          <text:p text:style-name="P98"><text:span text:style-name="T1">Внедрены механизмы обработки ошибок и управления исключениями, обеспечивающие стабильную работу приложения.</text:span></text:p>
        </text:list-item>
        <text:list-item>
          <text:p text:style-name="P144"><text:span text:style-name="T1">Разработан интуитивно понятный пользовательский интерфейс с использованием современных веб-технологий.</text:span></text:p>
        </text:list-item>
      </text:list>
      <text:p text:style-name="P19"><text:soft-page-break/><text:span text:style-name="T1">В результате проделанной работы было создано функциональное веб-приложение, соответствующее требованиям и обладающее необходимой гибкостью и надежностью. Реализованные решения могут быть использованы в качестве основы для дальнейшего развития и масштабирования системы менеджмента спортивных групп.</text:span></text:p>
      <text:p text:style-name="P21"/>
      <text:p text:style-name="P196"><text:bookmark text:name="_heading=h.r85dw8uqayso"/><text:span text:style-name="T1">Список используемой литературы </text:span></text:p>
      <text:list xml:id="list4224849195" text:style-name="WWNum68">
        <text:list-item>
          <text:p text:style-name="P184"><text:span text:style-name="T1">Книга: Докука, О., Лозинский, И. Практика реактивного программирования в Spring. Москва. Litres, 2022</text:span></text:p>
        </text:list-item>
        <text:list-item>
          <text:p text:style-name="P101"><text:span text:style-name="T1">Книга: Уоллс, К. Spring в действии. 6-е изд. Москва. ДМК Пресс. 2022</text:span></text:p>
        </text:list-item>
        <text:list-item>
          <text:p text:style-name="P101"><text:span text:style-name="T1">Книга: Хеклер, М. Spring Boot по-быстрому. Санкт-Петербург. Питер. 2023</text:span></text:p>
        </text:list-item>
        <text:list-item>
          <text:p text:style-name="P101"><text:span text:style-name="T1">Сайт baeldung.com</text:span></text:p>
        </text:list-item>
        <text:list-item>
          <text:p text:style-name="P146"><text:span text:style-name="T1">Сайт: spring.io</text:span></text:p>
        </text:list-item>
      </text:list>
      <text:p text:style-name="P187"/>
      <text:p text:style-name="P196"><text:bookmark text:name="_heading=h.zfjse3giziap"/><text:span text:style-name="T5">Приложения</text:span></text:p>
      <text:list xml:id="list3462508486" text:style-name="WWNum57">
        <text:list-item>
          <text:p text:style-name="P147"><text:span text:style-name="T1">Исходный код приложения: </text:span><text:a xlink:type="simple" xlink:href="https://github.com/ponomarevss/capo-attendance" text:style-name="ListLabel_20_649" text:visited-style-name="ListLabel_20_649"><text:span text:style-name="T15">https://github.com/ponomarevss/capo-attendance</text:span></text:a></text:p>
        </text:list-item>
      </text:list>
      <text:p text:style-name="P21"/>
      <text:p text:style-name="P18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IBM Plex Sans" svg:font-family="'IBM Plex San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IBM Plex Sans1" svg:font-family="'IBM Plex Sans'"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IBM Plex Sans" fo:font-size="10pt" fo:language="ru" fo:country="none" style:letter-kerning="false" style:font-name-asian="IBM Plex Sans1" style:font-size-asian="10pt" style:language-asian="zh" style:country-asian="CN" style:font-name-complex="IBM Plex Sans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IBM Plex Sans" fo:font-size="10pt" fo:language="ru" fo:country="none" style:letter-kerning="false" style:font-name-asian="IBM Plex Sans1" style:font-size-asian="10pt" style:language-asian="zh" style:country-asian="CN" style:font-name-complex="IBM Plex Sans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0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139in" fo:margin-bottom="0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loext:graphic-properties draw:fill-color="#ffffff"/>
      <style:paragraph-properties fo:margin-left="0in" fo:margin-right="0in" fo:margin-top="0in" fo:margin-bottom="0.139in" loext:contextual-spacing="false" fo:line-height="100%" fo:text-align="start" style:justify-single-word="false" fo:keep-together="always" fo:orphans="2" fo:widows="2" fo:text-indent="0in" style:auto-text-indent="false" fo:break-before="auto" fo:break-after="auto" fo:keep-with-next="always"/>
      <style:text-properties fo:font-variant="normal" fo:text-transform="none" fo:color="#000000" style:text-line-through-style="none" style:text-line-through-type="none" style:text-position="0% 100%" style:font-name="Arial" fo:font-family="Arial" style:font-family-generic="roman" style:font-pitch="variable" fo:font-size="48pt" fo:font-style="normal" style:text-underline-style="none" fo:font-weight="bold" fo:background-color="transparent" style:font-name-asian="Arial1" style:font-family-asian="Arial" style:font-family-generic-asian="system" style:font-pitch-asian="variable" style:font-size-asian="48pt" style:font-style-asian="normal" style:font-weight-asian="bold" style:font-name-complex="Arial1" style:font-family-complex="Arial" style:font-family-generic-complex="system" style:font-pitch-complex="variable" style:font-size-complex="48pt"/>
    </style:style>
    <style:style style:name="Subtitle" style:family="paragraph" style:parent-style-name="normal" style:next-style-name="Standard" style:default-outline-level="" style:class="chapter">
      <style:paragraph-properties fo:margin-left="0in" fo:margin-right="0in" fo:margin-top="0in" fo:margin-bottom="0.0555in" loext:contextual-spacing="false" fo:line-height="100%" fo:text-align="start" style:justify-single-word="false" fo:keep-together="always" fo:orphans="2" fo:widows="2" fo:text-indent="0in" style:auto-text-indent="false" fo:break-before="auto" fo:break-after="auto" fo:padding="0in" fo:border="none" fo:keep-with-next="always"/>
      <style:text-properties fo:font-variant="normal" fo:text-transform="none" fo:color="#abb1b9"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4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4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4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4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4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4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4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fo:font-size="14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fo:font-size="14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4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font-name="Times New Roman" fo:font-family="'Times New Roman'" style:font-family-generic="roman" style:font-pitch="variable" fo:font-size="14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font-name="Times New Roman" fo:font-family="'Times New Roman'" style:font-family-generic="roman" style:font-pitch="variable" fo:font-size="14pt"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font-name="Times New Roman" fo:font-family="'Times New Roman'" style:font-family-generic="roman" style:font-pitch="variable" fo:font-size="14pt"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font-name="Times New Roman" fo:font-family="'Times New Roman'" style:font-family-generic="roman" style:font-pitch="variable" fo:font-size="14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style:font-name="Times New Roman" fo:font-family="'Times New Roman'" style:font-family-generic="roman" style:font-pitch="variable" fo:font-size="14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style:font-name="Times New Roman" fo:font-family="'Times New Roman'" style:font-family-generic="roman" style:font-pitch="variable" fo:font-size="14pt" style:text-underline-style="none"/>
    </style:style>
    <style:style style:name="ListLabel_20_164" style:display-name="ListLabel 164" style:family="text">
      <style:text-properties style:text-underline-style="none"/>
    </style:style>
    <style:style style:name="ListLabel_20_165" style:display-name="ListLabel 165" style:family="text">
      <style:text-properties style:text-underline-style="none"/>
    </style:style>
    <style:style style:name="ListLabel_20_166" style:display-name="ListLabel 166" style:family="text">
      <style:text-properties style:text-underline-style="none"/>
    </style:style>
    <style:style style:name="ListLabel_20_167" style:display-name="ListLabel 167" style:family="text">
      <style:text-properties style:text-underline-style="none"/>
    </style:style>
    <style:style style:name="ListLabel_20_168" style:display-name="ListLabel 168" style:family="text">
      <style:text-properties style:text-underline-style="none"/>
    </style:style>
    <style:style style:name="ListLabel_20_169" style:display-name="ListLabel 169" style:family="text">
      <style:text-properties style:text-underline-style="none"/>
    </style:style>
    <style:style style:name="ListLabel_20_170" style:display-name="ListLabel 170" style:family="text">
      <style:text-properties style:text-underline-style="none"/>
    </style:style>
    <style:style style:name="ListLabel_20_171" style:display-name="ListLabel 171" style:family="text">
      <style:text-properties style:text-underline-style="none"/>
    </style:style>
    <style:style style:name="ListLabel_20_172" style:display-name="ListLabel 172" style:family="text">
      <style:text-properties style:font-name="Times New Roman" fo:font-family="'Times New Roman'" style:font-family-generic="roman" style:font-pitch="variable" fo:font-size="14pt" style:text-underline-style="none"/>
    </style:style>
    <style:style style:name="ListLabel_20_173" style:display-name="ListLabel 173" style:family="text">
      <style:text-properties style:text-underline-style="none"/>
    </style:style>
    <style:style style:name="ListLabel_20_174" style:display-name="ListLabel 174" style:family="text">
      <style:text-properties style:text-underline-style="none"/>
    </style:style>
    <style:style style:name="ListLabel_20_175" style:display-name="ListLabel 175" style:family="text">
      <style:text-properties style:text-underline-style="none"/>
    </style:style>
    <style:style style:name="ListLabel_20_176" style:display-name="ListLabel 176" style:family="text">
      <style:text-properties style:text-underline-style="none"/>
    </style:style>
    <style:style style:name="ListLabel_20_177" style:display-name="ListLabel 177" style:family="text">
      <style:text-properties style:text-underline-style="none"/>
    </style:style>
    <style:style style:name="ListLabel_20_178" style:display-name="ListLabel 178" style:family="text">
      <style:text-properties style:text-underline-style="none"/>
    </style:style>
    <style:style style:name="ListLabel_20_179" style:display-name="ListLabel 179" style:family="text">
      <style:text-properties style:text-underline-style="none"/>
    </style:style>
    <style:style style:name="ListLabel_20_180" style:display-name="ListLabel 180" style:family="text">
      <style:text-properties style:text-underline-style="none"/>
    </style:style>
    <style:style style:name="ListLabel_20_181" style:display-name="ListLabel 181" style:family="text">
      <style:text-properties style:font-name="Times New Roman" fo:font-family="'Times New Roman'" style:font-family-generic="roman" style:font-pitch="variable" fo:font-size="14pt" style:text-underline-style="none"/>
    </style:style>
    <style:style style:name="ListLabel_20_182" style:display-name="ListLabel 182" style:family="text">
      <style:text-properties style:text-underline-style="none"/>
    </style:style>
    <style:style style:name="ListLabel_20_183" style:display-name="ListLabel 183" style:family="text">
      <style:text-properties style:text-underline-style="none"/>
    </style:style>
    <style:style style:name="ListLabel_20_184" style:display-name="ListLabel 184" style:family="text">
      <style:text-properties style:text-underline-style="none"/>
    </style:style>
    <style:style style:name="ListLabel_20_185" style:display-name="ListLabel 185" style:family="text">
      <style:text-properties style:text-underline-style="none"/>
    </style:style>
    <style:style style:name="ListLabel_20_186" style:display-name="ListLabel 186" style:family="text">
      <style:text-properties style:text-underline-style="none"/>
    </style:style>
    <style:style style:name="ListLabel_20_187" style:display-name="ListLabel 187" style:family="text">
      <style:text-properties style:text-underline-style="none"/>
    </style:style>
    <style:style style:name="ListLabel_20_188" style:display-name="ListLabel 188" style:family="text">
      <style:text-properties style:text-underline-style="none"/>
    </style:style>
    <style:style style:name="ListLabel_20_189" style:display-name="ListLabel 189" style:family="text">
      <style:text-properties style:text-underline-style="none"/>
    </style:style>
    <style:style style:name="ListLabel_20_190" style:display-name="ListLabel 190" style:family="text">
      <style:text-properties style:font-name="Times New Roman" fo:font-family="'Times New Roman'" style:font-family-generic="roman" style:font-pitch="variable" fo:font-size="14pt" style:text-underline-style="none"/>
    </style:style>
    <style:style style:name="ListLabel_20_191" style:display-name="ListLabel 191" style:family="text">
      <style:text-properties style:text-underline-style="none"/>
    </style:style>
    <style:style style:name="ListLabel_20_192" style:display-name="ListLabel 192" style:family="text">
      <style:text-properties style:text-underline-style="none"/>
    </style:style>
    <style:style style:name="ListLabel_20_193" style:display-name="ListLabel 193" style:family="text">
      <style:text-properties style:text-underline-style="none"/>
    </style:style>
    <style:style style:name="ListLabel_20_194" style:display-name="ListLabel 194" style:family="text">
      <style:text-properties style:text-underline-style="none"/>
    </style:style>
    <style:style style:name="ListLabel_20_195" style:display-name="ListLabel 195" style:family="text">
      <style:text-properties style:text-underline-style="none"/>
    </style:style>
    <style:style style:name="ListLabel_20_196" style:display-name="ListLabel 196" style:family="text">
      <style:text-properties style:text-underline-style="none"/>
    </style:style>
    <style:style style:name="ListLabel_20_197" style:display-name="ListLabel 197" style:family="text">
      <style:text-properties style:text-underline-style="none"/>
    </style:style>
    <style:style style:name="ListLabel_20_198" style:display-name="ListLabel 198" style:family="text">
      <style:text-properties style:text-underline-style="none"/>
    </style:style>
    <style:style style:name="ListLabel_20_199" style:display-name="ListLabel 199" style:family="text">
      <style:text-properties style:font-name="Times New Roman" fo:font-family="'Times New Roman'" style:font-family-generic="roman" style:font-pitch="variable" fo:font-size="14pt" style:text-underline-style="none"/>
    </style:style>
    <style:style style:name="ListLabel_20_200" style:display-name="ListLabel 200" style:family="text">
      <style:text-properties style:text-underline-style="none"/>
    </style:style>
    <style:style style:name="ListLabel_20_201" style:display-name="ListLabel 201" style:family="text">
      <style:text-properties style:text-underline-style="none"/>
    </style:style>
    <style:style style:name="ListLabel_20_202" style:display-name="ListLabel 202" style:family="text">
      <style:text-properties style:text-underline-style="none"/>
    </style:style>
    <style:style style:name="ListLabel_20_203" style:display-name="ListLabel 203" style:family="text">
      <style:text-properties style:text-underline-style="none"/>
    </style:style>
    <style:style style:name="ListLabel_20_204" style:display-name="ListLabel 204" style:family="text">
      <style:text-properties style:text-underline-style="none"/>
    </style:style>
    <style:style style:name="ListLabel_20_205" style:display-name="ListLabel 205" style:family="text">
      <style:text-properties style:text-underline-style="none"/>
    </style:style>
    <style:style style:name="ListLabel_20_206" style:display-name="ListLabel 206" style:family="text">
      <style:text-properties style:text-underline-style="none"/>
    </style:style>
    <style:style style:name="ListLabel_20_207" style:display-name="ListLabel 207" style:family="text">
      <style:text-properties style:text-underline-style="none"/>
    </style:style>
    <style:style style:name="ListLabel_20_208" style:display-name="ListLabel 208" style:family="text">
      <style:text-properties style:font-name="Times New Roman" fo:font-family="'Times New Roman'" style:font-family-generic="roman" style:font-pitch="variable" fo:font-size="14pt"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217" style:display-name="ListLabel 217" style:family="text">
      <style:text-properties style:font-name="Times New Roman" fo:font-family="'Times New Roman'" style:font-family-generic="roman" style:font-pitch="variable" fo:font-size="14pt" style:text-underline-style="none"/>
    </style:style>
    <style:style style:name="ListLabel_20_218" style:display-name="ListLabel 218" style:family="text">
      <style:text-properties style:text-underline-style="none"/>
    </style:style>
    <style:style style:name="ListLabel_20_219" style:display-name="ListLabel 219" style:family="text">
      <style:text-properties style:text-underline-style="none"/>
    </style:style>
    <style:style style:name="ListLabel_20_220" style:display-name="ListLabel 220" style:family="text">
      <style:text-properties style:text-underline-style="none"/>
    </style:style>
    <style:style style:name="ListLabel_20_221" style:display-name="ListLabel 221" style:family="text">
      <style:text-properties style:text-underline-style="none"/>
    </style:style>
    <style:style style:name="ListLabel_20_222" style:display-name="ListLabel 222" style:family="text">
      <style:text-properties style:text-underline-style="none"/>
    </style:style>
    <style:style style:name="ListLabel_20_223" style:display-name="ListLabel 223" style:family="text">
      <style:text-properties style:text-underline-style="none"/>
    </style:style>
    <style:style style:name="ListLabel_20_224" style:display-name="ListLabel 224" style:family="text">
      <style:text-properties style:text-underline-style="none"/>
    </style:style>
    <style:style style:name="ListLabel_20_225" style:display-name="ListLabel 225" style:family="text">
      <style:text-properties style:text-underline-style="none"/>
    </style:style>
    <style:style style:name="ListLabel_20_226" style:display-name="ListLabel 226" style:family="text">
      <style:text-properties style:font-name="Times New Roman" fo:font-family="'Times New Roman'" style:font-family-generic="roman" style:font-pitch="variable" fo:font-size="14pt"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235" style:display-name="ListLabel 235" style:family="text">
      <style:text-properties style:font-name="Times New Roman" fo:font-family="'Times New Roman'" style:font-family-generic="roman" style:font-pitch="variable" fo:font-size="14pt" style:text-underline-style="none"/>
    </style:style>
    <style:style style:name="ListLabel_20_236" style:display-name="ListLabel 236" style:family="text">
      <style:text-properties style:text-underline-style="none"/>
    </style:style>
    <style:style style:name="ListLabel_20_237" style:display-name="ListLabel 237" style:family="text">
      <style:text-properties style:text-underline-style="none"/>
    </style:style>
    <style:style style:name="ListLabel_20_238" style:display-name="ListLabel 238" style:family="text">
      <style:text-properties style:text-underline-style="none"/>
    </style:style>
    <style:style style:name="ListLabel_20_239" style:display-name="ListLabel 239" style:family="text">
      <style:text-properties style:text-underline-style="none"/>
    </style:style>
    <style:style style:name="ListLabel_20_240" style:display-name="ListLabel 240" style:family="text">
      <style:text-properties style:text-underline-style="none"/>
    </style:style>
    <style:style style:name="ListLabel_20_241" style:display-name="ListLabel 241" style:family="text">
      <style:text-properties style:text-underline-style="none"/>
    </style:style>
    <style:style style:name="ListLabel_20_242" style:display-name="ListLabel 242" style:family="text">
      <style:text-properties style:text-underline-style="none"/>
    </style:style>
    <style:style style:name="ListLabel_20_243" style:display-name="ListLabel 243" style:family="text">
      <style:text-properties style:text-underline-style="none"/>
    </style:style>
    <style:style style:name="ListLabel_20_244" style:display-name="ListLabel 244" style:family="text">
      <style:text-properties style:font-name="Times New Roman" fo:font-family="'Times New Roman'" style:font-family-generic="roman" style:font-pitch="variable" fo:font-size="14pt" style:text-underline-style="none"/>
    </style:style>
    <style:style style:name="ListLabel_20_245" style:display-name="ListLabel 245" style:family="text">
      <style:text-properties style:text-underline-style="none"/>
    </style:style>
    <style:style style:name="ListLabel_20_246" style:display-name="ListLabel 246" style:family="text">
      <style:text-properties style:text-underline-style="none"/>
    </style:style>
    <style:style style:name="ListLabel_20_247" style:display-name="ListLabel 247" style:family="text">
      <style:text-properties style:text-underline-style="none"/>
    </style:style>
    <style:style style:name="ListLabel_20_248" style:display-name="ListLabel 248" style:family="text">
      <style:text-properties style:text-underline-style="none"/>
    </style:style>
    <style:style style:name="ListLabel_20_249" style:display-name="ListLabel 249" style:family="text">
      <style:text-properties style:text-underline-style="none"/>
    </style:style>
    <style:style style:name="ListLabel_20_250" style:display-name="ListLabel 250" style:family="text">
      <style:text-properties style:text-underline-style="none"/>
    </style:style>
    <style:style style:name="ListLabel_20_251" style:display-name="ListLabel 251" style:family="text">
      <style:text-properties style:text-underline-style="none"/>
    </style:style>
    <style:style style:name="ListLabel_20_252" style:display-name="ListLabel 252" style:family="text">
      <style:text-properties style:text-underline-style="none"/>
    </style:style>
    <style:style style:name="ListLabel_20_253" style:display-name="ListLabel 253" style:family="text">
      <style:text-properties style:font-name="Times New Roman" fo:font-family="'Times New Roman'" style:font-family-generic="roman" style:font-pitch="variable" fo:font-size="14pt" style:text-underline-style="none"/>
    </style:style>
    <style:style style:name="ListLabel_20_254" style:display-name="ListLabel 254" style:family="text">
      <style:text-properties style:text-underline-style="none"/>
    </style:style>
    <style:style style:name="ListLabel_20_255" style:display-name="ListLabel 255" style:family="text">
      <style:text-properties style:text-underline-style="none"/>
    </style:style>
    <style:style style:name="ListLabel_20_256" style:display-name="ListLabel 256" style:family="text">
      <style:text-properties style:text-underline-style="none"/>
    </style:style>
    <style:style style:name="ListLabel_20_257" style:display-name="ListLabel 257" style:family="text">
      <style:text-properties style:text-underline-style="none"/>
    </style:style>
    <style:style style:name="ListLabel_20_258" style:display-name="ListLabel 258" style:family="text">
      <style:text-properties style:text-underline-style="none"/>
    </style:style>
    <style:style style:name="ListLabel_20_259" style:display-name="ListLabel 259" style:family="text">
      <style:text-properties style:text-underline-style="none"/>
    </style:style>
    <style:style style:name="ListLabel_20_260" style:display-name="ListLabel 260" style:family="text">
      <style:text-properties style:text-underline-style="none"/>
    </style:style>
    <style:style style:name="ListLabel_20_261" style:display-name="ListLabel 261" style:family="text">
      <style:text-properties style:text-underline-style="none"/>
    </style:style>
    <style:style style:name="ListLabel_20_262" style:display-name="ListLabel 262" style:family="text">
      <style:text-properties style:font-name="Times New Roman" fo:font-family="'Times New Roman'" style:font-family-generic="roman" style:font-pitch="variable" fo:font-size="14pt" style:text-underline-style="none"/>
    </style:style>
    <style:style style:name="ListLabel_20_263" style:display-name="ListLabel 263" style:family="text">
      <style:text-properties style:text-underline-style="none"/>
    </style:style>
    <style:style style:name="ListLabel_20_264" style:display-name="ListLabel 264" style:family="text">
      <style:text-properties style:text-underline-style="none"/>
    </style:style>
    <style:style style:name="ListLabel_20_265" style:display-name="ListLabel 265" style:family="text">
      <style:text-properties style:text-underline-style="none"/>
    </style:style>
    <style:style style:name="ListLabel_20_266" style:display-name="ListLabel 266" style:family="text">
      <style:text-properties style:text-underline-style="none"/>
    </style:style>
    <style:style style:name="ListLabel_20_267" style:display-name="ListLabel 267" style:family="text">
      <style:text-properties style:text-underline-style="none"/>
    </style:style>
    <style:style style:name="ListLabel_20_268" style:display-name="ListLabel 268" style:family="text">
      <style:text-properties style:text-underline-style="none"/>
    </style:style>
    <style:style style:name="ListLabel_20_269" style:display-name="ListLabel 269" style:family="text">
      <style:text-properties style:text-underline-style="none"/>
    </style:style>
    <style:style style:name="ListLabel_20_270" style:display-name="ListLabel 270" style:family="text">
      <style:text-properties style:text-underline-style="none"/>
    </style:style>
    <style:style style:name="ListLabel_20_271" style:display-name="ListLabel 271" style:family="text">
      <style:text-properties style:font-name="Times New Roman" fo:font-family="'Times New Roman'" style:font-family-generic="roman" style:font-pitch="variable" fo:font-size="14pt" style:text-underline-style="none"/>
    </style:style>
    <style:style style:name="ListLabel_20_272" style:display-name="ListLabel 272" style:family="text">
      <style:text-properties style:font-name="Times New Roman" fo:font-family="'Times New Roman'" style:font-family-generic="roman" style:font-pitch="variable" fo:font-size="14pt" style:text-underline-style="none"/>
    </style:style>
    <style:style style:name="ListLabel_20_273" style:display-name="ListLabel 273" style:family="text">
      <style:text-properties style:text-underline-style="none"/>
    </style:style>
    <style:style style:name="ListLabel_20_274" style:display-name="ListLabel 274" style:family="text">
      <style:text-properties style:text-underline-style="none"/>
    </style:style>
    <style:style style:name="ListLabel_20_275" style:display-name="ListLabel 275" style:family="text">
      <style:text-properties style:text-underline-style="none"/>
    </style:style>
    <style:style style:name="ListLabel_20_276" style:display-name="ListLabel 276" style:family="text">
      <style:text-properties style:text-underline-style="none"/>
    </style:style>
    <style:style style:name="ListLabel_20_277" style:display-name="ListLabel 277" style:family="text">
      <style:text-properties style:text-underline-style="none"/>
    </style:style>
    <style:style style:name="ListLabel_20_278" style:display-name="ListLabel 278" style:family="text">
      <style:text-properties style:text-underline-style="none"/>
    </style:style>
    <style:style style:name="ListLabel_20_279" style:display-name="ListLabel 279" style:family="text">
      <style:text-properties style:text-underline-style="none"/>
    </style:style>
    <style:style style:name="ListLabel_20_280" style:display-name="ListLabel 280" style:family="text">
      <style:text-properties style:font-name="Times New Roman" fo:font-family="'Times New Roman'" style:font-family-generic="roman" style:font-pitch="variable" fo:font-size="14pt" style:text-underline-style="none"/>
    </style:style>
    <style:style style:name="ListLabel_20_281" style:display-name="ListLabel 281" style:family="text">
      <style:text-properties style:text-underline-style="none"/>
    </style:style>
    <style:style style:name="ListLabel_20_282" style:display-name="ListLabel 282" style:family="text">
      <style:text-properties style:text-underline-style="none"/>
    </style:style>
    <style:style style:name="ListLabel_20_283" style:display-name="ListLabel 283" style:family="text">
      <style:text-properties style:text-underline-style="none"/>
    </style:style>
    <style:style style:name="ListLabel_20_284" style:display-name="ListLabel 284" style:family="text">
      <style:text-properties style:text-underline-style="none"/>
    </style:style>
    <style:style style:name="ListLabel_20_285" style:display-name="ListLabel 285" style:family="text">
      <style:text-properties style:text-underline-style="none"/>
    </style:style>
    <style:style style:name="ListLabel_20_286" style:display-name="ListLabel 286" style:family="text">
      <style:text-properties style:text-underline-style="none"/>
    </style:style>
    <style:style style:name="ListLabel_20_287" style:display-name="ListLabel 287" style:family="text">
      <style:text-properties style:text-underline-style="none"/>
    </style:style>
    <style:style style:name="ListLabel_20_288" style:display-name="ListLabel 288" style:family="text">
      <style:text-properties style:text-underline-style="none"/>
    </style:style>
    <style:style style:name="ListLabel_20_289" style:display-name="ListLabel 289" style:family="text">
      <style:text-properties style:font-name="Times New Roman" fo:font-family="'Times New Roman'" style:font-family-generic="roman" style:font-pitch="variable" fo:font-size="14pt" style:text-underline-style="none"/>
    </style:style>
    <style:style style:name="ListLabel_20_290" style:display-name="ListLabel 290" style:family="text">
      <style:text-properties style:text-underline-style="none"/>
    </style:style>
    <style:style style:name="ListLabel_20_291" style:display-name="ListLabel 291" style:family="text">
      <style:text-properties style:text-underline-style="none"/>
    </style:style>
    <style:style style:name="ListLabel_20_292" style:display-name="ListLabel 292" style:family="text">
      <style:text-properties style:text-underline-style="none"/>
    </style:style>
    <style:style style:name="ListLabel_20_293" style:display-name="ListLabel 293" style:family="text">
      <style:text-properties style:text-underline-style="none"/>
    </style:style>
    <style:style style:name="ListLabel_20_294" style:display-name="ListLabel 294" style:family="text">
      <style:text-properties style:text-underline-style="none"/>
    </style:style>
    <style:style style:name="ListLabel_20_295" style:display-name="ListLabel 295" style:family="text">
      <style:text-properties style:text-underline-style="none"/>
    </style:style>
    <style:style style:name="ListLabel_20_296" style:display-name="ListLabel 296" style:family="text">
      <style:text-properties style:text-underline-style="none"/>
    </style:style>
    <style:style style:name="ListLabel_20_297" style:display-name="ListLabel 297" style:family="text">
      <style:text-properties style:text-underline-style="none"/>
    </style:style>
    <style:style style:name="ListLabel_20_298" style:display-name="ListLabel 298" style:family="text">
      <style:text-properties style:font-name="Times New Roman" fo:font-family="'Times New Roman'" style:font-family-generic="roman" style:font-pitch="variable" fo:font-size="14pt" style:text-underline-style="none"/>
    </style:style>
    <style:style style:name="ListLabel_20_299" style:display-name="ListLabel 299" style:family="text">
      <style:text-properties style:font-name="Times New Roman" fo:font-family="'Times New Roman'" style:font-family-generic="roman" style:font-pitch="variable" fo:font-size="14pt" style:text-underline-style="none"/>
    </style:style>
    <style:style style:name="ListLabel_20_300" style:display-name="ListLabel 300" style:family="text">
      <style:text-properties style:text-underline-style="none"/>
    </style:style>
    <style:style style:name="ListLabel_20_301" style:display-name="ListLabel 301" style:family="text">
      <style:text-properties style:text-underline-style="none"/>
    </style:style>
    <style:style style:name="ListLabel_20_302" style:display-name="ListLabel 302" style:family="text">
      <style:text-properties style:text-underline-style="none"/>
    </style:style>
    <style:style style:name="ListLabel_20_303" style:display-name="ListLabel 303" style:family="text">
      <style:text-properties style:text-underline-style="none"/>
    </style:style>
    <style:style style:name="ListLabel_20_304" style:display-name="ListLabel 304" style:family="text">
      <style:text-properties style:text-underline-style="none"/>
    </style:style>
    <style:style style:name="ListLabel_20_305" style:display-name="ListLabel 305" style:family="text">
      <style:text-properties style:text-underline-style="none"/>
    </style:style>
    <style:style style:name="ListLabel_20_306" style:display-name="ListLabel 306" style:family="text">
      <style:text-properties style:text-underline-style="none"/>
    </style:style>
    <style:style style:name="ListLabel_20_307" style:display-name="ListLabel 307" style:family="text">
      <style:text-properties style:font-name="Times New Roman" fo:font-family="'Times New Roman'" style:font-family-generic="roman" style:font-pitch="variable" fo:font-size="14pt" style:text-underline-style="none"/>
    </style:style>
    <style:style style:name="ListLabel_20_308" style:display-name="ListLabel 308" style:family="text">
      <style:text-properties style:text-underline-style="none"/>
    </style:style>
    <style:style style:name="ListLabel_20_309" style:display-name="ListLabel 309" style:family="text">
      <style:text-properties style:text-underline-style="none"/>
    </style:style>
    <style:style style:name="ListLabel_20_310" style:display-name="ListLabel 310" style:family="text">
      <style:text-properties style:text-underline-style="none"/>
    </style:style>
    <style:style style:name="ListLabel_20_311" style:display-name="ListLabel 311" style:family="text">
      <style:text-properties style:text-underline-style="none"/>
    </style:style>
    <style:style style:name="ListLabel_20_312" style:display-name="ListLabel 312" style:family="text">
      <style:text-properties style:text-underline-style="none"/>
    </style:style>
    <style:style style:name="ListLabel_20_313" style:display-name="ListLabel 313" style:family="text">
      <style:text-properties style:text-underline-style="none"/>
    </style:style>
    <style:style style:name="ListLabel_20_314" style:display-name="ListLabel 314" style:family="text">
      <style:text-properties style:text-underline-style="none"/>
    </style:style>
    <style:style style:name="ListLabel_20_315" style:display-name="ListLabel 315" style:family="text">
      <style:text-properties style:text-underline-style="none"/>
    </style:style>
    <style:style style:name="ListLabel_20_316" style:display-name="ListLabel 316" style:family="text">
      <style:text-properties style:font-name="Times New Roman" fo:font-family="'Times New Roman'" style:font-family-generic="roman" style:font-pitch="variable" fo:font-size="14pt" style:text-underline-style="none"/>
    </style:style>
    <style:style style:name="ListLabel_20_317" style:display-name="ListLabel 317" style:family="text">
      <style:text-properties style:text-underline-style="none"/>
    </style:style>
    <style:style style:name="ListLabel_20_318" style:display-name="ListLabel 318" style:family="text">
      <style:text-properties style:text-underline-style="none"/>
    </style:style>
    <style:style style:name="ListLabel_20_319" style:display-name="ListLabel 319" style:family="text">
      <style:text-properties style:text-underline-style="none"/>
    </style:style>
    <style:style style:name="ListLabel_20_320" style:display-name="ListLabel 320" style:family="text">
      <style:text-properties style:text-underline-style="none"/>
    </style:style>
    <style:style style:name="ListLabel_20_321" style:display-name="ListLabel 321" style:family="text">
      <style:text-properties style:text-underline-style="none"/>
    </style:style>
    <style:style style:name="ListLabel_20_322" style:display-name="ListLabel 322" style:family="text">
      <style:text-properties style:text-underline-style="none"/>
    </style:style>
    <style:style style:name="ListLabel_20_323" style:display-name="ListLabel 323" style:family="text">
      <style:text-properties style:text-underline-style="none"/>
    </style:style>
    <style:style style:name="ListLabel_20_324" style:display-name="ListLabel 324" style:family="text">
      <style:text-properties style:text-underline-style="none"/>
    </style:style>
    <style:style style:name="ListLabel_20_325" style:display-name="ListLabel 325" style:family="text">
      <style:text-properties style:font-name="Times New Roman" fo:font-family="'Times New Roman'" style:font-family-generic="roman" style:font-pitch="variable" fo:font-size="14pt" style:text-underline-style="none"/>
    </style:style>
    <style:style style:name="ListLabel_20_326" style:display-name="ListLabel 326" style:family="text">
      <style:text-properties style:text-underline-style="none"/>
    </style:style>
    <style:style style:name="ListLabel_20_327" style:display-name="ListLabel 327" style:family="text">
      <style:text-properties style:text-underline-style="none"/>
    </style:style>
    <style:style style:name="ListLabel_20_328" style:display-name="ListLabel 328" style:family="text">
      <style:text-properties style:text-underline-style="none"/>
    </style:style>
    <style:style style:name="ListLabel_20_329" style:display-name="ListLabel 329" style:family="text">
      <style:text-properties style:text-underline-style="none"/>
    </style:style>
    <style:style style:name="ListLabel_20_330" style:display-name="ListLabel 330" style:family="text">
      <style:text-properties style:text-underline-style="none"/>
    </style:style>
    <style:style style:name="ListLabel_20_331" style:display-name="ListLabel 331" style:family="text">
      <style:text-properties style:text-underline-style="none"/>
    </style:style>
    <style:style style:name="ListLabel_20_332" style:display-name="ListLabel 332" style:family="text">
      <style:text-properties style:text-underline-style="none"/>
    </style:style>
    <style:style style:name="ListLabel_20_333" style:display-name="ListLabel 333" style:family="text">
      <style:text-properties style:text-underline-style="none"/>
    </style:style>
    <style:style style:name="ListLabel_20_334" style:display-name="ListLabel 334" style:family="text">
      <style:text-properties style:font-name="Times New Roman" fo:font-family="'Times New Roman'" style:font-family-generic="roman" style:font-pitch="variable" fo:font-size="14pt" style:text-underline-style="none"/>
    </style:style>
    <style:style style:name="ListLabel_20_335" style:display-name="ListLabel 335" style:family="text">
      <style:text-properties style:text-underline-style="none"/>
    </style:style>
    <style:style style:name="ListLabel_20_336" style:display-name="ListLabel 336" style:family="text">
      <style:text-properties style:text-underline-style="none"/>
    </style:style>
    <style:style style:name="ListLabel_20_337" style:display-name="ListLabel 337" style:family="text">
      <style:text-properties style:text-underline-style="none"/>
    </style:style>
    <style:style style:name="ListLabel_20_338" style:display-name="ListLabel 338" style:family="text">
      <style:text-properties style:text-underline-style="none"/>
    </style:style>
    <style:style style:name="ListLabel_20_339" style:display-name="ListLabel 339" style:family="text">
      <style:text-properties style:text-underline-style="none"/>
    </style:style>
    <style:style style:name="ListLabel_20_340" style:display-name="ListLabel 340" style:family="text">
      <style:text-properties style:text-underline-style="none"/>
    </style:style>
    <style:style style:name="ListLabel_20_341" style:display-name="ListLabel 341" style:family="text">
      <style:text-properties style:text-underline-style="none"/>
    </style:style>
    <style:style style:name="ListLabel_20_342" style:display-name="ListLabel 342" style:family="text">
      <style:text-properties style:text-underline-style="none"/>
    </style:style>
    <style:style style:name="ListLabel_20_343" style:display-name="ListLabel 343" style:family="text">
      <style:text-properties style:font-name="Times New Roman" fo:font-family="'Times New Roman'" style:font-family-generic="roman" style:font-pitch="variable" fo:font-size="14pt" style:text-underline-style="none"/>
    </style:style>
    <style:style style:name="ListLabel_20_344" style:display-name="ListLabel 344" style:family="text">
      <style:text-properties style:text-underline-style="none"/>
    </style:style>
    <style:style style:name="ListLabel_20_345" style:display-name="ListLabel 345" style:family="text">
      <style:text-properties style:text-underline-style="none"/>
    </style:style>
    <style:style style:name="ListLabel_20_346" style:display-name="ListLabel 346" style:family="text">
      <style:text-properties style:text-underline-style="none"/>
    </style:style>
    <style:style style:name="ListLabel_20_347" style:display-name="ListLabel 347" style:family="text">
      <style:text-properties style:text-underline-style="none"/>
    </style:style>
    <style:style style:name="ListLabel_20_348" style:display-name="ListLabel 348" style:family="text">
      <style:text-properties style:text-underline-style="none"/>
    </style:style>
    <style:style style:name="ListLabel_20_349" style:display-name="ListLabel 349" style:family="text">
      <style:text-properties style:text-underline-style="none"/>
    </style:style>
    <style:style style:name="ListLabel_20_350" style:display-name="ListLabel 350" style:family="text">
      <style:text-properties style:text-underline-style="none"/>
    </style:style>
    <style:style style:name="ListLabel_20_351" style:display-name="ListLabel 351" style:family="text">
      <style:text-properties style:text-underline-style="none"/>
    </style:style>
    <style:style style:name="ListLabel_20_352" style:display-name="ListLabel 352" style:family="text">
      <style:text-properties style:font-name="Times New Roman" fo:font-family="'Times New Roman'" style:font-family-generic="roman" style:font-pitch="variable" fo:font-size="14pt" style:text-underline-style="none"/>
    </style:style>
    <style:style style:name="ListLabel_20_353" style:display-name="ListLabel 353" style:family="text">
      <style:text-properties style:text-underline-style="none"/>
    </style:style>
    <style:style style:name="ListLabel_20_354" style:display-name="ListLabel 354" style:family="text">
      <style:text-properties style:text-underline-style="none"/>
    </style:style>
    <style:style style:name="ListLabel_20_355" style:display-name="ListLabel 355" style:family="text">
      <style:text-properties style:text-underline-style="none"/>
    </style:style>
    <style:style style:name="ListLabel_20_356" style:display-name="ListLabel 356" style:family="text">
      <style:text-properties style:text-underline-style="none"/>
    </style:style>
    <style:style style:name="ListLabel_20_357" style:display-name="ListLabel 357" style:family="text">
      <style:text-properties style:text-underline-style="none"/>
    </style:style>
    <style:style style:name="ListLabel_20_358" style:display-name="ListLabel 358" style:family="text">
      <style:text-properties style:text-underline-style="none"/>
    </style:style>
    <style:style style:name="ListLabel_20_359" style:display-name="ListLabel 359" style:family="text">
      <style:text-properties style:text-underline-style="none"/>
    </style:style>
    <style:style style:name="ListLabel_20_360" style:display-name="ListLabel 360" style:family="text">
      <style:text-properties style:text-underline-style="none"/>
    </style:style>
    <style:style style:name="ListLabel_20_361" style:display-name="ListLabel 361" style:family="text">
      <style:text-properties style:font-name="Times New Roman" fo:font-family="'Times New Roman'" style:font-family-generic="roman" style:font-pitch="variable" fo:font-size="14pt" style:text-underline-style="none"/>
    </style:style>
    <style:style style:name="ListLabel_20_362" style:display-name="ListLabel 362" style:family="text">
      <style:text-properties style:text-underline-style="none"/>
    </style:style>
    <style:style style:name="ListLabel_20_363" style:display-name="ListLabel 363" style:family="text">
      <style:text-properties style:text-underline-style="none"/>
    </style:style>
    <style:style style:name="ListLabel_20_364" style:display-name="ListLabel 364" style:family="text">
      <style:text-properties style:text-underline-style="none"/>
    </style:style>
    <style:style style:name="ListLabel_20_365" style:display-name="ListLabel 365" style:family="text">
      <style:text-properties style:text-underline-style="none"/>
    </style:style>
    <style:style style:name="ListLabel_20_366" style:display-name="ListLabel 366" style:family="text">
      <style:text-properties style:text-underline-style="none"/>
    </style:style>
    <style:style style:name="ListLabel_20_367" style:display-name="ListLabel 367" style:family="text">
      <style:text-properties style:text-underline-style="none"/>
    </style:style>
    <style:style style:name="ListLabel_20_368" style:display-name="ListLabel 368" style:family="text">
      <style:text-properties style:text-underline-style="none"/>
    </style:style>
    <style:style style:name="ListLabel_20_369" style:display-name="ListLabel 369" style:family="text">
      <style:text-properties style:text-underline-style="none"/>
    </style:style>
    <style:style style:name="ListLabel_20_370" style:display-name="ListLabel 370" style:family="text">
      <style:text-properties style:font-name="Times New Roman" fo:font-family="'Times New Roman'" style:font-family-generic="roman" style:font-pitch="variable" fo:font-size="14pt" style:text-underline-style="none"/>
    </style:style>
    <style:style style:name="ListLabel_20_371" style:display-name="ListLabel 371" style:family="text">
      <style:text-properties style:text-underline-style="none"/>
    </style:style>
    <style:style style:name="ListLabel_20_372" style:display-name="ListLabel 372" style:family="text">
      <style:text-properties style:text-underline-style="none"/>
    </style:style>
    <style:style style:name="ListLabel_20_373" style:display-name="ListLabel 373" style:family="text">
      <style:text-properties style:text-underline-style="none"/>
    </style:style>
    <style:style style:name="ListLabel_20_374" style:display-name="ListLabel 374" style:family="text">
      <style:text-properties style:text-underline-style="none"/>
    </style:style>
    <style:style style:name="ListLabel_20_375" style:display-name="ListLabel 375" style:family="text">
      <style:text-properties style:text-underline-style="none"/>
    </style:style>
    <style:style style:name="ListLabel_20_376" style:display-name="ListLabel 376" style:family="text">
      <style:text-properties style:text-underline-style="none"/>
    </style:style>
    <style:style style:name="ListLabel_20_377" style:display-name="ListLabel 377" style:family="text">
      <style:text-properties style:text-underline-style="none"/>
    </style:style>
    <style:style style:name="ListLabel_20_378" style:display-name="ListLabel 378" style:family="text">
      <style:text-properties style:text-underline-style="none"/>
    </style:style>
    <style:style style:name="ListLabel_20_379" style:display-name="ListLabel 379" style:family="text">
      <style:text-properties style:font-name="Times New Roman" fo:font-family="'Times New Roman'" style:font-family-generic="roman" style:font-pitch="variable" fo:font-size="14pt" style:text-underline-style="none"/>
    </style:style>
    <style:style style:name="ListLabel_20_380" style:display-name="ListLabel 380" style:family="text">
      <style:text-properties style:text-underline-style="none"/>
    </style:style>
    <style:style style:name="ListLabel_20_381" style:display-name="ListLabel 381" style:family="text">
      <style:text-properties style:text-underline-style="none"/>
    </style:style>
    <style:style style:name="ListLabel_20_382" style:display-name="ListLabel 382" style:family="text">
      <style:text-properties style:text-underline-style="none"/>
    </style:style>
    <style:style style:name="ListLabel_20_383" style:display-name="ListLabel 383" style:family="text">
      <style:text-properties style:text-underline-style="none"/>
    </style:style>
    <style:style style:name="ListLabel_20_384" style:display-name="ListLabel 384" style:family="text">
      <style:text-properties style:text-underline-style="none"/>
    </style:style>
    <style:style style:name="ListLabel_20_385" style:display-name="ListLabel 385" style:family="text">
      <style:text-properties style:text-underline-style="none"/>
    </style:style>
    <style:style style:name="ListLabel_20_386" style:display-name="ListLabel 386" style:family="text">
      <style:text-properties style:text-underline-style="none"/>
    </style:style>
    <style:style style:name="ListLabel_20_387" style:display-name="ListLabel 387" style:family="text">
      <style:text-properties style:text-underline-style="none"/>
    </style:style>
    <style:style style:name="ListLabel_20_388" style:display-name="ListLabel 388" style:family="text">
      <style:text-properties style:font-name="Times New Roman" fo:font-family="'Times New Roman'" style:font-family-generic="roman" style:font-pitch="variable" fo:font-size="14pt" style:text-underline-style="none"/>
    </style:style>
    <style:style style:name="ListLabel_20_389" style:display-name="ListLabel 389" style:family="text">
      <style:text-properties style:text-underline-style="none"/>
    </style:style>
    <style:style style:name="ListLabel_20_390" style:display-name="ListLabel 390" style:family="text">
      <style:text-properties style:text-underline-style="none"/>
    </style:style>
    <style:style style:name="ListLabel_20_391" style:display-name="ListLabel 391" style:family="text">
      <style:text-properties style:text-underline-style="none"/>
    </style:style>
    <style:style style:name="ListLabel_20_392" style:display-name="ListLabel 392" style:family="text">
      <style:text-properties style:text-underline-style="none"/>
    </style:style>
    <style:style style:name="ListLabel_20_393" style:display-name="ListLabel 393" style:family="text">
      <style:text-properties style:text-underline-style="none"/>
    </style:style>
    <style:style style:name="ListLabel_20_394" style:display-name="ListLabel 394" style:family="text">
      <style:text-properties style:text-underline-style="none"/>
    </style:style>
    <style:style style:name="ListLabel_20_395" style:display-name="ListLabel 395" style:family="text">
      <style:text-properties style:text-underline-style="none"/>
    </style:style>
    <style:style style:name="ListLabel_20_396" style:display-name="ListLabel 396" style:family="text">
      <style:text-properties style:text-underline-style="none"/>
    </style:style>
    <style:style style:name="ListLabel_20_397" style:display-name="ListLabel 397" style:family="text">
      <style:text-properties style:font-name="Times New Roman" fo:font-family="'Times New Roman'" style:font-family-generic="roman" style:font-pitch="variable" fo:font-size="14pt" style:text-underline-style="none"/>
    </style:style>
    <style:style style:name="ListLabel_20_398" style:display-name="ListLabel 398" style:family="text">
      <style:text-properties style:text-underline-style="none"/>
    </style:style>
    <style:style style:name="ListLabel_20_399" style:display-name="ListLabel 399" style:family="text">
      <style:text-properties style:text-underline-style="none"/>
    </style:style>
    <style:style style:name="ListLabel_20_400" style:display-name="ListLabel 400" style:family="text">
      <style:text-properties style:text-underline-style="none"/>
    </style:style>
    <style:style style:name="ListLabel_20_401" style:display-name="ListLabel 401" style:family="text">
      <style:text-properties style:text-underline-style="none"/>
    </style:style>
    <style:style style:name="ListLabel_20_402" style:display-name="ListLabel 402" style:family="text">
      <style:text-properties style:text-underline-style="none"/>
    </style:style>
    <style:style style:name="ListLabel_20_403" style:display-name="ListLabel 403" style:family="text">
      <style:text-properties style:text-underline-style="none"/>
    </style:style>
    <style:style style:name="ListLabel_20_404" style:display-name="ListLabel 404" style:family="text">
      <style:text-properties style:text-underline-style="none"/>
    </style:style>
    <style:style style:name="ListLabel_20_405" style:display-name="ListLabel 405" style:family="text">
      <style:text-properties style:text-underline-style="none"/>
    </style:style>
    <style:style style:name="ListLabel_20_406" style:display-name="ListLabel 406" style:family="text">
      <style:text-properties style:font-name="Times New Roman" fo:font-family="'Times New Roman'" style:font-family-generic="roman" style:font-pitch="variable" fo:font-size="14pt" style:text-underline-style="none"/>
    </style:style>
    <style:style style:name="ListLabel_20_407" style:display-name="ListLabel 407" style:family="text">
      <style:text-properties style:text-underline-style="none"/>
    </style:style>
    <style:style style:name="ListLabel_20_408" style:display-name="ListLabel 408" style:family="text">
      <style:text-properties style:text-underline-style="none"/>
    </style:style>
    <style:style style:name="ListLabel_20_409" style:display-name="ListLabel 409" style:family="text">
      <style:text-properties style:text-underline-style="none"/>
    </style:style>
    <style:style style:name="ListLabel_20_410" style:display-name="ListLabel 410" style:family="text">
      <style:text-properties style:text-underline-style="none"/>
    </style:style>
    <style:style style:name="ListLabel_20_411" style:display-name="ListLabel 411" style:family="text">
      <style:text-properties style:text-underline-style="none"/>
    </style:style>
    <style:style style:name="ListLabel_20_412" style:display-name="ListLabel 412" style:family="text">
      <style:text-properties style:text-underline-style="none"/>
    </style:style>
    <style:style style:name="ListLabel_20_413" style:display-name="ListLabel 413" style:family="text">
      <style:text-properties style:text-underline-style="none"/>
    </style:style>
    <style:style style:name="ListLabel_20_414" style:display-name="ListLabel 414" style:family="text">
      <style:text-properties style:text-underline-style="none"/>
    </style:style>
    <style:style style:name="ListLabel_20_415" style:display-name="ListLabel 415" style:family="text">
      <style:text-properties style:font-name="Times New Roman" fo:font-family="'Times New Roman'" style:font-family-generic="roman" style:font-pitch="variable" fo:font-size="14pt" style:text-underline-style="none"/>
    </style:style>
    <style:style style:name="ListLabel_20_416" style:display-name="ListLabel 416" style:family="text">
      <style:text-properties style:text-underline-style="none"/>
    </style:style>
    <style:style style:name="ListLabel_20_417" style:display-name="ListLabel 417" style:family="text">
      <style:text-properties style:text-underline-style="none"/>
    </style:style>
    <style:style style:name="ListLabel_20_418" style:display-name="ListLabel 418" style:family="text">
      <style:text-properties style:text-underline-style="none"/>
    </style:style>
    <style:style style:name="ListLabel_20_419" style:display-name="ListLabel 419" style:family="text">
      <style:text-properties style:text-underline-style="none"/>
    </style:style>
    <style:style style:name="ListLabel_20_420" style:display-name="ListLabel 420" style:family="text">
      <style:text-properties style:text-underline-style="none"/>
    </style:style>
    <style:style style:name="ListLabel_20_421" style:display-name="ListLabel 421" style:family="text">
      <style:text-properties style:text-underline-style="none"/>
    </style:style>
    <style:style style:name="ListLabel_20_422" style:display-name="ListLabel 422" style:family="text">
      <style:text-properties style:text-underline-style="none"/>
    </style:style>
    <style:style style:name="ListLabel_20_423" style:display-name="ListLabel 423" style:family="text">
      <style:text-properties style:text-underline-style="none"/>
    </style:style>
    <style:style style:name="ListLabel_20_424" style:display-name="ListLabel 424" style:family="text">
      <style:text-properties style:font-name="Times New Roman" fo:font-family="'Times New Roman'" style:font-family-generic="roman" style:font-pitch="variable" fo:font-size="14pt" style:text-underline-style="none"/>
    </style:style>
    <style:style style:name="ListLabel_20_425" style:display-name="ListLabel 425" style:family="text">
      <style:text-properties style:text-underline-style="none"/>
    </style:style>
    <style:style style:name="ListLabel_20_426" style:display-name="ListLabel 426" style:family="text">
      <style:text-properties style:text-underline-style="none"/>
    </style:style>
    <style:style style:name="ListLabel_20_427" style:display-name="ListLabel 427" style:family="text">
      <style:text-properties style:text-underline-style="none"/>
    </style:style>
    <style:style style:name="ListLabel_20_428" style:display-name="ListLabel 428" style:family="text">
      <style:text-properties style:text-underline-style="none"/>
    </style:style>
    <style:style style:name="ListLabel_20_429" style:display-name="ListLabel 429" style:family="text">
      <style:text-properties style:text-underline-style="none"/>
    </style:style>
    <style:style style:name="ListLabel_20_430" style:display-name="ListLabel 430" style:family="text">
      <style:text-properties style:text-underline-style="none"/>
    </style:style>
    <style:style style:name="ListLabel_20_431" style:display-name="ListLabel 431" style:family="text">
      <style:text-properties style:text-underline-style="none"/>
    </style:style>
    <style:style style:name="ListLabel_20_432" style:display-name="ListLabel 432" style:family="text">
      <style:text-properties style:text-underline-style="none"/>
    </style:style>
    <style:style style:name="ListLabel_20_433" style:display-name="ListLabel 433" style:family="text">
      <style:text-properties style:font-name="Times New Roman" fo:font-family="'Times New Roman'" style:font-family-generic="roman" style:font-pitch="variable" fo:font-size="14pt" style:text-underline-style="none"/>
    </style:style>
    <style:style style:name="ListLabel_20_434" style:display-name="ListLabel 434" style:family="text">
      <style:text-properties style:text-underline-style="none"/>
    </style:style>
    <style:style style:name="ListLabel_20_435" style:display-name="ListLabel 435" style:family="text">
      <style:text-properties style:text-underline-style="none"/>
    </style:style>
    <style:style style:name="ListLabel_20_436" style:display-name="ListLabel 436" style:family="text">
      <style:text-properties style:text-underline-style="none"/>
    </style:style>
    <style:style style:name="ListLabel_20_437" style:display-name="ListLabel 437" style:family="text">
      <style:text-properties style:text-underline-style="none"/>
    </style:style>
    <style:style style:name="ListLabel_20_438" style:display-name="ListLabel 438" style:family="text">
      <style:text-properties style:text-underline-style="none"/>
    </style:style>
    <style:style style:name="ListLabel_20_439" style:display-name="ListLabel 439" style:family="text">
      <style:text-properties style:text-underline-style="none"/>
    </style:style>
    <style:style style:name="ListLabel_20_440" style:display-name="ListLabel 440" style:family="text">
      <style:text-properties style:text-underline-style="none"/>
    </style:style>
    <style:style style:name="ListLabel_20_441" style:display-name="ListLabel 441" style:family="text">
      <style:text-properties style:text-underline-style="none"/>
    </style:style>
    <style:style style:name="ListLabel_20_442" style:display-name="ListLabel 442" style:family="text">
      <style:text-properties style:font-name="Times New Roman" fo:font-family="'Times New Roman'" style:font-family-generic="roman" style:font-pitch="variable" fo:font-size="14pt" style:text-underline-style="none"/>
    </style:style>
    <style:style style:name="ListLabel_20_443" style:display-name="ListLabel 443" style:family="text">
      <style:text-properties style:text-underline-style="none"/>
    </style:style>
    <style:style style:name="ListLabel_20_444" style:display-name="ListLabel 444" style:family="text">
      <style:text-properties style:text-underline-style="none"/>
    </style:style>
    <style:style style:name="ListLabel_20_445" style:display-name="ListLabel 445" style:family="text">
      <style:text-properties style:text-underline-style="none"/>
    </style:style>
    <style:style style:name="ListLabel_20_446" style:display-name="ListLabel 446" style:family="text">
      <style:text-properties style:text-underline-style="none"/>
    </style:style>
    <style:style style:name="ListLabel_20_447" style:display-name="ListLabel 447" style:family="text">
      <style:text-properties style:text-underline-style="none"/>
    </style:style>
    <style:style style:name="ListLabel_20_448" style:display-name="ListLabel 448" style:family="text">
      <style:text-properties style:text-underline-style="none"/>
    </style:style>
    <style:style style:name="ListLabel_20_449" style:display-name="ListLabel 449" style:family="text">
      <style:text-properties style:text-underline-style="none"/>
    </style:style>
    <style:style style:name="ListLabel_20_450" style:display-name="ListLabel 450" style:family="text">
      <style:text-properties style:text-underline-style="none"/>
    </style:style>
    <style:style style:name="ListLabel_20_451" style:display-name="ListLabel 451" style:family="text">
      <style:text-properties style:font-name="Times New Roman" fo:font-family="'Times New Roman'" style:font-family-generic="roman" style:font-pitch="variable" fo:font-size="14pt" style:text-underline-style="none" fo:font-weight="normal"/>
    </style:style>
    <style:style style:name="ListLabel_20_452" style:display-name="ListLabel 452" style:family="text">
      <style:text-properties style:text-underline-style="none"/>
    </style:style>
    <style:style style:name="ListLabel_20_453" style:display-name="ListLabel 453" style:family="text">
      <style:text-properties style:text-underline-style="none"/>
    </style:style>
    <style:style style:name="ListLabel_20_454" style:display-name="ListLabel 454" style:family="text">
      <style:text-properties style:text-underline-style="none"/>
    </style:style>
    <style:style style:name="ListLabel_20_455" style:display-name="ListLabel 455" style:family="text">
      <style:text-properties style:text-underline-style="none"/>
    </style:style>
    <style:style style:name="ListLabel_20_456" style:display-name="ListLabel 456" style:family="text">
      <style:text-properties style:text-underline-style="none"/>
    </style:style>
    <style:style style:name="ListLabel_20_457" style:display-name="ListLabel 457" style:family="text">
      <style:text-properties style:text-underline-style="none"/>
    </style:style>
    <style:style style:name="ListLabel_20_458" style:display-name="ListLabel 458" style:family="text">
      <style:text-properties style:text-underline-style="none"/>
    </style:style>
    <style:style style:name="ListLabel_20_459" style:display-name="ListLabel 459" style:family="text">
      <style:text-properties style:text-underline-style="none"/>
    </style:style>
    <style:style style:name="ListLabel_20_460" style:display-name="ListLabel 460" style:family="text">
      <style:text-properties style:font-name="Times New Roman" fo:font-family="'Times New Roman'" style:font-family-generic="roman" style:font-pitch="variable" fo:font-size="14pt" style:text-underline-style="none"/>
    </style:style>
    <style:style style:name="ListLabel_20_461" style:display-name="ListLabel 461" style:family="text">
      <style:text-properties style:text-underline-style="none"/>
    </style:style>
    <style:style style:name="ListLabel_20_462" style:display-name="ListLabel 462" style:family="text">
      <style:text-properties style:text-underline-style="none"/>
    </style:style>
    <style:style style:name="ListLabel_20_463" style:display-name="ListLabel 463" style:family="text">
      <style:text-properties style:text-underline-style="none"/>
    </style:style>
    <style:style style:name="ListLabel_20_464" style:display-name="ListLabel 464" style:family="text">
      <style:text-properties style:text-underline-style="none"/>
    </style:style>
    <style:style style:name="ListLabel_20_465" style:display-name="ListLabel 465" style:family="text">
      <style:text-properties style:text-underline-style="none"/>
    </style:style>
    <style:style style:name="ListLabel_20_466" style:display-name="ListLabel 466" style:family="text">
      <style:text-properties style:text-underline-style="none"/>
    </style:style>
    <style:style style:name="ListLabel_20_467" style:display-name="ListLabel 467" style:family="text">
      <style:text-properties style:text-underline-style="none"/>
    </style:style>
    <style:style style:name="ListLabel_20_468" style:display-name="ListLabel 468" style:family="text">
      <style:text-properties style:text-underline-style="none"/>
    </style:style>
    <style:style style:name="ListLabel_20_469" style:display-name="ListLabel 469" style:family="text">
      <style:text-properties style:font-name="Times New Roman" fo:font-family="'Times New Roman'" style:font-family-generic="roman" style:font-pitch="variable" fo:font-size="14pt" style:text-underline-style="none"/>
    </style:style>
    <style:style style:name="ListLabel_20_470" style:display-name="ListLabel 470" style:family="text">
      <style:text-properties style:text-underline-style="none"/>
    </style:style>
    <style:style style:name="ListLabel_20_471" style:display-name="ListLabel 471" style:family="text">
      <style:text-properties style:text-underline-style="none"/>
    </style:style>
    <style:style style:name="ListLabel_20_472" style:display-name="ListLabel 472" style:family="text">
      <style:text-properties style:text-underline-style="none"/>
    </style:style>
    <style:style style:name="ListLabel_20_473" style:display-name="ListLabel 473" style:family="text">
      <style:text-properties style:text-underline-style="none"/>
    </style:style>
    <style:style style:name="ListLabel_20_474" style:display-name="ListLabel 474" style:family="text">
      <style:text-properties style:text-underline-style="none"/>
    </style:style>
    <style:style style:name="ListLabel_20_475" style:display-name="ListLabel 475" style:family="text">
      <style:text-properties style:text-underline-style="none"/>
    </style:style>
    <style:style style:name="ListLabel_20_476" style:display-name="ListLabel 476" style:family="text">
      <style:text-properties style:text-underline-style="none"/>
    </style:style>
    <style:style style:name="ListLabel_20_477" style:display-name="ListLabel 477" style:family="text">
      <style:text-properties style:text-underline-style="none"/>
    </style:style>
    <style:style style:name="ListLabel_20_478" style:display-name="ListLabel 478" style:family="text">
      <style:text-properties style:font-name="Times New Roman" fo:font-family="'Times New Roman'" style:font-family-generic="roman" style:font-pitch="variable" fo:font-size="14pt" style:text-underline-style="none"/>
    </style:style>
    <style:style style:name="ListLabel_20_479" style:display-name="ListLabel 479" style:family="text">
      <style:text-properties style:text-underline-style="none"/>
    </style:style>
    <style:style style:name="ListLabel_20_480" style:display-name="ListLabel 480" style:family="text">
      <style:text-properties style:text-underline-style="none"/>
    </style:style>
    <style:style style:name="ListLabel_20_481" style:display-name="ListLabel 481" style:family="text">
      <style:text-properties style:text-underline-style="none"/>
    </style:style>
    <style:style style:name="ListLabel_20_482" style:display-name="ListLabel 482" style:family="text">
      <style:text-properties style:text-underline-style="none"/>
    </style:style>
    <style:style style:name="ListLabel_20_483" style:display-name="ListLabel 483" style:family="text">
      <style:text-properties style:text-underline-style="none"/>
    </style:style>
    <style:style style:name="ListLabel_20_484" style:display-name="ListLabel 484" style:family="text">
      <style:text-properties style:text-underline-style="none"/>
    </style:style>
    <style:style style:name="ListLabel_20_485" style:display-name="ListLabel 485" style:family="text">
      <style:text-properties style:text-underline-style="none"/>
    </style:style>
    <style:style style:name="ListLabel_20_486" style:display-name="ListLabel 486" style:family="text">
      <style:text-properties style:text-underline-style="none"/>
    </style:style>
    <style:style style:name="ListLabel_20_487" style:display-name="ListLabel 487" style:family="text">
      <style:text-properties style:font-name="Times New Roman" fo:font-family="'Times New Roman'" style:font-family-generic="roman" style:font-pitch="variable" fo:font-size="14pt" style:text-underline-style="none"/>
    </style:style>
    <style:style style:name="ListLabel_20_488" style:display-name="ListLabel 488" style:family="text">
      <style:text-properties style:text-underline-style="none"/>
    </style:style>
    <style:style style:name="ListLabel_20_489" style:display-name="ListLabel 489" style:family="text">
      <style:text-properties style:text-underline-style="none"/>
    </style:style>
    <style:style style:name="ListLabel_20_490" style:display-name="ListLabel 490" style:family="text">
      <style:text-properties style:text-underline-style="none"/>
    </style:style>
    <style:style style:name="ListLabel_20_491" style:display-name="ListLabel 491" style:family="text">
      <style:text-properties style:text-underline-style="none"/>
    </style:style>
    <style:style style:name="ListLabel_20_492" style:display-name="ListLabel 492" style:family="text">
      <style:text-properties style:text-underline-style="none"/>
    </style:style>
    <style:style style:name="ListLabel_20_493" style:display-name="ListLabel 493" style:family="text">
      <style:text-properties style:text-underline-style="none"/>
    </style:style>
    <style:style style:name="ListLabel_20_494" style:display-name="ListLabel 494" style:family="text">
      <style:text-properties style:text-underline-style="none"/>
    </style:style>
    <style:style style:name="ListLabel_20_495" style:display-name="ListLabel 495" style:family="text">
      <style:text-properties style:text-underline-style="none"/>
    </style:style>
    <style:style style:name="ListLabel_20_496" style:display-name="ListLabel 496" style:family="text">
      <style:text-properties style:font-name="Times New Roman" fo:font-family="'Times New Roman'" style:font-family-generic="roman" style:font-pitch="variable" fo:font-size="14pt" style:text-underline-style="none"/>
    </style:style>
    <style:style style:name="ListLabel_20_497" style:display-name="ListLabel 497" style:family="text">
      <style:text-properties style:text-underline-style="none"/>
    </style:style>
    <style:style style:name="ListLabel_20_498" style:display-name="ListLabel 498" style:family="text">
      <style:text-properties style:text-underline-style="none"/>
    </style:style>
    <style:style style:name="ListLabel_20_499" style:display-name="ListLabel 499" style:family="text">
      <style:text-properties style:text-underline-style="none"/>
    </style:style>
    <style:style style:name="ListLabel_20_500" style:display-name="ListLabel 500" style:family="text">
      <style:text-properties style:text-underline-style="none"/>
    </style:style>
    <style:style style:name="ListLabel_20_501" style:display-name="ListLabel 501" style:family="text">
      <style:text-properties style:text-underline-style="none"/>
    </style:style>
    <style:style style:name="ListLabel_20_502" style:display-name="ListLabel 502" style:family="text">
      <style:text-properties style:text-underline-style="none"/>
    </style:style>
    <style:style style:name="ListLabel_20_503" style:display-name="ListLabel 503" style:family="text">
      <style:text-properties style:text-underline-style="none"/>
    </style:style>
    <style:style style:name="ListLabel_20_504" style:display-name="ListLabel 504" style:family="text">
      <style:text-properties style:text-underline-style="none"/>
    </style:style>
    <style:style style:name="ListLabel_20_505" style:display-name="ListLabel 505" style:family="text">
      <style:text-properties style:font-name="Times New Roman" fo:font-family="'Times New Roman'" style:font-family-generic="roman" style:font-pitch="variable" fo:font-size="14pt" style:text-underline-style="none"/>
    </style:style>
    <style:style style:name="ListLabel_20_506" style:display-name="ListLabel 506" style:family="text">
      <style:text-properties style:text-underline-style="none"/>
    </style:style>
    <style:style style:name="ListLabel_20_507" style:display-name="ListLabel 507" style:family="text">
      <style:text-properties style:text-underline-style="none"/>
    </style:style>
    <style:style style:name="ListLabel_20_508" style:display-name="ListLabel 508" style:family="text">
      <style:text-properties style:text-underline-style="none"/>
    </style:style>
    <style:style style:name="ListLabel_20_509" style:display-name="ListLabel 509" style:family="text">
      <style:text-properties style:text-underline-style="none"/>
    </style:style>
    <style:style style:name="ListLabel_20_510" style:display-name="ListLabel 510" style:family="text">
      <style:text-properties style:text-underline-style="none"/>
    </style:style>
    <style:style style:name="ListLabel_20_511" style:display-name="ListLabel 511" style:family="text">
      <style:text-properties style:text-underline-style="none"/>
    </style:style>
    <style:style style:name="ListLabel_20_512" style:display-name="ListLabel 512" style:family="text">
      <style:text-properties style:text-underline-style="none"/>
    </style:style>
    <style:style style:name="ListLabel_20_513" style:display-name="ListLabel 513" style:family="text">
      <style:text-properties style:text-underline-style="none"/>
    </style:style>
    <style:style style:name="ListLabel_20_514" style:display-name="ListLabel 514" style:family="text">
      <style:text-properties style:font-name="Times New Roman" fo:font-family="'Times New Roman'" style:font-family-generic="roman" style:font-pitch="variable" fo:font-size="14pt" style:text-underline-style="none"/>
    </style:style>
    <style:style style:name="ListLabel_20_515" style:display-name="ListLabel 515" style:family="text">
      <style:text-properties style:text-underline-style="none"/>
    </style:style>
    <style:style style:name="ListLabel_20_516" style:display-name="ListLabel 516" style:family="text">
      <style:text-properties style:text-underline-style="none"/>
    </style:style>
    <style:style style:name="ListLabel_20_517" style:display-name="ListLabel 517" style:family="text">
      <style:text-properties style:text-underline-style="none"/>
    </style:style>
    <style:style style:name="ListLabel_20_518" style:display-name="ListLabel 518" style:family="text">
      <style:text-properties style:text-underline-style="none"/>
    </style:style>
    <style:style style:name="ListLabel_20_519" style:display-name="ListLabel 519" style:family="text">
      <style:text-properties style:text-underline-style="none"/>
    </style:style>
    <style:style style:name="ListLabel_20_520" style:display-name="ListLabel 520" style:family="text">
      <style:text-properties style:text-underline-style="none"/>
    </style:style>
    <style:style style:name="ListLabel_20_521" style:display-name="ListLabel 521" style:family="text">
      <style:text-properties style:text-underline-style="none"/>
    </style:style>
    <style:style style:name="ListLabel_20_522" style:display-name="ListLabel 522" style:family="text">
      <style:text-properties style:text-underline-style="none"/>
    </style:style>
    <style:style style:name="ListLabel_20_523" style:display-name="ListLabel 523" style:family="text">
      <style:text-properties style:font-name="Times New Roman" fo:font-family="'Times New Roman'" style:font-family-generic="roman" style:font-pitch="variable" fo:font-size="14pt" style:text-underline-style="none"/>
    </style:style>
    <style:style style:name="ListLabel_20_524" style:display-name="ListLabel 524" style:family="text">
      <style:text-properties style:text-underline-style="none"/>
    </style:style>
    <style:style style:name="ListLabel_20_525" style:display-name="ListLabel 525" style:family="text">
      <style:text-properties style:text-underline-style="none"/>
    </style:style>
    <style:style style:name="ListLabel_20_526" style:display-name="ListLabel 526" style:family="text">
      <style:text-properties style:text-underline-style="none"/>
    </style:style>
    <style:style style:name="ListLabel_20_527" style:display-name="ListLabel 527" style:family="text">
      <style:text-properties style:text-underline-style="none"/>
    </style:style>
    <style:style style:name="ListLabel_20_528" style:display-name="ListLabel 528" style:family="text">
      <style:text-properties style:text-underline-style="none"/>
    </style:style>
    <style:style style:name="ListLabel_20_529" style:display-name="ListLabel 529" style:family="text">
      <style:text-properties style:text-underline-style="none"/>
    </style:style>
    <style:style style:name="ListLabel_20_530" style:display-name="ListLabel 530" style:family="text">
      <style:text-properties style:text-underline-style="none"/>
    </style:style>
    <style:style style:name="ListLabel_20_531" style:display-name="ListLabel 531" style:family="text">
      <style:text-properties style:text-underline-style="none"/>
    </style:style>
    <style:style style:name="ListLabel_20_532" style:display-name="ListLabel 532" style:family="text">
      <style:text-properties style:font-name="Times New Roman" fo:font-family="'Times New Roman'" style:font-family-generic="roman" style:font-pitch="variable" fo:font-size="14pt" style:text-underline-style="none"/>
    </style:style>
    <style:style style:name="ListLabel_20_533" style:display-name="ListLabel 533" style:family="text">
      <style:text-properties style:text-underline-style="none"/>
    </style:style>
    <style:style style:name="ListLabel_20_534" style:display-name="ListLabel 534" style:family="text">
      <style:text-properties style:text-underline-style="none"/>
    </style:style>
    <style:style style:name="ListLabel_20_535" style:display-name="ListLabel 535" style:family="text">
      <style:text-properties style:text-underline-style="none"/>
    </style:style>
    <style:style style:name="ListLabel_20_536" style:display-name="ListLabel 536" style:family="text">
      <style:text-properties style:text-underline-style="none"/>
    </style:style>
    <style:style style:name="ListLabel_20_537" style:display-name="ListLabel 537" style:family="text">
      <style:text-properties style:text-underline-style="none"/>
    </style:style>
    <style:style style:name="ListLabel_20_538" style:display-name="ListLabel 538" style:family="text">
      <style:text-properties style:text-underline-style="none"/>
    </style:style>
    <style:style style:name="ListLabel_20_539" style:display-name="ListLabel 539" style:family="text">
      <style:text-properties style:text-underline-style="none"/>
    </style:style>
    <style:style style:name="ListLabel_20_540" style:display-name="ListLabel 540" style:family="text">
      <style:text-properties style:text-underline-style="none"/>
    </style:style>
    <style:style style:name="ListLabel_20_541" style:display-name="ListLabel 541" style:family="text">
      <style:text-properties style:font-name="Times New Roman" fo:font-family="'Times New Roman'" style:font-family-generic="roman" style:font-pitch="variable" fo:font-size="14pt" style:text-underline-style="none"/>
    </style:style>
    <style:style style:name="ListLabel_20_542" style:display-name="ListLabel 542" style:family="text">
      <style:text-properties style:text-underline-style="none"/>
    </style:style>
    <style:style style:name="ListLabel_20_543" style:display-name="ListLabel 543" style:family="text">
      <style:text-properties style:text-underline-style="none"/>
    </style:style>
    <style:style style:name="ListLabel_20_544" style:display-name="ListLabel 544" style:family="text">
      <style:text-properties style:text-underline-style="none"/>
    </style:style>
    <style:style style:name="ListLabel_20_545" style:display-name="ListLabel 545" style:family="text">
      <style:text-properties style:text-underline-style="none"/>
    </style:style>
    <style:style style:name="ListLabel_20_546" style:display-name="ListLabel 546" style:family="text">
      <style:text-properties style:text-underline-style="none"/>
    </style:style>
    <style:style style:name="ListLabel_20_547" style:display-name="ListLabel 547" style:family="text">
      <style:text-properties style:text-underline-style="none"/>
    </style:style>
    <style:style style:name="ListLabel_20_548" style:display-name="ListLabel 548" style:family="text">
      <style:text-properties style:text-underline-style="none"/>
    </style:style>
    <style:style style:name="ListLabel_20_549" style:display-name="ListLabel 549" style:family="text">
      <style:text-properties style:text-underline-style="none"/>
    </style:style>
    <style:style style:name="ListLabel_20_550" style:display-name="ListLabel 550" style:family="text">
      <style:text-properties style:font-name="Times New Roman" fo:font-family="'Times New Roman'" style:font-family-generic="roman" style:font-pitch="variable" fo:font-size="14pt" style:text-underline-style="none"/>
    </style:style>
    <style:style style:name="ListLabel_20_551" style:display-name="ListLabel 551" style:family="text">
      <style:text-properties style:text-underline-style="none"/>
    </style:style>
    <style:style style:name="ListLabel_20_552" style:display-name="ListLabel 552" style:family="text">
      <style:text-properties style:text-underline-style="none"/>
    </style:style>
    <style:style style:name="ListLabel_20_553" style:display-name="ListLabel 553" style:family="text">
      <style:text-properties style:text-underline-style="none"/>
    </style:style>
    <style:style style:name="ListLabel_20_554" style:display-name="ListLabel 554" style:family="text">
      <style:text-properties style:text-underline-style="none"/>
    </style:style>
    <style:style style:name="ListLabel_20_555" style:display-name="ListLabel 555" style:family="text">
      <style:text-properties style:text-underline-style="none"/>
    </style:style>
    <style:style style:name="ListLabel_20_556" style:display-name="ListLabel 556" style:family="text">
      <style:text-properties style:text-underline-style="none"/>
    </style:style>
    <style:style style:name="ListLabel_20_557" style:display-name="ListLabel 557" style:family="text">
      <style:text-properties style:text-underline-style="none"/>
    </style:style>
    <style:style style:name="ListLabel_20_558" style:display-name="ListLabel 558" style:family="text">
      <style:text-properties style:text-underline-style="none"/>
    </style:style>
    <style:style style:name="ListLabel_20_559" style:display-name="ListLabel 559" style:family="text">
      <style:text-properties style:font-name="Times New Roman" fo:font-family="'Times New Roman'" style:font-family-generic="roman" style:font-pitch="variable" fo:font-size="14pt" style:text-underline-style="none"/>
    </style:style>
    <style:style style:name="ListLabel_20_560" style:display-name="ListLabel 560" style:family="text">
      <style:text-properties style:text-underline-style="none"/>
    </style:style>
    <style:style style:name="ListLabel_20_561" style:display-name="ListLabel 561" style:family="text">
      <style:text-properties style:text-underline-style="none"/>
    </style:style>
    <style:style style:name="ListLabel_20_562" style:display-name="ListLabel 562" style:family="text">
      <style:text-properties style:text-underline-style="none"/>
    </style:style>
    <style:style style:name="ListLabel_20_563" style:display-name="ListLabel 563" style:family="text">
      <style:text-properties style:text-underline-style="none"/>
    </style:style>
    <style:style style:name="ListLabel_20_564" style:display-name="ListLabel 564" style:family="text">
      <style:text-properties style:text-underline-style="none"/>
    </style:style>
    <style:style style:name="ListLabel_20_565" style:display-name="ListLabel 565" style:family="text">
      <style:text-properties style:text-underline-style="none"/>
    </style:style>
    <style:style style:name="ListLabel_20_566" style:display-name="ListLabel 566" style:family="text">
      <style:text-properties style:text-underline-style="none"/>
    </style:style>
    <style:style style:name="ListLabel_20_567" style:display-name="ListLabel 567" style:family="text">
      <style:text-properties style:text-underline-style="none"/>
    </style:style>
    <style:style style:name="ListLabel_20_568" style:display-name="ListLabel 568" style:family="text">
      <style:text-properties style:font-name="Times New Roman" fo:font-family="'Times New Roman'" style:font-family-generic="roman" style:font-pitch="variable" fo:font-size="14pt" style:text-underline-style="none"/>
    </style:style>
    <style:style style:name="ListLabel_20_569" style:display-name="ListLabel 569" style:family="text">
      <style:text-properties style:text-underline-style="none"/>
    </style:style>
    <style:style style:name="ListLabel_20_570" style:display-name="ListLabel 570" style:family="text">
      <style:text-properties style:text-underline-style="none"/>
    </style:style>
    <style:style style:name="ListLabel_20_571" style:display-name="ListLabel 571" style:family="text">
      <style:text-properties style:text-underline-style="none"/>
    </style:style>
    <style:style style:name="ListLabel_20_572" style:display-name="ListLabel 572" style:family="text">
      <style:text-properties style:text-underline-style="none"/>
    </style:style>
    <style:style style:name="ListLabel_20_573" style:display-name="ListLabel 573" style:family="text">
      <style:text-properties style:text-underline-style="none"/>
    </style:style>
    <style:style style:name="ListLabel_20_574" style:display-name="ListLabel 574" style:family="text">
      <style:text-properties style:text-underline-style="none"/>
    </style:style>
    <style:style style:name="ListLabel_20_575" style:display-name="ListLabel 575" style:family="text">
      <style:text-properties style:text-underline-style="none"/>
    </style:style>
    <style:style style:name="ListLabel_20_576" style:display-name="ListLabel 576" style:family="text">
      <style:text-properties style:text-underline-style="none"/>
    </style:style>
    <style:style style:name="ListLabel_20_577" style:display-name="ListLabel 577" style:family="text">
      <style:text-properties style:font-name="Times New Roman" fo:font-family="'Times New Roman'" style:font-family-generic="roman" style:font-pitch="variable" fo:font-size="14pt" style:text-underline-style="none"/>
    </style:style>
    <style:style style:name="ListLabel_20_578" style:display-name="ListLabel 578" style:family="text">
      <style:text-properties style:text-underline-style="none"/>
    </style:style>
    <style:style style:name="ListLabel_20_579" style:display-name="ListLabel 579" style:family="text">
      <style:text-properties style:text-underline-style="none"/>
    </style:style>
    <style:style style:name="ListLabel_20_580" style:display-name="ListLabel 580" style:family="text">
      <style:text-properties style:text-underline-style="none"/>
    </style:style>
    <style:style style:name="ListLabel_20_581" style:display-name="ListLabel 581" style:family="text">
      <style:text-properties style:text-underline-style="none"/>
    </style:style>
    <style:style style:name="ListLabel_20_582" style:display-name="ListLabel 582" style:family="text">
      <style:text-properties style:text-underline-style="none"/>
    </style:style>
    <style:style style:name="ListLabel_20_583" style:display-name="ListLabel 583" style:family="text">
      <style:text-properties style:text-underline-style="none"/>
    </style:style>
    <style:style style:name="ListLabel_20_584" style:display-name="ListLabel 584" style:family="text">
      <style:text-properties style:text-underline-style="none"/>
    </style:style>
    <style:style style:name="ListLabel_20_585" style:display-name="ListLabel 585" style:family="text">
      <style:text-properties style:text-underline-style="none"/>
    </style:style>
    <style:style style:name="ListLabel_20_586" style:display-name="ListLabel 586" style:family="text">
      <style:text-properties style:font-name="Times New Roman" fo:font-family="'Times New Roman'" style:font-family-generic="roman" style:font-pitch="variable" fo:font-size="14pt" style:text-underline-style="none"/>
    </style:style>
    <style:style style:name="ListLabel_20_587" style:display-name="ListLabel 587" style:family="text">
      <style:text-properties style:text-underline-style="none"/>
    </style:style>
    <style:style style:name="ListLabel_20_588" style:display-name="ListLabel 588" style:family="text">
      <style:text-properties style:text-underline-style="none"/>
    </style:style>
    <style:style style:name="ListLabel_20_589" style:display-name="ListLabel 589" style:family="text">
      <style:text-properties style:text-underline-style="none"/>
    </style:style>
    <style:style style:name="ListLabel_20_590" style:display-name="ListLabel 590" style:family="text">
      <style:text-properties style:text-underline-style="none"/>
    </style:style>
    <style:style style:name="ListLabel_20_591" style:display-name="ListLabel 591" style:family="text">
      <style:text-properties style:text-underline-style="none"/>
    </style:style>
    <style:style style:name="ListLabel_20_592" style:display-name="ListLabel 592" style:family="text">
      <style:text-properties style:text-underline-style="none"/>
    </style:style>
    <style:style style:name="ListLabel_20_593" style:display-name="ListLabel 593" style:family="text">
      <style:text-properties style:text-underline-style="none"/>
    </style:style>
    <style:style style:name="ListLabel_20_594" style:display-name="ListLabel 594" style:family="text">
      <style:text-properties style:text-underline-style="none"/>
    </style:style>
    <style:style style:name="ListLabel_20_595" style:display-name="ListLabel 595" style:family="text">
      <style:text-properties style:font-name="Times New Roman" fo:font-family="'Times New Roman'" style:font-family-generic="roman" style:font-pitch="variable" fo:font-size="14pt" style:text-underline-style="none"/>
    </style:style>
    <style:style style:name="ListLabel_20_596" style:display-name="ListLabel 596" style:family="text">
      <style:text-properties style:text-underline-style="none"/>
    </style:style>
    <style:style style:name="ListLabel_20_597" style:display-name="ListLabel 597" style:family="text">
      <style:text-properties style:text-underline-style="none"/>
    </style:style>
    <style:style style:name="ListLabel_20_598" style:display-name="ListLabel 598" style:family="text">
      <style:text-properties style:text-underline-style="none"/>
    </style:style>
    <style:style style:name="ListLabel_20_599" style:display-name="ListLabel 599" style:family="text">
      <style:text-properties style:text-underline-style="none"/>
    </style:style>
    <style:style style:name="ListLabel_20_600" style:display-name="ListLabel 600" style:family="text">
      <style:text-properties style:text-underline-style="none"/>
    </style:style>
    <style:style style:name="ListLabel_20_601" style:display-name="ListLabel 601" style:family="text">
      <style:text-properties style:text-underline-style="none"/>
    </style:style>
    <style:style style:name="ListLabel_20_602" style:display-name="ListLabel 602" style:family="text">
      <style:text-properties style:text-underline-style="none"/>
    </style:style>
    <style:style style:name="ListLabel_20_603" style:display-name="ListLabel 603" style:family="text">
      <style:text-properties style:text-underline-style="none"/>
    </style:style>
    <style:style style:name="ListLabel_20_604" style:display-name="ListLabel 604" style:family="text">
      <style:text-properties style:font-name="Times New Roman" fo:font-family="'Times New Roman'" style:font-family-generic="roman" style:font-pitch="variable" fo:font-size="14pt" style:text-underline-style="none"/>
    </style:style>
    <style:style style:name="ListLabel_20_605" style:display-name="ListLabel 605" style:family="text">
      <style:text-properties style:text-underline-style="none"/>
    </style:style>
    <style:style style:name="ListLabel_20_606" style:display-name="ListLabel 606" style:family="text">
      <style:text-properties style:text-underline-style="none"/>
    </style:style>
    <style:style style:name="ListLabel_20_607" style:display-name="ListLabel 607" style:family="text">
      <style:text-properties style:text-underline-style="none"/>
    </style:style>
    <style:style style:name="ListLabel_20_608" style:display-name="ListLabel 608" style:family="text">
      <style:text-properties style:text-underline-style="none"/>
    </style:style>
    <style:style style:name="ListLabel_20_609" style:display-name="ListLabel 609" style:family="text">
      <style:text-properties style:text-underline-style="none"/>
    </style:style>
    <style:style style:name="ListLabel_20_610" style:display-name="ListLabel 610" style:family="text">
      <style:text-properties style:text-underline-style="none"/>
    </style:style>
    <style:style style:name="ListLabel_20_611" style:display-name="ListLabel 611" style:family="text">
      <style:text-properties style:text-underline-style="none"/>
    </style:style>
    <style:style style:name="ListLabel_20_612" style:display-name="ListLabel 612" style:family="text">
      <style:text-properties style:text-underline-style="none"/>
    </style:style>
    <style:style style:name="ListLabel_20_613" style:display-name="ListLabel 613" style:family="text">
      <style:text-properties style:font-name="Times New Roman" fo:font-family="'Times New Roman'" style:font-family-generic="roman" style:font-pitch="variable" fo:font-size="14pt" style:text-underline-style="none"/>
    </style:style>
    <style:style style:name="ListLabel_20_614" style:display-name="ListLabel 614" style:family="text">
      <style:text-properties style:text-underline-style="none"/>
    </style:style>
    <style:style style:name="ListLabel_20_615" style:display-name="ListLabel 615" style:family="text">
      <style:text-properties style:text-underline-style="none"/>
    </style:style>
    <style:style style:name="ListLabel_20_616" style:display-name="ListLabel 616" style:family="text">
      <style:text-properties style:text-underline-style="none"/>
    </style:style>
    <style:style style:name="ListLabel_20_617" style:display-name="ListLabel 617" style:family="text">
      <style:text-properties style:text-underline-style="none"/>
    </style:style>
    <style:style style:name="ListLabel_20_618" style:display-name="ListLabel 618" style:family="text">
      <style:text-properties style:text-underline-style="none"/>
    </style:style>
    <style:style style:name="ListLabel_20_619" style:display-name="ListLabel 619" style:family="text">
      <style:text-properties style:text-underline-style="none"/>
    </style:style>
    <style:style style:name="ListLabel_20_620" style:display-name="ListLabel 620" style:family="text">
      <style:text-properties style:text-underline-style="none"/>
    </style:style>
    <style:style style:name="ListLabel_20_621" style:display-name="ListLabel 621" style:family="text">
      <style:text-properties style:text-underline-style="none"/>
    </style:style>
    <style:style style:name="ListLabel_20_622" style:display-name="ListLabel 622" style:family="text">
      <style:text-properties style:font-name="Times New Roman" fo:font-family="'Times New Roman'" style:font-family-generic="roman" style:font-pitch="variable" fo:font-size="14pt" style:text-underline-style="none"/>
    </style:style>
    <style:style style:name="ListLabel_20_623" style:display-name="ListLabel 623" style:family="text">
      <style:text-properties style:text-underline-style="none"/>
    </style:style>
    <style:style style:name="ListLabel_20_624" style:display-name="ListLabel 624" style:family="text">
      <style:text-properties style:text-underline-style="none"/>
    </style:style>
    <style:style style:name="ListLabel_20_625" style:display-name="ListLabel 625" style:family="text">
      <style:text-properties style:text-underline-style="none"/>
    </style:style>
    <style:style style:name="ListLabel_20_626" style:display-name="ListLabel 626" style:family="text">
      <style:text-properties style:text-underline-style="none"/>
    </style:style>
    <style:style style:name="ListLabel_20_627" style:display-name="ListLabel 627" style:family="text">
      <style:text-properties style:text-underline-style="none"/>
    </style:style>
    <style:style style:name="ListLabel_20_628" style:display-name="ListLabel 628" style:family="text">
      <style:text-properties style:text-underline-style="none"/>
    </style:style>
    <style:style style:name="ListLabel_20_629" style:display-name="ListLabel 629" style:family="text">
      <style:text-properties style:text-underline-style="none"/>
    </style:style>
    <style:style style:name="ListLabel_20_630" style:display-name="ListLabel 630" style:family="text">
      <style:text-properties style:text-underline-style="none"/>
    </style:style>
    <style:style style:name="ListLabel_20_631" style:display-name="ListLabel 631" style:family="text">
      <style:text-properties style:font-name="Times New Roman" fo:font-family="'Times New Roman'" style:font-family-generic="roman" style:font-pitch="variable" fo:font-size="14pt" style:text-underline-style="none"/>
    </style:style>
    <style:style style:name="ListLabel_20_632" style:display-name="ListLabel 632" style:family="text">
      <style:text-properties style:text-underline-style="none"/>
    </style:style>
    <style:style style:name="ListLabel_20_633" style:display-name="ListLabel 633" style:family="text">
      <style:text-properties style:text-underline-style="none"/>
    </style:style>
    <style:style style:name="ListLabel_20_634" style:display-name="ListLabel 634" style:family="text">
      <style:text-properties style:text-underline-style="none"/>
    </style:style>
    <style:style style:name="ListLabel_20_635" style:display-name="ListLabel 635" style:family="text">
      <style:text-properties style:text-underline-style="none"/>
    </style:style>
    <style:style style:name="ListLabel_20_636" style:display-name="ListLabel 636" style:family="text">
      <style:text-properties style:text-underline-style="none"/>
    </style:style>
    <style:style style:name="ListLabel_20_637" style:display-name="ListLabel 637" style:family="text">
      <style:text-properties style:text-underline-style="none"/>
    </style:style>
    <style:style style:name="ListLabel_20_638" style:display-name="ListLabel 638" style:family="text">
      <style:text-properties style:text-underline-style="none"/>
    </style:style>
    <style:style style:name="ListLabel_20_639" style:display-name="ListLabel 639" style:family="text">
      <style:text-properties style:text-underline-style="none"/>
    </style:style>
    <style:style style:name="ListLabel_20_640" style:display-name="ListLabel 640" style:family="text">
      <style:text-properties style:font-name="Times New Roman" fo:font-family="'Times New Roman'" style:font-family-generic="roman" style:font-pitch="variable" fo:font-size="14pt" style:text-underline-style="none"/>
    </style:style>
    <style:style style:name="ListLabel_20_641" style:display-name="ListLabel 641" style:family="text">
      <style:text-properties style:text-underline-style="none"/>
    </style:style>
    <style:style style:name="ListLabel_20_642" style:display-name="ListLabel 642" style:family="text">
      <style:text-properties style:text-underline-style="none"/>
    </style:style>
    <style:style style:name="ListLabel_20_643" style:display-name="ListLabel 643" style:family="text">
      <style:text-properties style:text-underline-style="none"/>
    </style:style>
    <style:style style:name="ListLabel_20_644" style:display-name="ListLabel 644" style:family="text">
      <style:text-properties style:text-underline-style="none"/>
    </style:style>
    <style:style style:name="ListLabel_20_645" style:display-name="ListLabel 645" style:family="text">
      <style:text-properties style:text-underline-style="none"/>
    </style:style>
    <style:style style:name="ListLabel_20_646" style:display-name="ListLabel 646" style:family="text">
      <style:text-properties style:text-underline-style="none"/>
    </style:style>
    <style:style style:name="ListLabel_20_647" style:display-name="ListLabel 647" style:family="text">
      <style:text-properties style:text-underline-style="none"/>
    </style:style>
    <style:style style:name="ListLabel_20_648" style:display-name="ListLabel 64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9" style:display-name="ListLabel 649" style:family="text">
      <style:text-properties fo:color="#1155cc" style:font-name="Times New Roman" fo:font-family="'Times New Roman'" style:font-family-generic="roman" style:font-pitch="variable" fo:font-size="14pt" style:text-underline-style="solid" style:text-underline-width="auto" style:text-underline-color="font-color"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9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9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9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9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9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9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9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9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45"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4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47"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4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9"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51"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5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53"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6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164"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16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166"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16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168"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16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170"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171"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7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7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7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7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7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7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7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text:style-name="ListLabel_20_18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18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183"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18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18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186"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18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18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189"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9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9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9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9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9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9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9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9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9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9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0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0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0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0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0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0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0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0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0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1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1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1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1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1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1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1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2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2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24"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25"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2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27"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2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29"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3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31"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3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33"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34"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3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3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37"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3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3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40"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4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4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43"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24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4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4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4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4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4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5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5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25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5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5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5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5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5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5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6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6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26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263"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26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265"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26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267"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26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269"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270"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style-name="ListLabel_20_27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7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7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7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7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7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7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7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7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28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8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28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28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28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28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28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28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28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289"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290"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291"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292"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293"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294"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295"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296"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297"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29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9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0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0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0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0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0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0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0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30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308"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0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310"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31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312"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31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314"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315"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3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2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2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3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3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3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3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3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33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332"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333"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33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3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3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3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3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3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4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4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4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34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344"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45"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346"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347"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348"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349"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350"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351"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35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5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5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5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5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5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5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5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6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3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3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3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3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3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36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368"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369"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37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7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7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7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7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7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7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7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7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37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8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38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38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38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38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38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38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3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3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3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3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3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3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39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395"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396"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39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9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0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0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0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0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0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40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407"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40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09"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41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411"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41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413"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414"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41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1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1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1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2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424"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2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26"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2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28"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0"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31"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32"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bullet text:level="1" text:style-name="ListLabel_20_43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3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3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3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3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3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4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0">
      <text:list-level-style-number text:level="1" text:style-name="ListLabel_20_44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443"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444"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4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46"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47"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44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49"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450"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1">
      <text:list-level-style-number text:level="1" text:style-name="ListLabel_20_45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5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5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5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5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5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5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5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2">
      <text:list-level-style-bullet text:level="1" text:style-name="ListLabel_20_46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6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6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6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6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6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6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6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6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3">
      <text:list-level-style-bullet text:level="1" text:style-name="ListLabel_20_46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7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7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7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7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7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7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7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4">
      <text:list-level-style-bullet text:level="1" text:style-name="ListLabel_20_47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7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8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8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8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8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8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8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5">
      <text:list-level-style-bullet text:level="1" text:style-name="ListLabel_20_48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48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48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9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9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9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9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9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9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6">
      <text:list-level-style-bullet text:level="1" text:style-name="ListLabel_20_49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497"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49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499"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0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501"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502"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503"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504"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7">
      <text:list-level-style-number text:level="1" text:style-name="ListLabel_20_50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50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507"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50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0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510"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51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51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513"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8">
      <text:list-level-style-bullet text:level="1" text:style-name="ListLabel_20_51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515"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51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517"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1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519"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52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521"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522"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9">
      <text:list-level-style-bullet text:level="1" text:style-name="ListLabel_20_52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2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2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2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2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2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2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3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0">
      <text:list-level-style-bullet text:level="1" text:style-name="ListLabel_20_532"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3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34"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3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36"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3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38"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3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40"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1">
      <text:list-level-style-bullet text:level="1" text:style-name="ListLabel_20_5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5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5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5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5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54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548"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549"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2">
      <text:list-level-style-bullet text:level="1" text:style-name="ListLabel_20_55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551"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55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553"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55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555"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55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557"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558"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3">
      <text:list-level-style-bullet text:level="1" text:style-name="ListLabel_20_559"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6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61"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6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63"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6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65"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66"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67"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4">
      <text:list-level-style-bullet text:level="1" text:style-name="ListLabel_20_568"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6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70"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7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72"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7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74"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75"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76"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5">
      <text:list-level-style-number text:level="1" text:style-name="ListLabel_20_577"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578"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579"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58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81"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582"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583"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584"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585"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6">
      <text:list-level-style-bullet text:level="1" text:style-name="ListLabel_20_586"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58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588"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58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90"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59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592"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59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594"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7">
      <text:list-level-style-number text:level="1" text:style-name="ListLabel_20_595"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596"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597"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598"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599"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00"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601"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602"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603"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8">
      <text:list-level-style-number text:level="1" text:style-name="ListLabel_20_60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60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606"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607"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608"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609"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610"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611"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612"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9">
      <text:list-level-style-bullet text:level="1" text:style-name="ListLabel_20_61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614"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61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616"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61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618"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619"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620"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621"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0">
      <text:list-level-style-bullet text:level="1" text:style-name="ListLabel_20_62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2" text:style-name="ListLabel_20_623" style:num-suffix="○" text:bullet-char="○">
        <style:list-level-properties text:list-level-position-and-space-mode="label-alignment">
          <style:list-level-label-alignment text:label-followed-by="listtab" fo:text-indent="-0.25in" fo:margin-left="2in"/>
        </style:list-level-properties>
      </text:list-level-style-bullet>
      <text:list-level-style-bullet text:level="3" text:style-name="ListLabel_20_62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4" text:style-name="ListLabel_20_625" style:num-suffix="●" text:bullet-char="●">
        <style:list-level-properties text:list-level-position-and-space-mode="label-alignment">
          <style:list-level-label-alignment text:label-followed-by="listtab" fo:text-indent="-0.25in" fo:margin-left="3in"/>
        </style:list-level-properties>
      </text:list-level-style-bullet>
      <text:list-level-style-bullet text:level="5" text:style-name="ListLabel_20_62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6" text:style-name="ListLabel_20_627" style:num-suffix="■" text:bullet-char="■">
        <style:list-level-properties text:list-level-position-and-space-mode="label-alignment">
          <style:list-level-label-alignment text:label-followed-by="listtab" fo:text-indent="-0.25in" fo:margin-left="4in"/>
        </style:list-level-properties>
      </text:list-level-style-bullet>
      <text:list-level-style-bullet text:level="7" text:style-name="ListLabel_20_62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8" text:style-name="ListLabel_20_629" style:num-suffix="○" text:bullet-char="○">
        <style:list-level-properties text:list-level-position-and-space-mode="label-alignment">
          <style:list-level-label-alignment text:label-followed-by="listtab" fo:text-indent="-0.25in" fo:margin-left="5in"/>
        </style:list-level-properties>
      </text:list-level-style-bullet>
      <text:list-level-style-bullet text:level="9" text:style-name="ListLabel_20_630" style:num-suffix="■" text:bullet-char="■">
        <style:list-level-properties text:list-level-position-and-space-mode="label-alignment">
          <style:list-level-label-alignment text:label-followed-by="listtab" fo:text-indent="-0.25in" fo:margin-left="5.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1">
      <text:list-level-style-bullet text:level="1" text:style-name="ListLabel_20_63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3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3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3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3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3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3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3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3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2">
      <text:list-level-style-bullet text:level="1" text:style-name="ListLabel_20_64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64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64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64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64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4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64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64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64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line-height="150%" fo:text-align="center" style:justify-single-word="false"/>
    </style:style>
    <style:style style:name="MP2" style:family="paragraph">
      <loext:graphic-properties draw:fill="none"/>
      <style:paragraph-properties fo:text-align="center"/>
    </style:style>
    <style:style style:name="MP3" style:family="paragraph" style:parent-style-name="Standard">
      <style:paragraph-properties fo:text-align="end" style:justify-single-word="false"/>
    </style:style>
    <style:style style:name="M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content"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7866in" fo:margin-bottom="0.5in" fo:margin-left="1.1807in" fo:margin-right="0.3929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2866in" fo:margin-left="0in" fo:margin-right="0in" fo:margin-top="0.2472in" style:dynamic-spacing="true"/>
      </style:footer-style>
    </style:page-layout>
    <style:page-layout style:name="Mpm2">
      <style:page-layout-properties fo:page-width="8.2681in" fo:page-height="11.6929in" style:num-format="1" style:print-orientation="portrait" fo:margin-top="0.5in" fo:margin-bottom="0.5in" fo:margin-left="1.1807in" fo:margin-right="0.3929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866in" fo:margin-left="0in" fo:margin-right="0in" fo:margin-bottom="0.2472in" style:dynamic-spacing="true"/>
      </style:header-style>
      <style:footer-style>
        <style:header-footer-properties fo:min-height="0.2866in" fo:margin-left="0in" fo:margin-right="0in" fo:margin-top="0.2472in" style:dynamic-spacing="true"/>
      </style:footer-style>
    </style:page-layout>
  </office:automatic-styles>
  <office:master-styles>
    <style:master-page style:name="Standard" style:page-layout-name="Mpm1">
      <style:header>
        <text:p text:style-name="Header"/>
      </style:header>
      <style:footer>
        <text:p text:style-name="MP1"><text:page-number text:select-page="current">45</text:page-number></text:p>
      </style:footer>
    </style:master-page>
    <style:master-page style:name="First_20_Page" style:display-name="First Page" style:page-layout-name="Mpm2" style:next-style-name="Standard">
      <style:header>
        <text:p text:style-name="Standard"><draw:frame text:anchor-type="char" draw:z-index="0" draw:style-name="Mgr1" draw:text-style-name="MP2" svg:width="0.3496in" svg:height="0.3496in" svg:x="6.5193in" svg:y="-0.672in"><draw:image xlink:href="Pictures/10000201000007950000079519D8F7307511945B.png" xlink:type="simple" xlink:show="embed" xlink:actuate="onLoad"><text:p/></draw:image></draw:frame></text:p>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47" meta:paragraph-count="962" meta:word-count="11130" meta:character-count="94428" meta:non-whitespace-character-count="84410"/>
    <meta:generator>LibreOfficeDev/6.0.5.2$Linux_X86_64 LibreOffice_project/</meta:generator>
  </office:meta>
</office:document-meta>
</file>